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1" table:number-rows-spanned="2">
            <text:p>x location</text:p>
          </table:table-cell>
          <table:table-cell table:style-name="ce1" office:value-type="string" calcext:value-type="string" table:number-columns-spanned="1" table:number-rows-spanned="2">
            <text:p>x/D</text:p>
          </table:table-cell>
          <table:table-cell table:style-name="ce1" office:value-type="string" calcext:value-type="string" table:number-columns-spanned="4" table:number-rows-spanned="1">
            <text:p>Source 1 – 0.25M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Source 2 – 0.75M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Source 3 – 1.5 M</text:p>
          </table:table-cell>
          <table:covered-table-cell table:number-columns-repeated="3" table:style-name="ce2"/>
          <table:table-cell table:style-name="ce1" office:value-type="string" calcext:value-type="string" table:number-columns-spanned="4" table:number-rows-spanned="1">
            <text:p>Source 4 – 3 M</text:p>
          </table:table-cell>
          <table:covered-table-cell table:number-columns-repeated="3" table:style-name="ce2"/>
          <table:table-cell table:style-name="ce2" table:number-columns-repeated="1006"/>
        </table:table-row>
        <table:table-row table:style-name="ro1">
          <table:covered-table-cell table:number-columns-repeated="2" table:style-name="ce2"/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office:value-type="string" calcext:value-type="string">
            <text:p>U0</text:p>
          </table:table-cell>
          <table:table-cell table:style-name="ce2" office:value-type="string" calcext:value-type="string">
            <text:p>U0adim</text:p>
          </table:table-cell>
          <table:table-cell table:style-name="ce2" office:value-type="string" calcext:value-type="string">
            <text:p>Umean0</text:p>
          </table:table-cell>
          <table:table-cell table:style-name="ce2" office:value-type="string" calcext:value-type="string">
            <text:p>Umean0adim</text:p>
          </table:table-cell>
          <table:table-cell table:style-name="ce2" table:number-columns-repeated="1006"/>
        </table:table-row>
        <table:table-row table:style-name="ro1">
          <table:table-cell table:style-name="Default" office:value-type="float" office:value="10.68" calcext:value-type="float">
            <text:p>10.68</text:p>
          </table:table-cell>
          <table:table-cell table:formula="of:=([.A3]-15)/4.5" office:value-type="float" office:value="-0.96" calcext:value-type="float">
            <text:p>-0.96</text:p>
          </table:table-cell>
          <table:table-cell office:value-type="float" office:value="19.7593333333333" calcext:value-type="float">
            <text:p>19.7593333333333</text:p>
          </table:table-cell>
          <table:table-cell office:value-type="float" office:value="1" calcext:value-type="float">
            <text:p>1</text:p>
          </table:table-cell>
          <table:table-cell office:value-type="float" office:value="19.762" calcext:value-type="float">
            <text:p>19.76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9.7593333333333" calcext:value-type="float">
            <text:p>19.759333333333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.7623333333333" calcext:value-type="float">
            <text:p>19.7623333333333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9.7643333333333" calcext:value-type="float">
            <text:p>19.7643333333333</text:p>
          </table:table-cell>
          <table:table-cell office:value-type="float" office:value="1" calcext:value-type="float">
            <text:p>1</text:p>
          </table:table-cell>
          <table:table-cell office:value-type="float" office:value="19.767" calcext:value-type="float">
            <text:p>19.767</text:p>
          </table:table-cell>
          <table:table-cell office:value-type="float" office:value="1" calcext:value-type="float">
            <text:p>1</text:p>
          </table:table-cell>
          <table:table-cell table:style-name="Default" table:formula="of:=AVERAGE([.C3];[.G3];[.K3])" office:value-type="float" office:value="19.761" calcext:value-type="float">
            <text:p>19.761</text:p>
          </table:table-cell>
          <table:table-cell table:style-name="Default" table:formula="of:=AVERAGE([.D3];[.H3];[.L3])" office:value-type="float" office:value="1" calcext:value-type="float">
            <text:p>1</text:p>
          </table:table-cell>
          <table:table-cell table:style-name="Default" table:formula="of:=AVERAGE([.E3];[.I3];[.M3])" office:value-type="float" office:value="19.7637777777778" calcext:value-type="float">
            <text:p>19.7637777777778</text:p>
          </table:table-cell>
          <table:table-cell table:style-name="Default" table:formula="of:=AVERAGE([.F3];[.J3];[.N3])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.78" calcext:value-type="float">
            <text:p>10.78</text:p>
          </table:table-cell>
          <table:table-cell table:formula="of:=([.A4]-15)/4.5" office:value-type="float" office:value="-0.937777777777778" calcext:value-type="float">
            <text:p>-0.937777777777778</text:p>
          </table:table-cell>
          <table:table-cell office:value-type="float" office:value="19.7563333333333" calcext:value-type="float">
            <text:p>19.7563333333333</text:p>
          </table:table-cell>
          <table:table-cell office:value-type="float" office:value="0.999477028966154" calcext:value-type="float">
            <text:p>0.999477028966154</text:p>
          </table:table-cell>
          <table:table-cell office:value-type="float" office:value="19.7586666666667" calcext:value-type="float">
            <text:p>19.7586666666667</text:p>
          </table:table-cell>
          <table:table-cell office:value-type="float" office:value="0.999477105793828" calcext:value-type="float">
            <text:p>0.999477105793828</text:p>
          </table:table-cell>
          <table:table-cell table:style-name="Default" office:value-type="float" office:value="19.7493333333333" calcext:value-type="float">
            <text:p>19.7493333333333</text:p>
          </table:table-cell>
          <table:table-cell table:style-name="Default" office:value-type="float" office:value="0.999493898915713" calcext:value-type="float">
            <text:p>0.999493898915713</text:p>
          </table:table-cell>
          <table:table-cell table:style-name="Default" office:value-type="float" office:value="19.752" calcext:value-type="float">
            <text:p>19.752</text:p>
          </table:table-cell>
          <table:table-cell table:style-name="Default" office:value-type="float" office:value="0.999477114329523" calcext:value-type="float">
            <text:p>0.999477114329523</text:p>
          </table:table-cell>
          <table:table-cell office:value-type="float" office:value="19.7543333333333" calcext:value-type="float">
            <text:p>19.7543333333333</text:p>
          </table:table-cell>
          <table:table-cell office:value-type="float" office:value="0.999494038045513" calcext:value-type="float">
            <text:p>0.999494038045513</text:p>
          </table:table-cell>
          <table:table-cell office:value-type="float" office:value="19.7566666666667" calcext:value-type="float">
            <text:p>19.7566666666667</text:p>
          </table:table-cell>
          <table:table-cell office:value-type="float" office:value="0.999477232948599" calcext:value-type="float">
            <text:p>0.999477232948599</text:p>
          </table:table-cell>
          <table:table-cell table:style-name="Default" table:formula="of:=AVERAGE([.C4];[.G4];[.K4])" office:value-type="float" office:value="19.7533333333333" calcext:value-type="float">
            <text:p>19.7533333333333</text:p>
          </table:table-cell>
          <table:table-cell table:style-name="Default" table:formula="of:=AVERAGE([.D4];[.H4];[.L4])" office:value-type="float" office:value="0.999488321975793" calcext:value-type="float">
            <text:p>0.999488321975793</text:p>
          </table:table-cell>
          <table:table-cell table:style-name="Default" table:formula="of:=AVERAGE([.E4];[.I4];[.M4])" office:value-type="float" office:value="19.7557777777778" calcext:value-type="float">
            <text:p>19.7557777777778</text:p>
          </table:table-cell>
          <table:table-cell table:style-name="Default" table:formula="of:=AVERAGE([.F4];[.J4];[.N4])" office:value-type="float" office:value="0.999477151023983" calcext:value-type="float">
            <text:p>0.99947715102398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.881" calcext:value-type="float">
            <text:p>10.881</text:p>
          </table:table-cell>
          <table:table-cell table:formula="of:=([.A5]-15)/4.5" office:value-type="float" office:value="-0.915333333333333" calcext:value-type="float">
            <text:p>-0.915333333333333</text:p>
          </table:table-cell>
          <table:table-cell office:value-type="float" office:value="19.7453333333333" calcext:value-type="float">
            <text:p>19.7453333333333</text:p>
          </table:table-cell>
          <table:table-cell office:value-type="float" office:value="0.998937199931514" calcext:value-type="float">
            <text:p>0.998937199931514</text:p>
          </table:table-cell>
          <table:table-cell office:value-type="float" office:value="19.7483333333333" calcext:value-type="float">
            <text:p>19.7483333333333</text:p>
          </table:table-cell>
          <table:table-cell office:value-type="float" office:value="0.998937343345495" calcext:value-type="float">
            <text:p>0.998937343345495</text:p>
          </table:table-cell>
          <table:table-cell table:style-name="Default" office:value-type="float" office:value="19.7383333333333" calcext:value-type="float">
            <text:p>19.7383333333333</text:p>
          </table:table-cell>
          <table:table-cell table:style-name="Default" office:value-type="float" office:value="0.998937199931514" calcext:value-type="float">
            <text:p>0.998937199931514</text:p>
          </table:table-cell>
          <table:table-cell table:style-name="Default" office:value-type="float" office:value="19.7413333333333" calcext:value-type="float">
            <text:p>19.7413333333333</text:p>
          </table:table-cell>
          <table:table-cell table:style-name="Default" office:value-type="float" office:value="0.998937361270456" calcext:value-type="float">
            <text:p>0.998937361270456</text:p>
          </table:table-cell>
          <table:table-cell office:value-type="float" office:value="19.7436666666667" calcext:value-type="float">
            <text:p>19.7436666666667</text:p>
          </table:table-cell>
          <table:table-cell office:value-type="float" office:value="0.998954339605928" calcext:value-type="float">
            <text:p>0.998954339605928</text:p>
          </table:table-cell>
          <table:table-cell office:value-type="float" office:value="19.7463333333333" calcext:value-type="float">
            <text:p>19.7463333333333</text:p>
          </table:table-cell>
          <table:table-cell office:value-type="float" office:value="0.998954471014213" calcext:value-type="float">
            <text:p>0.998954471014213</text:p>
          </table:table-cell>
          <table:table-cell table:style-name="Default" table:formula="of:=AVERAGE([.C5];[.G5];[.K5])" office:value-type="float" office:value="19.7424444444445" calcext:value-type="float">
            <text:p>19.7424444444445</text:p>
          </table:table-cell>
          <table:table-cell table:style-name="Default" table:formula="of:=AVERAGE([.D5];[.H5];[.L5])" office:value-type="float" office:value="0.998942913156319" calcext:value-type="float">
            <text:p>0.998942913156319</text:p>
          </table:table-cell>
          <table:table-cell table:style-name="Default" table:formula="of:=AVERAGE([.E5];[.I5];[.M5])" office:value-type="float" office:value="19.7453333333333" calcext:value-type="float">
            <text:p>19.7453333333333</text:p>
          </table:table-cell>
          <table:table-cell table:style-name="Default" table:formula="of:=AVERAGE([.F5];[.J5];[.N5])" office:value-type="float" office:value="0.998943058543388" calcext:value-type="float">
            <text:p>0.9989430585433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0.981" calcext:value-type="float">
            <text:p>10.981</text:p>
          </table:table-cell>
          <table:table-cell table:formula="of:=([.A6]-15)/4.5" office:value-type="float" office:value="-0.893111111111111" calcext:value-type="float">
            <text:p>-0.893111111111111</text:p>
          </table:table-cell>
          <table:table-cell office:value-type="float" office:value="19.735" calcext:value-type="float">
            <text:p>19.735</text:p>
          </table:table-cell>
          <table:table-cell office:value-type="float" office:value="0.998380494972932" calcext:value-type="float">
            <text:p>0.998380494972932</text:p>
          </table:table-cell>
          <table:table-cell office:value-type="float" office:value="19.7373333333333" calcext:value-type="float">
            <text:p>19.7373333333333</text:p>
          </table:table-cell>
          <table:table-cell office:value-type="float" office:value="0.99838071948114" calcext:value-type="float">
            <text:p>0.99838071948114</text:p>
          </table:table-cell>
          <table:table-cell table:style-name="Default" office:value-type="float" office:value="19.7276666666667" calcext:value-type="float">
            <text:p>19.7276666666667</text:p>
          </table:table-cell>
          <table:table-cell table:style-name="Default" office:value-type="float" office:value="0.998397364922491" calcext:value-type="float">
            <text:p>0.998397364922491</text:p>
          </table:table-cell>
          <table:table-cell table:style-name="Default" office:value-type="float" office:value="19.7303333333333" calcext:value-type="float">
            <text:p>19.7303333333333</text:p>
          </table:table-cell>
          <table:table-cell table:style-name="Default" office:value-type="float" office:value="0.998380746795367" calcext:value-type="float">
            <text:p>0.998380746795367</text:p>
          </table:table-cell>
          <table:table-cell office:value-type="float" office:value="19.7326666666667" calcext:value-type="float">
            <text:p>19.7326666666667</text:p>
          </table:table-cell>
          <table:table-cell office:value-type="float" office:value="0.998397770362955" calcext:value-type="float">
            <text:p>0.998397770362955</text:p>
          </table:table-cell>
          <table:table-cell office:value-type="float" office:value="19.7353333333333" calcext:value-type="float">
            <text:p>19.7353333333333</text:p>
          </table:table-cell>
          <table:table-cell office:value-type="float" office:value="0.998397987952764" calcext:value-type="float">
            <text:p>0.998397987952764</text:p>
          </table:table-cell>
          <table:table-cell table:style-name="Default" table:formula="of:=AVERAGE([.C6];[.G6];[.K6])" office:value-type="float" office:value="19.7317777777778" calcext:value-type="float">
            <text:p>19.7317777777778</text:p>
          </table:table-cell>
          <table:table-cell table:style-name="Default" table:formula="of:=AVERAGE([.D6];[.H6];[.L6])" office:value-type="float" office:value="0.998391876752793" calcext:value-type="float">
            <text:p>0.998391876752793</text:p>
          </table:table-cell>
          <table:table-cell table:style-name="Default" table:formula="of:=AVERAGE([.E6];[.I6];[.M6])" office:value-type="float" office:value="19.7343333333333" calcext:value-type="float">
            <text:p>19.7343333333333</text:p>
          </table:table-cell>
          <table:table-cell table:style-name="Default" table:formula="of:=AVERAGE([.F6];[.J6];[.N6])" office:value-type="float" office:value="0.99838648474309" calcext:value-type="float">
            <text:p>0.9983864847430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.081" calcext:value-type="float">
            <text:p>11.081</text:p>
          </table:table-cell>
          <table:table-cell table:formula="of:=([.A7]-15)/4.5" office:value-type="float" office:value="-0.870888888888889" calcext:value-type="float">
            <text:p>-0.870888888888889</text:p>
          </table:table-cell>
          <table:table-cell office:value-type="float" office:value="19.7236666666667" calcext:value-type="float">
            <text:p>19.7236666666667</text:p>
          </table:table-cell>
          <table:table-cell office:value-type="float" office:value="0.997806920914905" calcext:value-type="float">
            <text:p>0.997806920914905</text:p>
          </table:table-cell>
          <table:table-cell office:value-type="float" office:value="19.7263333333333" calcext:value-type="float">
            <text:p>19.7263333333333</text:p>
          </table:table-cell>
          <table:table-cell office:value-type="float" office:value="0.997807223105481" calcext:value-type="float">
            <text:p>0.997807223105481</text:p>
          </table:table-cell>
          <table:table-cell table:style-name="Default" office:value-type="float" office:value="19.7153333333333" calcext:value-type="float">
            <text:p>19.7153333333333</text:p>
          </table:table-cell>
          <table:table-cell table:style-name="Default" office:value-type="float" office:value="0.9977731818659" calcext:value-type="float">
            <text:p>0.9977731818659</text:p>
          </table:table-cell>
          <table:table-cell table:style-name="Default" office:value-type="float" office:value="19.7183333333333" calcext:value-type="float">
            <text:p>19.7183333333333</text:p>
          </table:table-cell>
          <table:table-cell table:style-name="Default" office:value-type="float" office:value="0.997773519909078" calcext:value-type="float">
            <text:p>0.997773519909078</text:p>
          </table:table-cell>
          <table:table-cell office:value-type="float" office:value="19.7206666666667" calcext:value-type="float">
            <text:p>19.7206666666667</text:p>
          </table:table-cell>
          <table:table-cell office:value-type="float" office:value="0.99779061601757" calcext:value-type="float">
            <text:p>0.99779061601757</text:p>
          </table:table-cell>
          <table:table-cell office:value-type="float" office:value="19.7236666666667" calcext:value-type="float">
            <text:p>19.7236666666667</text:p>
          </table:table-cell>
          <table:table-cell office:value-type="float" office:value="0.997807773527117" calcext:value-type="float">
            <text:p>0.997807773527117</text:p>
          </table:table-cell>
          <table:table-cell table:style-name="Default" table:formula="of:=AVERAGE([.C7];[.G7];[.K7])" office:value-type="float" office:value="19.7198888888889" calcext:value-type="float">
            <text:p>19.7198888888889</text:p>
          </table:table-cell>
          <table:table-cell table:style-name="Default" table:formula="of:=AVERAGE([.D7];[.H7];[.L7])" office:value-type="float" office:value="0.997790239599458" calcext:value-type="float">
            <text:p>0.997790239599458</text:p>
          </table:table-cell>
          <table:table-cell table:style-name="Default" table:formula="of:=AVERAGE([.E7];[.I7];[.M7])" office:value-type="float" office:value="19.7227777777778" calcext:value-type="float">
            <text:p>19.7227777777778</text:p>
          </table:table-cell>
          <table:table-cell table:style-name="Default" table:formula="of:=AVERAGE([.F7];[.J7];[.N7])" office:value-type="float" office:value="0.997796172180559" calcext:value-type="float">
            <text:p>0.99779617218055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.182" calcext:value-type="float">
            <text:p>11.182</text:p>
          </table:table-cell>
          <table:table-cell table:formula="of:=([.A8]-15)/4.5" office:value-type="float" office:value="-0.848444444444444" calcext:value-type="float">
            <text:p>-0.848444444444444</text:p>
          </table:table-cell>
          <table:table-cell office:value-type="float" office:value="19.7123333333333" calcext:value-type="float">
            <text:p>19.7123333333333</text:p>
          </table:table-cell>
          <table:table-cell office:value-type="float" office:value="0.997216476907319" calcext:value-type="float">
            <text:p>0.997216476907319</text:p>
          </table:table-cell>
          <table:table-cell office:value-type="float" office:value="19.7153333333333" calcext:value-type="float">
            <text:p>19.7153333333333</text:p>
          </table:table-cell>
          <table:table-cell office:value-type="float" office:value="0.997233719903683" calcext:value-type="float">
            <text:p>0.997233719903683</text:p>
          </table:table-cell>
          <table:table-cell table:style-name="Default" office:value-type="float" office:value="19.7036666666667" calcext:value-type="float">
            <text:p>19.7036666666667</text:p>
          </table:table-cell>
          <table:table-cell table:style-name="Default" office:value-type="float" office:value="0.997182737858314" calcext:value-type="float">
            <text:p>0.997182737858314</text:p>
          </table:table-cell>
          <table:table-cell table:style-name="Default" office:value-type="float" office:value="19.7066666666667" calcext:value-type="float">
            <text:p>19.7066666666667</text:p>
          </table:table-cell>
          <table:table-cell table:style-name="Default" office:value-type="float" office:value="0.997183165534093" calcext:value-type="float">
            <text:p>0.997183165534093</text:p>
          </table:table-cell>
          <table:table-cell office:value-type="float" office:value="19.7086666666667" calcext:value-type="float">
            <text:p>19.7086666666667</text:p>
          </table:table-cell>
          <table:table-cell office:value-type="float" office:value="0.997183450579149" calcext:value-type="float">
            <text:p>0.997183450579149</text:p>
          </table:table-cell>
          <table:table-cell office:value-type="float" office:value="19.712" calcext:value-type="float">
            <text:p>19.712</text:p>
          </table:table-cell>
          <table:table-cell office:value-type="float" office:value="0.99721755910147" calcext:value-type="float">
            <text:p>0.99721755910147</text:p>
          </table:table-cell>
          <table:table-cell table:style-name="Default" table:formula="of:=AVERAGE([.C8];[.G8];[.K8])" office:value-type="float" office:value="19.7082222222222" calcext:value-type="float">
            <text:p>19.7082222222222</text:p>
          </table:table-cell>
          <table:table-cell table:style-name="Default" table:formula="of:=AVERAGE([.D8];[.H8];[.L8])" office:value-type="float" office:value="0.997194221781594" calcext:value-type="float">
            <text:p>0.997194221781594</text:p>
          </table:table-cell>
          <table:table-cell table:style-name="Default" table:formula="of:=AVERAGE([.E8];[.I8];[.M8])" office:value-type="float" office:value="19.7113333333333" calcext:value-type="float">
            <text:p>19.7113333333333</text:p>
          </table:table-cell>
          <table:table-cell table:style-name="Default" table:formula="of:=AVERAGE([.F8];[.J8];[.N8])" office:value-type="float" office:value="0.997211481513082" calcext:value-type="float">
            <text:p>0.99721148151308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.282" calcext:value-type="float">
            <text:p>11.282</text:p>
          </table:table-cell>
          <table:table-cell table:formula="of:=([.A9]-15)/4.5" office:value-type="float" office:value="-0.826222222222222" calcext:value-type="float">
            <text:p>-0.826222222222222</text:p>
          </table:table-cell>
          <table:table-cell office:value-type="float" office:value="19.7003333333333" calcext:value-type="float">
            <text:p>19.7003333333333</text:p>
          </table:table-cell>
          <table:table-cell office:value-type="float" office:value="0.996592293850728" calcext:value-type="float">
            <text:p>0.996592293850728</text:p>
          </table:table-cell>
          <table:table-cell office:value-type="float" office:value="19.7033333333333" calcext:value-type="float">
            <text:p>19.7033333333333</text:p>
          </table:table-cell>
          <table:table-cell office:value-type="float" office:value="0.996609621358537" calcext:value-type="float">
            <text:p>0.996609621358537</text:p>
          </table:table-cell>
          <table:table-cell table:style-name="Default" office:value-type="float" office:value="19.6913333333333" calcext:value-type="float">
            <text:p>19.6913333333333</text:p>
          </table:table-cell>
          <table:table-cell table:style-name="Default" office:value-type="float" office:value="0.996558554801723" calcext:value-type="float">
            <text:p>0.996558554801723</text:p>
          </table:table-cell>
          <table:table-cell table:style-name="Default" office:value-type="float" office:value="19.6943333333333" calcext:value-type="float">
            <text:p>19.6943333333333</text:p>
          </table:table-cell>
          <table:table-cell table:style-name="Default" office:value-type="float" office:value="0.996559077231782" calcext:value-type="float">
            <text:p>0.996559077231782</text:p>
          </table:table-cell>
          <table:table-cell office:value-type="float" office:value="19.6963333333333" calcext:value-type="float">
            <text:p>19.6963333333333</text:p>
          </table:table-cell>
          <table:table-cell office:value-type="float" office:value="0.996559425430377" calcext:value-type="float">
            <text:p>0.996559425430377</text:p>
          </table:table-cell>
          <table:table-cell office:value-type="float" office:value="19.6996666666667" calcext:value-type="float">
            <text:p>19.6996666666667</text:p>
          </table:table-cell>
          <table:table-cell office:value-type="float" office:value="0.996593618428638" calcext:value-type="float">
            <text:p>0.996593618428638</text:p>
          </table:table-cell>
          <table:table-cell table:style-name="Default" table:formula="of:=AVERAGE([.C9];[.G9];[.K9])" office:value-type="float" office:value="19.696" calcext:value-type="float">
            <text:p>19.696</text:p>
          </table:table-cell>
          <table:table-cell table:style-name="Default" table:formula="of:=AVERAGE([.D9];[.H9];[.L9])" office:value-type="float" office:value="0.996570091360943" calcext:value-type="float">
            <text:p>0.996570091360943</text:p>
          </table:table-cell>
          <table:table-cell table:style-name="Default" table:formula="of:=AVERAGE([.E9];[.I9];[.M9])" office:value-type="float" office:value="19.6991111111111" calcext:value-type="float">
            <text:p>19.6991111111111</text:p>
          </table:table-cell>
          <table:table-cell table:style-name="Default" table:formula="of:=AVERAGE([.F9];[.J9];[.N9])" office:value-type="float" office:value="0.996587439006319" calcext:value-type="float">
            <text:p>0.99658743900631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.382" calcext:value-type="float">
            <text:p>11.382</text:p>
          </table:table-cell>
          <table:table-cell table:formula="of:=([.A10]-15)/4.5" office:value-type="float" office:value="-0.804" calcext:value-type="float">
            <text:p>-0.804</text:p>
          </table:table-cell>
          <table:table-cell office:value-type="float" office:value="19.6876666666667" calcext:value-type="float">
            <text:p>19.6876666666667</text:p>
          </table:table-cell>
          <table:table-cell office:value-type="float" office:value="0.995883756772187" calcext:value-type="float">
            <text:p>0.995883756772187</text:p>
          </table:table-cell>
          <table:table-cell office:value-type="float" office:value="19.6903333333333" calcext:value-type="float">
            <text:p>19.6903333333333</text:p>
          </table:table-cell>
          <table:table-cell office:value-type="float" office:value="0.995884318474417" calcext:value-type="float">
            <text:p>0.995884318474417</text:p>
          </table:table-cell>
          <table:table-cell table:style-name="Default" office:value-type="float" office:value="19.677" calcext:value-type="float">
            <text:p>19.677</text:p>
          </table:table-cell>
          <table:table-cell table:style-name="Default" office:value-type="float" office:value="0.995833147773623" calcext:value-type="float">
            <text:p>0.995833147773623</text:p>
          </table:table-cell>
          <table:table-cell table:style-name="Default" office:value-type="float" office:value="19.6803333333333" calcext:value-type="float">
            <text:p>19.6803333333333</text:p>
          </table:table-cell>
          <table:table-cell table:style-name="Default" office:value-type="float" office:value="0.995850647713658" calcext:value-type="float">
            <text:p>0.995850647713658</text:p>
          </table:table-cell>
          <table:table-cell office:value-type="float" office:value="19.6826666666667" calcext:value-type="float">
            <text:p>19.6826666666667</text:p>
          </table:table-cell>
          <table:table-cell office:value-type="float" office:value="0.995867938404445" calcext:value-type="float">
            <text:p>0.995867938404445</text:p>
          </table:table-cell>
          <table:table-cell office:value-type="float" office:value="19.6856666666667" calcext:value-type="float">
            <text:p>19.6856666666667</text:p>
          </table:table-cell>
          <table:table-cell office:value-type="float" office:value="0.995885357022385" calcext:value-type="float">
            <text:p>0.995885357022385</text:p>
          </table:table-cell>
          <table:table-cell table:style-name="Default" table:formula="of:=AVERAGE([.C10];[.G10];[.K10])" office:value-type="float" office:value="19.6824444444445" calcext:value-type="float">
            <text:p>19.6824444444445</text:p>
          </table:table-cell>
          <table:table-cell table:style-name="Default" table:formula="of:=AVERAGE([.D10];[.H10];[.L10])" office:value-type="float" office:value="0.995861614316751" calcext:value-type="float">
            <text:p>0.995861614316751</text:p>
          </table:table-cell>
          <table:table-cell table:style-name="Default" table:formula="of:=AVERAGE([.E10];[.I10];[.M10])" office:value-type="float" office:value="19.6854444444445" calcext:value-type="float">
            <text:p>19.6854444444445</text:p>
          </table:table-cell>
          <table:table-cell table:style-name="Default" table:formula="of:=AVERAGE([.F10];[.J10];[.N10])" office:value-type="float" office:value="0.995873441070154" calcext:value-type="float">
            <text:p>0.99587344107015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.483" calcext:value-type="float">
            <text:p>11.483</text:p>
          </table:table-cell>
          <table:table-cell table:formula="of:=([.A11]-15)/4.5" office:value-type="float" office:value="-0.781555555555555" calcext:value-type="float">
            <text:p>-0.781555555555555</text:p>
          </table:table-cell>
          <table:table-cell office:value-type="float" office:value="19.6733333333333" calcext:value-type="float">
            <text:p>19.6733333333333</text:p>
          </table:table-cell>
          <table:table-cell office:value-type="float" office:value="0.99514148576891" calcext:value-type="float">
            <text:p>0.99514148576891</text:p>
          </table:table-cell>
          <table:table-cell office:value-type="float" office:value="19.6763333333333" calcext:value-type="float">
            <text:p>19.6763333333333</text:p>
          </table:table-cell>
          <table:table-cell office:value-type="float" office:value="0.995159008764159" calcext:value-type="float">
            <text:p>0.995159008764159</text:p>
          </table:table-cell>
          <table:table-cell table:style-name="Default" office:value-type="float" office:value="19.6626666666667" calcext:value-type="float">
            <text:p>19.6626666666667</text:p>
          </table:table-cell>
          <table:table-cell table:style-name="Default" office:value-type="float" office:value="0.995107746719905" calcext:value-type="float">
            <text:p>0.995107746719905</text:p>
          </table:table-cell>
          <table:table-cell table:style-name="Default" office:value-type="float" office:value="19.6656666666667" calcext:value-type="float">
            <text:p>19.6656666666667</text:p>
          </table:table-cell>
          <table:table-cell table:style-name="Default" office:value-type="float" office:value="0.995108489390922" calcext:value-type="float">
            <text:p>0.995108489390922</text:p>
          </table:table-cell>
          <table:table-cell office:value-type="float" office:value="19.6683333333333" calcext:value-type="float">
            <text:p>19.6683333333333</text:p>
          </table:table-cell>
          <table:table-cell office:value-type="float" office:value="0.995142720864776" calcext:value-type="float">
            <text:p>0.995142720864776</text:p>
          </table:table-cell>
          <table:table-cell office:value-type="float" office:value="19.6713333333333" calcext:value-type="float">
            <text:p>19.6713333333333</text:p>
          </table:table-cell>
          <table:table-cell office:value-type="float" office:value="0.995160237611108" calcext:value-type="float">
            <text:p>0.995160237611108</text:p>
          </table:table-cell>
          <table:table-cell table:style-name="Default" table:formula="of:=AVERAGE([.C11];[.G11];[.K11])" office:value-type="float" office:value="19.6681111111111" calcext:value-type="float">
            <text:p>19.6681111111111</text:p>
          </table:table-cell>
          <table:table-cell table:style-name="Default" table:formula="of:=AVERAGE([.D11];[.H11];[.L11])" office:value-type="float" office:value="0.995130651117864" calcext:value-type="float">
            <text:p>0.995130651117864</text:p>
          </table:table-cell>
          <table:table-cell table:style-name="Default" table:formula="of:=AVERAGE([.E11];[.I11];[.M11])" office:value-type="float" office:value="19.6711111111111" calcext:value-type="float">
            <text:p>19.6711111111111</text:p>
          </table:table-cell>
          <table:table-cell table:style-name="Default" table:formula="of:=AVERAGE([.F11];[.J11];[.N11])" office:value-type="float" office:value="0.99514257858873" calcext:value-type="float">
            <text:p>0.9951425785887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.583" calcext:value-type="float">
            <text:p>11.583</text:p>
          </table:table-cell>
          <table:table-cell table:formula="of:=([.A12]-15)/4.5" office:value-type="float" office:value="-0.759333333333333" calcext:value-type="float">
            <text:p>-0.759333333333333</text:p>
          </table:table-cell>
          <table:table-cell office:value-type="float" office:value="19.6586666666667" calcext:value-type="float">
            <text:p>19.6586666666667</text:p>
          </table:table-cell>
          <table:table-cell office:value-type="float" office:value="0.994382339691805" calcext:value-type="float">
            <text:p>0.994382339691805</text:p>
          </table:table-cell>
          <table:table-cell office:value-type="float" office:value="19.6613333333333" calcext:value-type="float">
            <text:p>19.6613333333333</text:p>
          </table:table-cell>
          <table:table-cell office:value-type="float" office:value="0.994399976221857" calcext:value-type="float">
            <text:p>0.994399976221857</text:p>
          </table:table-cell>
          <table:table-cell table:style-name="Default" office:value-type="float" office:value="19.6476666666667" calcext:value-type="float">
            <text:p>19.6476666666667</text:p>
          </table:table-cell>
          <table:table-cell table:style-name="Default" office:value-type="float" office:value="0.9943486006428" calcext:value-type="float">
            <text:p>0.9943486006428</text:p>
          </table:table-cell>
          <table:table-cell table:style-name="Default" office:value-type="float" office:value="19.6513333333333" calcext:value-type="float">
            <text:p>19.6513333333333</text:p>
          </table:table-cell>
          <table:table-cell table:style-name="Default" office:value-type="float" office:value="0.994383198456777" calcext:value-type="float">
            <text:p>0.994383198456777</text:p>
          </table:table-cell>
          <table:table-cell office:value-type="float" office:value="19.6536666666667" calcext:value-type="float">
            <text:p>19.6536666666667</text:p>
          </table:table-cell>
          <table:table-cell office:value-type="float" office:value="0.994400626550358" calcext:value-type="float">
            <text:p>0.994400626550358</text:p>
          </table:table-cell>
          <table:table-cell office:value-type="float" office:value="19.6566666666667" calcext:value-type="float">
            <text:p>19.6566666666667</text:p>
          </table:table-cell>
          <table:table-cell office:value-type="float" office:value="0.994418255077793" calcext:value-type="float">
            <text:p>0.994418255077793</text:p>
          </table:table-cell>
          <table:table-cell table:style-name="Default" table:formula="of:=AVERAGE([.C12];[.G12];[.K12])" office:value-type="float" office:value="19.6533333333333" calcext:value-type="float">
            <text:p>19.6533333333333</text:p>
          </table:table-cell>
          <table:table-cell table:style-name="Default" table:formula="of:=AVERAGE([.D12];[.H12];[.L12])" office:value-type="float" office:value="0.994377188961654" calcext:value-type="float">
            <text:p>0.994377188961654</text:p>
          </table:table-cell>
          <table:table-cell table:style-name="Default" table:formula="of:=AVERAGE([.E12];[.I12];[.M12])" office:value-type="float" office:value="19.6564444444445" calcext:value-type="float">
            <text:p>19.6564444444445</text:p>
          </table:table-cell>
          <table:table-cell table:style-name="Default" table:formula="of:=AVERAGE([.F12];[.J12];[.N12])" office:value-type="float" office:value="0.994400476585476" calcext:value-type="float">
            <text:p>0.99440047658547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.684" calcext:value-type="float">
            <text:p>11.684</text:p>
          </table:table-cell>
          <table:table-cell table:formula="of:=([.A13]-15)/4.5" office:value-type="float" office:value="-0.736888888888889" calcext:value-type="float">
            <text:p>-0.736888888888889</text:p>
          </table:table-cell>
          <table:table-cell office:value-type="float" office:value="19.6433333333333" calcext:value-type="float">
            <text:p>19.6433333333333</text:p>
          </table:table-cell>
          <table:table-cell office:value-type="float" office:value="0.993572584616136" calcext:value-type="float">
            <text:p>0.993572584616136</text:p>
          </table:table-cell>
          <table:table-cell office:value-type="float" office:value="19.6466666666667" calcext:value-type="float">
            <text:p>19.6466666666667</text:p>
          </table:table-cell>
          <table:table-cell office:value-type="float" office:value="0.993624060072968" calcext:value-type="float">
            <text:p>0.993624060072968</text:p>
          </table:table-cell>
          <table:table-cell table:style-name="Default" office:value-type="float" office:value="19.632" calcext:value-type="float">
            <text:p>19.632</text:p>
          </table:table-cell>
          <table:table-cell table:style-name="Default" office:value-type="float" office:value="0.99355571551669" calcext:value-type="float">
            <text:p>0.99355571551669</text:p>
          </table:table-cell>
          <table:table-cell table:style-name="Default" office:value-type="float" office:value="19.6356666666667" calcext:value-type="float">
            <text:p>19.6356666666667</text:p>
          </table:table-cell>
          <table:table-cell table:style-name="Default" office:value-type="float" office:value="0.993590438818123" calcext:value-type="float">
            <text:p>0.993590438818123</text:p>
          </table:table-cell>
          <table:table-cell office:value-type="float" office:value="19.638" calcext:value-type="float">
            <text:p>19.638</text:p>
          </table:table-cell>
          <table:table-cell office:value-type="float" office:value="0.99360794713353" calcext:value-type="float">
            <text:p>0.99360794713353</text:p>
          </table:table-cell>
          <table:table-cell office:value-type="float" office:value="19.6416666666667" calcext:value-type="float">
            <text:p>19.6416666666667</text:p>
          </table:table-cell>
          <table:table-cell office:value-type="float" office:value="0.993659404302318" calcext:value-type="float">
            <text:p>0.993659404302318</text:p>
          </table:table-cell>
          <table:table-cell table:style-name="Default" table:formula="of:=AVERAGE([.C13];[.G13];[.K13])" office:value-type="float" office:value="19.6377777777778" calcext:value-type="float">
            <text:p>19.6377777777778</text:p>
          </table:table-cell>
          <table:table-cell table:style-name="Default" table:formula="of:=AVERAGE([.D13];[.H13];[.L13])" office:value-type="float" office:value="0.993578749088785" calcext:value-type="float">
            <text:p>0.993578749088785</text:p>
          </table:table-cell>
          <table:table-cell table:style-name="Default" table:formula="of:=AVERAGE([.E13];[.I13];[.M13])" office:value-type="float" office:value="19.6413333333333" calcext:value-type="float">
            <text:p>19.6413333333333</text:p>
          </table:table-cell>
          <table:table-cell table:style-name="Default" table:formula="of:=AVERAGE([.F13];[.J13];[.N13])" office:value-type="float" office:value="0.993624634397803" calcext:value-type="float">
            <text:p>0.99362463439780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.784" calcext:value-type="float">
            <text:p>11.784</text:p>
          </table:table-cell>
          <table:table-cell table:formula="of:=([.A14]-15)/4.5" office:value-type="float" office:value="-0.714666666666667" calcext:value-type="float">
            <text:p>-0.714666666666667</text:p>
          </table:table-cell>
          <table:table-cell office:value-type="float" office:value="19.6273333333333" calcext:value-type="float">
            <text:p>19.6273333333333</text:p>
          </table:table-cell>
          <table:table-cell office:value-type="float" office:value="0.992762829540467" calcext:value-type="float">
            <text:p>0.992762829540467</text:p>
          </table:table-cell>
          <table:table-cell office:value-type="float" office:value="19.631" calcext:value-type="float">
            <text:p>19.631</text:p>
          </table:table-cell>
          <table:table-cell office:value-type="float" office:value="0.992814418535041" calcext:value-type="float">
            <text:p>0.992814418535041</text:p>
          </table:table-cell>
          <table:table-cell table:style-name="Default" office:value-type="float" office:value="19.6156666666667" calcext:value-type="float">
            <text:p>19.6156666666667</text:p>
          </table:table-cell>
          <table:table-cell table:style-name="Default" office:value-type="float" office:value="0.992729090491463" calcext:value-type="float">
            <text:p>0.992729090491463</text:p>
          </table:table-cell>
          <table:table-cell table:style-name="Default" office:value-type="float" office:value="19.6193333333333" calcext:value-type="float">
            <text:p>19.6193333333333</text:p>
          </table:table-cell>
          <table:table-cell table:style-name="Default" office:value-type="float" office:value="0.992763934156861" calcext:value-type="float">
            <text:p>0.992763934156861</text:p>
          </table:table-cell>
          <table:table-cell office:value-type="float" office:value="19.6216666666667" calcext:value-type="float">
            <text:p>19.6216666666667</text:p>
          </table:table-cell>
          <table:table-cell office:value-type="float" office:value="0.992781526109925" calcext:value-type="float">
            <text:p>0.992781526109925</text:p>
          </table:table-cell>
          <table:table-cell office:value-type="float" office:value="19.625" calcext:value-type="float">
            <text:p>19.625</text:p>
          </table:table-cell>
          <table:table-cell office:value-type="float" office:value="0.992816243030557" calcext:value-type="float">
            <text:p>0.992816243030557</text:p>
          </table:table-cell>
          <table:table-cell table:style-name="Default" table:formula="of:=AVERAGE([.C14];[.G14];[.K14])" office:value-type="float" office:value="19.6215555555556" calcext:value-type="float">
            <text:p>19.6215555555556</text:p>
          </table:table-cell>
          <table:table-cell table:style-name="Default" table:formula="of:=AVERAGE([.D14];[.H14];[.L14])" office:value-type="float" office:value="0.992757815380618" calcext:value-type="float">
            <text:p>0.992757815380618</text:p>
          </table:table-cell>
          <table:table-cell table:style-name="Default" table:formula="of:=AVERAGE([.E14];[.I14];[.M14])" office:value-type="float" office:value="19.6251111111111" calcext:value-type="float">
            <text:p>19.6251111111111</text:p>
          </table:table-cell>
          <table:table-cell table:style-name="Default" table:formula="of:=AVERAGE([.F14];[.J14];[.N14])" office:value-type="float" office:value="0.992798198574153" calcext:value-type="float">
            <text:p>0.99279819857415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.884" calcext:value-type="float">
            <text:p>11.884</text:p>
          </table:table-cell>
          <table:table-cell table:formula="of:=([.A15]-15)/4.5" office:value-type="float" office:value="-0.692444444444444" calcext:value-type="float">
            <text:p>-0.692444444444444</text:p>
          </table:table-cell>
          <table:table-cell office:value-type="float" office:value="19.611" calcext:value-type="float">
            <text:p>19.611</text:p>
          </table:table-cell>
          <table:table-cell office:value-type="float" office:value="0.991902465466235" calcext:value-type="float">
            <text:p>0.991902465466235</text:p>
          </table:table-cell>
          <table:table-cell office:value-type="float" office:value="19.6143333333333" calcext:value-type="float">
            <text:p>19.6143333333333</text:p>
          </table:table-cell>
          <table:table-cell office:value-type="float" office:value="0.991920436631156" calcext:value-type="float">
            <text:p>0.991920436631156</text:p>
          </table:table-cell>
          <table:table-cell table:style-name="Default" office:value-type="float" office:value="19.5986666666667" calcext:value-type="float">
            <text:p>19.5986666666667</text:p>
          </table:table-cell>
          <table:table-cell table:style-name="Default" office:value-type="float" office:value="0.991868726417231" calcext:value-type="float">
            <text:p>0.991868726417231</text:p>
          </table:table-cell>
          <table:table-cell table:style-name="Default" office:value-type="float" office:value="19.6016666666667" calcext:value-type="float">
            <text:p>19.6016666666667</text:p>
          </table:table-cell>
          <table:table-cell table:style-name="Default" office:value-type="float" office:value="0.991869971886373" calcext:value-type="float">
            <text:p>0.991869971886373</text:p>
          </table:table-cell>
          <table:table-cell office:value-type="float" office:value="19.604" calcext:value-type="float">
            <text:p>19.604</text:p>
          </table:table-cell>
          <table:table-cell office:value-type="float" office:value="0.991887654302199" calcext:value-type="float">
            <text:p>0.991887654302199</text:p>
          </table:table-cell>
          <table:table-cell office:value-type="float" office:value="19.6076666666667" calcext:value-type="float">
            <text:p>19.6076666666667</text:p>
          </table:table-cell>
          <table:table-cell office:value-type="float" office:value="0.991939345274476" calcext:value-type="float">
            <text:p>0.991939345274476</text:p>
          </table:table-cell>
          <table:table-cell table:style-name="Default" table:formula="of:=AVERAGE([.C15];[.G15];[.K15])" office:value-type="float" office:value="19.6045555555556" calcext:value-type="float">
            <text:p>19.6045555555556</text:p>
          </table:table-cell>
          <table:table-cell table:style-name="Default" table:formula="of:=AVERAGE([.D15];[.H15];[.L15])" office:value-type="float" office:value="0.991886282061888" calcext:value-type="float">
            <text:p>0.991886282061888</text:p>
          </table:table-cell>
          <table:table-cell table:style-name="Default" table:formula="of:=AVERAGE([.E15];[.I15];[.M15])" office:value-type="float" office:value="19.6078888888889" calcext:value-type="float">
            <text:p>19.6078888888889</text:p>
          </table:table-cell>
          <table:table-cell table:style-name="Default" table:formula="of:=AVERAGE([.F15];[.J15];[.N15])" office:value-type="float" office:value="0.991909917930668" calcext:value-type="float">
            <text:p>0.99190991793066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1.985" calcext:value-type="float">
            <text:p>11.985</text:p>
          </table:table-cell>
          <table:table-cell table:formula="of:=([.A16]-15)/4.5" office:value-type="float" office:value="-0.67" calcext:value-type="float">
            <text:p>-0.67</text:p>
          </table:table-cell>
          <table:table-cell office:value-type="float" office:value="19.5936666666667" calcext:value-type="float">
            <text:p>19.5936666666667</text:p>
          </table:table-cell>
          <table:table-cell office:value-type="float" office:value="0.990957747370052" calcext:value-type="float">
            <text:p>0.990957747370052</text:p>
          </table:table-cell>
          <table:table-cell office:value-type="float" office:value="19.597" calcext:value-type="float">
            <text:p>19.597</text:p>
          </table:table-cell>
          <table:table-cell office:value-type="float" office:value="0.991026447901133" calcext:value-type="float">
            <text:p>0.991026447901133</text:p>
          </table:table-cell>
          <table:table-cell table:style-name="Default" office:value-type="float" office:value="19.5796666666667" calcext:value-type="float">
            <text:p>19.5796666666667</text:p>
          </table:table-cell>
          <table:table-cell table:style-name="Default" office:value-type="float" office:value="0.990907144345871" calcext:value-type="float">
            <text:p>0.990907144345871</text:p>
          </table:table-cell>
          <table:table-cell table:style-name="Default" office:value-type="float" office:value="19.5836666666667" calcext:value-type="float">
            <text:p>19.5836666666667</text:p>
          </table:table-cell>
          <table:table-cell table:style-name="Default" office:value-type="float" office:value="0.99095913710458" calcext:value-type="float">
            <text:p>0.99095913710458</text:p>
          </table:table-cell>
          <table:table-cell office:value-type="float" office:value="19.5856666666667" calcext:value-type="float">
            <text:p>19.5856666666667</text:p>
          </table:table-cell>
          <table:table-cell office:value-type="float" office:value="0.990960040887698" calcext:value-type="float">
            <text:p>0.990960040887698</text:p>
          </table:table-cell>
          <table:table-cell office:value-type="float" office:value="19.5896666666667" calcext:value-type="float">
            <text:p>19.5896666666667</text:p>
          </table:table-cell>
          <table:table-cell office:value-type="float" office:value="0.991028726391333" calcext:value-type="float">
            <text:p>0.991028726391333</text:p>
          </table:table-cell>
          <table:table-cell table:style-name="Default" table:formula="of:=AVERAGE([.C16];[.G16];[.K16])" office:value-type="float" office:value="19.5863333333333" calcext:value-type="float">
            <text:p>19.5863333333333</text:p>
          </table:table-cell>
          <table:table-cell table:style-name="Default" table:formula="of:=AVERAGE([.D16];[.H16];[.L16])" office:value-type="float" office:value="0.990941644201207" calcext:value-type="float">
            <text:p>0.990941644201207</text:p>
          </table:table-cell>
          <table:table-cell table:style-name="Default" table:formula="of:=AVERAGE([.E16];[.I16];[.M16])" office:value-type="float" office:value="19.5901111111111" calcext:value-type="float">
            <text:p>19.5901111111111</text:p>
          </table:table-cell>
          <table:table-cell table:style-name="Default" table:formula="of:=AVERAGE([.F16];[.J16];[.N16])" office:value-type="float" office:value="0.991004770465682" calcext:value-type="float">
            <text:p>0.99100477046568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.085" calcext:value-type="float">
            <text:p>12.085</text:p>
          </table:table-cell>
          <table:table-cell table:formula="of:=([.A17]-15)/4.5" office:value-type="float" office:value="-0.647777777777778" calcext:value-type="float">
            <text:p>-0.647777777777778</text:p>
          </table:table-cell>
          <table:table-cell office:value-type="float" office:value="19.5746666666667" calcext:value-type="float">
            <text:p>19.5746666666667</text:p>
          </table:table-cell>
          <table:table-cell office:value-type="float" office:value="0.989996165298693" calcext:value-type="float">
            <text:p>0.989996165298693</text:p>
          </table:table-cell>
          <table:table-cell office:value-type="float" office:value="19.5786666666667" calcext:value-type="float">
            <text:p>19.5786666666667</text:p>
          </table:table-cell>
          <table:table-cell office:value-type="float" office:value="0.990064995585601" calcext:value-type="float">
            <text:p>0.990064995585601</text:p>
          </table:table-cell>
          <table:table-cell table:style-name="Default" office:value-type="float" office:value="19.5606666666667" calcext:value-type="float">
            <text:p>19.5606666666667</text:p>
          </table:table-cell>
          <table:table-cell table:style-name="Default" office:value-type="float" office:value="0.989945562274512" calcext:value-type="float">
            <text:p>0.989945562274512</text:p>
          </table:table-cell>
          <table:table-cell table:style-name="Default" office:value-type="float" office:value="19.5646666666667" calcext:value-type="float">
            <text:p>19.5646666666667</text:p>
          </table:table-cell>
          <table:table-cell table:style-name="Default" office:value-type="float" office:value="0.989997701006871" calcext:value-type="float">
            <text:p>0.989997701006871</text:p>
          </table:table-cell>
          <table:table-cell office:value-type="float" office:value="19.5666666666667" calcext:value-type="float">
            <text:p>19.5666666666667</text:p>
          </table:table-cell>
          <table:table-cell office:value-type="float" office:value="0.989998702081135" calcext:value-type="float">
            <text:p>0.989998702081135</text:p>
          </table:table-cell>
          <table:table-cell office:value-type="float" office:value="19.5706666666667" calcext:value-type="float">
            <text:p>19.5706666666667</text:p>
          </table:table-cell>
          <table:table-cell office:value-type="float" office:value="0.990067518138967" calcext:value-type="float">
            <text:p>0.990067518138967</text:p>
          </table:table-cell>
          <table:table-cell table:style-name="Default" table:formula="of:=AVERAGE([.C17];[.G17];[.K17])" office:value-type="float" office:value="19.5673333333333" calcext:value-type="float">
            <text:p>19.5673333333333</text:p>
          </table:table-cell>
          <table:table-cell table:style-name="Default" table:formula="of:=AVERAGE([.D17];[.H17];[.L17])" office:value-type="float" office:value="0.989980143218113" calcext:value-type="float">
            <text:p>0.989980143218113</text:p>
          </table:table-cell>
          <table:table-cell table:style-name="Default" table:formula="of:=AVERAGE([.E17];[.I17];[.M17])" office:value-type="float" office:value="19.5713333333333" calcext:value-type="float">
            <text:p>19.5713333333333</text:p>
          </table:table-cell>
          <table:table-cell table:style-name="Default" table:formula="of:=AVERAGE([.F17];[.J17];[.N17])" office:value-type="float" office:value="0.99004340491048" calcext:value-type="float">
            <text:p>0.9900434049104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.185" calcext:value-type="float">
            <text:p>12.185</text:p>
          </table:table-cell>
          <table:table-cell table:formula="of:=([.A18]-15)/4.5" office:value-type="float" office:value="-0.625555555555555" calcext:value-type="float">
            <text:p>-0.625555555555555</text:p>
          </table:table-cell>
          <table:table-cell office:value-type="float" office:value="19.5553333333333" calcext:value-type="float">
            <text:p>19.5553333333333</text:p>
          </table:table-cell>
          <table:table-cell office:value-type="float" office:value="0.988967099154942" calcext:value-type="float">
            <text:p>0.988967099154942</text:p>
          </table:table-cell>
          <table:table-cell office:value-type="float" office:value="19.5593333333333" calcext:value-type="float">
            <text:p>19.5593333333333</text:p>
          </table:table-cell>
          <table:table-cell office:value-type="float" office:value="0.989052941100582" calcext:value-type="float">
            <text:p>0.989052941100582</text:p>
          </table:table-cell>
          <table:table-cell table:style-name="Default" office:value-type="float" office:value="19.5403333333333" calcext:value-type="float">
            <text:p>19.5403333333333</text:p>
          </table:table-cell>
          <table:table-cell table:style-name="Default" office:value-type="float" office:value="0.988916490156378" calcext:value-type="float">
            <text:p>0.988916490156378</text:p>
          </table:table-cell>
          <table:table-cell table:style-name="Default" office:value-type="float" office:value="19.5443333333333" calcext:value-type="float">
            <text:p>19.5443333333333</text:p>
          </table:table-cell>
          <table:table-cell table:style-name="Default" office:value-type="float" office:value="0.988968791081939" calcext:value-type="float">
            <text:p>0.988968791081939</text:p>
          </table:table-cell>
          <table:table-cell office:value-type="float" office:value="19.546" calcext:value-type="float">
            <text:p>19.546</text:p>
          </table:table-cell>
          <table:table-cell office:value-type="float" office:value="0.988953030594025" calcext:value-type="float">
            <text:p>0.988953030594025</text:p>
          </table:table-cell>
          <table:table-cell office:value-type="float" office:value="19.5503333333333" calcext:value-type="float">
            <text:p>19.5503333333333</text:p>
          </table:table-cell>
          <table:table-cell office:value-type="float" office:value="0.98903885739534" calcext:value-type="float">
            <text:p>0.98903885739534</text:p>
          </table:table-cell>
          <table:table-cell table:style-name="Default" table:formula="of:=AVERAGE([.C18];[.G18];[.K18])" office:value-type="float" office:value="19.5472222222222" calcext:value-type="float">
            <text:p>19.5472222222222</text:p>
          </table:table-cell>
          <table:table-cell table:style-name="Default" table:formula="of:=AVERAGE([.D18];[.H18];[.L18])" office:value-type="float" office:value="0.988945539968448" calcext:value-type="float">
            <text:p>0.988945539968448</text:p>
          </table:table-cell>
          <table:table-cell table:style-name="Default" table:formula="of:=AVERAGE([.E18];[.I18];[.M18])" office:value-type="float" office:value="19.5513333333333" calcext:value-type="float">
            <text:p>19.5513333333333</text:p>
          </table:table-cell>
          <table:table-cell table:style-name="Default" table:formula="of:=AVERAGE([.F18];[.J18];[.N18])" office:value-type="float" office:value="0.989020196525954" calcext:value-type="float">
            <text:p>0.98902019652595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.286" calcext:value-type="float">
            <text:p>12.286</text:p>
          </table:table-cell>
          <table:table-cell table:formula="of:=([.A19]-15)/4.5" office:value-type="float" office:value="-0.603111111111111" calcext:value-type="float">
            <text:p>-0.603111111111111</text:p>
          </table:table-cell>
          <table:table-cell office:value-type="float" office:value="19.535" calcext:value-type="float">
            <text:p>19.535</text:p>
          </table:table-cell>
          <table:table-cell office:value-type="float" office:value="0.987904293112073" calcext:value-type="float">
            <text:p>0.987904293112073</text:p>
          </table:table-cell>
          <table:table-cell office:value-type="float" office:value="19.539" calcext:value-type="float">
            <text:p>19.539</text:p>
          </table:table-cell>
          <table:table-cell office:value-type="float" office:value="0.987956543692612" calcext:value-type="float">
            <text:p>0.987956543692612</text:p>
          </table:table-cell>
          <table:table-cell table:style-name="Default" office:value-type="float" office:value="19.5186666666667" calcext:value-type="float">
            <text:p>19.5186666666667</text:p>
          </table:table-cell>
          <table:table-cell table:style-name="Default" office:value-type="float" office:value="0.987819939940235" calcext:value-type="float">
            <text:p>0.987819939940235</text:p>
          </table:table-cell>
          <table:table-cell table:style-name="Default" office:value-type="float" office:value="19.523" calcext:value-type="float">
            <text:p>19.523</text:p>
          </table:table-cell>
          <table:table-cell table:style-name="Default" office:value-type="float" office:value="0.987889273868521" calcext:value-type="float">
            <text:p>0.987889273868521</text:p>
          </table:table-cell>
          <table:table-cell office:value-type="float" office:value="19.5246666666667" calcext:value-type="float">
            <text:p>19.5246666666667</text:p>
          </table:table-cell>
          <table:table-cell office:value-type="float" office:value="0.987873628593178" calcext:value-type="float">
            <text:p>0.987873628593178</text:p>
          </table:table-cell>
          <table:table-cell office:value-type="float" office:value="19.529" calcext:value-type="float">
            <text:p>19.529</text:p>
          </table:table-cell>
          <table:table-cell office:value-type="float" office:value="0.987959602162369" calcext:value-type="float">
            <text:p>0.987959602162369</text:p>
          </table:table-cell>
          <table:table-cell table:style-name="Default" table:formula="of:=AVERAGE([.C19];[.G19];[.K19])" office:value-type="float" office:value="19.5261111111111" calcext:value-type="float">
            <text:p>19.5261111111111</text:p>
          </table:table-cell>
          <table:table-cell table:style-name="Default" table:formula="of:=AVERAGE([.D19];[.H19];[.L19])" office:value-type="float" office:value="0.987865953881829" calcext:value-type="float">
            <text:p>0.987865953881829</text:p>
          </table:table-cell>
          <table:table-cell table:style-name="Default" table:formula="of:=AVERAGE([.E19];[.I19];[.M19])" office:value-type="float" office:value="19.5303333333333" calcext:value-type="float">
            <text:p>19.5303333333333</text:p>
          </table:table-cell>
          <table:table-cell table:style-name="Default" table:formula="of:=AVERAGE([.F19];[.J19];[.N19])" office:value-type="float" office:value="0.987935139907834" calcext:value-type="float">
            <text:p>0.98793513990783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.386" calcext:value-type="float">
            <text:p>12.386</text:p>
          </table:table-cell>
          <table:table-cell table:formula="of:=([.A20]-15)/4.5" office:value-type="float" office:value="-0.580888888888889" calcext:value-type="float">
            <text:p>-0.580888888888889</text:p>
          </table:table-cell>
          <table:table-cell office:value-type="float" office:value="19.513" calcext:value-type="float">
            <text:p>19.513</text:p>
          </table:table-cell>
          <table:table-cell office:value-type="float" office:value="0.986723399972631" calcext:value-type="float">
            <text:p>0.986723399972631</text:p>
          </table:table-cell>
          <table:table-cell office:value-type="float" office:value="19.517" calcext:value-type="float">
            <text:p>19.517</text:p>
          </table:table-cell>
          <table:table-cell office:value-type="float" office:value="0.986809544115155" calcext:value-type="float">
            <text:p>0.986809544115155</text:p>
          </table:table-cell>
          <table:table-cell table:style-name="Default" office:value-type="float" office:value="19.496" calcext:value-type="float">
            <text:p>19.496</text:p>
          </table:table-cell>
          <table:table-cell table:style-name="Default" office:value-type="float" office:value="0.986672785849798" calcext:value-type="float">
            <text:p>0.986672785849798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float" office:value="0.986725432507143" calcext:value-type="float">
            <text:p>0.986725432507143</text:p>
          </table:table-cell>
          <table:table-cell office:value-type="float" office:value="19.5023333333333" calcext:value-type="float">
            <text:p>19.5023333333333</text:p>
          </table:table-cell>
          <table:table-cell office:value-type="float" office:value="0.986743624425521" calcext:value-type="float">
            <text:p>0.986743624425521</text:p>
          </table:table-cell>
          <table:table-cell office:value-type="float" office:value="19.5063333333333" calcext:value-type="float">
            <text:p>19.5063333333333</text:p>
          </table:table-cell>
          <table:table-cell office:value-type="float" office:value="0.986812894438136" calcext:value-type="float">
            <text:p>0.986812894438136</text:p>
          </table:table-cell>
          <table:table-cell table:style-name="Default" table:formula="of:=AVERAGE([.C20];[.G20];[.K20])" office:value-type="float" office:value="19.5037777777778" calcext:value-type="float">
            <text:p>19.5037777777778</text:p>
          </table:table-cell>
          <table:table-cell table:style-name="Default" table:formula="of:=AVERAGE([.D20];[.H20];[.L20])" office:value-type="float" office:value="0.98671327008265" calcext:value-type="float">
            <text:p>0.98671327008265</text:p>
          </table:table-cell>
          <table:table-cell table:style-name="Default" table:formula="of:=AVERAGE([.E20];[.I20];[.M20])" office:value-type="float" office:value="19.5077777777778" calcext:value-type="float">
            <text:p>19.5077777777778</text:p>
          </table:table-cell>
          <table:table-cell table:style-name="Default" table:formula="of:=AVERAGE([.F20];[.J20];[.N20])" office:value-type="float" office:value="0.986782623686811" calcext:value-type="float">
            <text:p>0.98678262368681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.486" calcext:value-type="float">
            <text:p>12.486</text:p>
          </table:table-cell>
          <table:table-cell table:formula="of:=([.A21]-15)/4.5" office:value-type="float" office:value="-0.558666666666667" calcext:value-type="float">
            <text:p>-0.558666666666667</text:p>
          </table:table-cell>
          <table:table-cell office:value-type="float" office:value="19.49" calcext:value-type="float">
            <text:p>19.49</text:p>
          </table:table-cell>
          <table:table-cell office:value-type="float" office:value="0.985525625784978" calcext:value-type="float">
            <text:p>0.985525625784978</text:p>
          </table:table-cell>
          <table:table-cell office:value-type="float" office:value="19.494" calcext:value-type="float">
            <text:p>19.494</text:p>
          </table:table-cell>
          <table:table-cell office:value-type="float" office:value="0.985611942368211" calcext:value-type="float">
            <text:p>0.985611942368211</text:p>
          </table:table-cell>
          <table:table-cell table:style-name="Default" office:value-type="float" office:value="19.472" calcext:value-type="float">
            <text:p>19.472</text:p>
          </table:table-cell>
          <table:table-cell table:style-name="Default" office:value-type="float" office:value="0.985458147686969" calcext:value-type="float">
            <text:p>0.985458147686969</text:p>
          </table:table-cell>
          <table:table-cell table:style-name="Default" office:value-type="float" office:value="19.4763333333333" calcext:value-type="float">
            <text:p>19.4763333333333</text:p>
          </table:table-cell>
          <table:table-cell table:style-name="Default" office:value-type="float" office:value="0.985527851245869" calcext:value-type="float">
            <text:p>0.985527851245869</text:p>
          </table:table-cell>
          <table:table-cell office:value-type="float" office:value="19.4783333333333" calcext:value-type="float">
            <text:p>19.4783333333333</text:p>
          </table:table-cell>
          <table:table-cell office:value-type="float" office:value="0.985529293548677" calcext:value-type="float">
            <text:p>0.985529293548677</text:p>
          </table:table-cell>
          <table:table-cell office:value-type="float" office:value="19.4823333333333" calcext:value-type="float">
            <text:p>19.4823333333333</text:p>
          </table:table-cell>
          <table:table-cell office:value-type="float" office:value="0.98559872910252" calcext:value-type="float">
            <text:p>0.98559872910252</text:p>
          </table:table-cell>
          <table:table-cell table:style-name="Default" table:formula="of:=AVERAGE([.C21];[.G21];[.K21])" office:value-type="float" office:value="19.4801111111111" calcext:value-type="float">
            <text:p>19.4801111111111</text:p>
          </table:table-cell>
          <table:table-cell table:style-name="Default" table:formula="of:=AVERAGE([.D21];[.H21];[.L21])" office:value-type="float" office:value="0.985504355673541" calcext:value-type="float">
            <text:p>0.985504355673541</text:p>
          </table:table-cell>
          <table:table-cell table:style-name="Default" table:formula="of:=AVERAGE([.E21];[.I21];[.M21])" office:value-type="float" office:value="19.4842222222222" calcext:value-type="float">
            <text:p>19.4842222222222</text:p>
          </table:table-cell>
          <table:table-cell table:style-name="Default" table:formula="of:=AVERAGE([.F21];[.J21];[.N21])" office:value-type="float" office:value="0.9855795075722" calcext:value-type="float">
            <text:p>0.985579507572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.587" calcext:value-type="float">
            <text:p>12.587</text:p>
          </table:table-cell>
          <table:table-cell table:formula="of:=([.A22]-15)/4.5" office:value-type="float" office:value="-0.536222222222222" calcext:value-type="float">
            <text:p>-0.536222222222222</text:p>
          </table:table-cell>
          <table:table-cell office:value-type="float" office:value="19.4653333333333" calcext:value-type="float">
            <text:p>19.4653333333333</text:p>
          </table:table-cell>
          <table:table-cell office:value-type="float" office:value="0.984209769625022" calcext:value-type="float">
            <text:p>0.984209769625022</text:p>
          </table:table-cell>
          <table:table-cell office:value-type="float" office:value="19.4696666666667" calcext:value-type="float">
            <text:p>19.4696666666667</text:p>
          </table:table-cell>
          <table:table-cell office:value-type="float" office:value="0.984330004524454" calcext:value-type="float">
            <text:p>0.984330004524454</text:p>
          </table:table-cell>
          <table:table-cell table:style-name="Default" office:value-type="float" office:value="19.446" calcext:value-type="float">
            <text:p>19.446</text:p>
          </table:table-cell>
          <table:table-cell table:style-name="Default" office:value-type="float" office:value="0.984142291527013" calcext:value-type="float">
            <text:p>0.984142291527013</text:p>
          </table:table-cell>
          <table:table-cell table:style-name="Default" office:value-type="float" office:value="19.451" calcext:value-type="float">
            <text:p>19.451</text:p>
          </table:table-cell>
          <table:table-cell table:style-name="Default" office:value-type="float" office:value="0.984245934741352" calcext:value-type="float">
            <text:p>0.984245934741352</text:p>
          </table:table-cell>
          <table:table-cell office:value-type="float" office:value="19.4523333333333" calcext:value-type="float">
            <text:p>19.4523333333333</text:p>
          </table:table-cell>
          <table:table-cell office:value-type="float" office:value="0.984213770280936" calcext:value-type="float">
            <text:p>0.984213770280936</text:p>
          </table:table-cell>
          <table:table-cell office:value-type="float" office:value="19.457" calcext:value-type="float">
            <text:p>19.457</text:p>
          </table:table-cell>
          <table:table-cell office:value-type="float" office:value="0.984317116392659" calcext:value-type="float">
            <text:p>0.984317116392659</text:p>
          </table:table-cell>
          <table:table-cell table:style-name="Default" table:formula="of:=AVERAGE([.C22];[.G22];[.K22])" office:value-type="float" office:value="19.4545555555555" calcext:value-type="float">
            <text:p>19.4545555555555</text:p>
          </table:table-cell>
          <table:table-cell table:style-name="Default" table:formula="of:=AVERAGE([.D22];[.H22];[.L22])" office:value-type="float" office:value="0.984188610477657" calcext:value-type="float">
            <text:p>0.984188610477657</text:p>
          </table:table-cell>
          <table:table-cell table:style-name="Default" table:formula="of:=AVERAGE([.E22];[.I22];[.M22])" office:value-type="float" office:value="19.4592222222222" calcext:value-type="float">
            <text:p>19.4592222222222</text:p>
          </table:table-cell>
          <table:table-cell table:style-name="Default" table:formula="of:=AVERAGE([.F22];[.J22];[.N22])" office:value-type="float" office:value="0.984297685219488" calcext:value-type="float">
            <text:p>0.9842976852194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.687" calcext:value-type="float">
            <text:p>12.687</text:p>
          </table:table-cell>
          <table:table-cell table:formula="of:=([.A23]-15)/4.5" office:value-type="float" office:value="-0.514" calcext:value-type="float">
            <text:p>-0.514</text:p>
          </table:table-cell>
          <table:table-cell office:value-type="float" office:value="19.4393333333333" calcext:value-type="float">
            <text:p>19.4393333333333</text:p>
          </table:table-cell>
          <table:table-cell office:value-type="float" office:value="0.982860168441679" calcext:value-type="float">
            <text:p>0.982860168441679</text:p>
          </table:table-cell>
          <table:table-cell office:value-type="float" office:value="19.4443333333333" calcext:value-type="float">
            <text:p>19.4443333333333</text:p>
          </table:table-cell>
          <table:table-cell office:value-type="float" office:value="0.982963716931606" calcext:value-type="float">
            <text:p>0.982963716931606</text:p>
          </table:table-cell>
          <table:table-cell table:style-name="Default" office:value-type="float" office:value="19.4193333333333" calcext:value-type="float">
            <text:p>19.4193333333333</text:p>
          </table:table-cell>
          <table:table-cell table:style-name="Default" office:value-type="float" office:value="0.982792690343669" calcext:value-type="float">
            <text:p>0.982792690343669</text:p>
          </table:table-cell>
          <table:table-cell table:style-name="Default" office:value-type="float" office:value="19.424" calcext:value-type="float">
            <text:p>19.424</text:p>
          </table:table-cell>
          <table:table-cell table:style-name="Default" office:value-type="float" office:value="0.982879677021022" calcext:value-type="float">
            <text:p>0.982879677021022</text:p>
          </table:table-cell>
          <table:table-cell office:value-type="float" office:value="19.4256666666667" calcext:value-type="float">
            <text:p>19.4256666666667</text:p>
          </table:table-cell>
          <table:table-cell office:value-type="float" office:value="0.982864510528097" calcext:value-type="float">
            <text:p>0.982864510528097</text:p>
          </table:table-cell>
          <table:table-cell office:value-type="float" office:value="19.4303333333333" calcext:value-type="float">
            <text:p>19.4303333333333</text:p>
          </table:table-cell>
          <table:table-cell office:value-type="float" office:value="0.982968051191536" calcext:value-type="float">
            <text:p>0.982968051191536</text:p>
          </table:table-cell>
          <table:table-cell table:style-name="Default" table:formula="of:=AVERAGE([.C23];[.G23];[.K23])" office:value-type="float" office:value="19.4281111111111" calcext:value-type="float">
            <text:p>19.4281111111111</text:p>
          </table:table-cell>
          <table:table-cell table:style-name="Default" table:formula="of:=AVERAGE([.D23];[.H23];[.L23])" office:value-type="float" office:value="0.982839123104482" calcext:value-type="float">
            <text:p>0.982839123104482</text:p>
          </table:table-cell>
          <table:table-cell table:style-name="Default" table:formula="of:=AVERAGE([.E23];[.I23];[.M23])" office:value-type="float" office:value="19.4328888888889" calcext:value-type="float">
            <text:p>19.4328888888889</text:p>
          </table:table-cell>
          <table:table-cell table:style-name="Default" table:formula="of:=AVERAGE([.F23];[.J23];[.N23])" office:value-type="float" office:value="0.982937148381388" calcext:value-type="float">
            <text:p>0.9829371483813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.787" calcext:value-type="float">
            <text:p>12.787</text:p>
          </table:table-cell>
          <table:table-cell table:formula="of:=([.A24]-15)/4.5" office:value-type="float" office:value="-0.491777777777778" calcext:value-type="float">
            <text:p>-0.491777777777778</text:p>
          </table:table-cell>
          <table:table-cell office:value-type="float" office:value="19.4123333333333" calcext:value-type="float">
            <text:p>19.4123333333333</text:p>
          </table:table-cell>
          <table:table-cell office:value-type="float" office:value="0.981426213236384" calcext:value-type="float">
            <text:p>0.981426213236384</text:p>
          </table:table-cell>
          <table:table-cell office:value-type="float" office:value="19.4163333333333" calcext:value-type="float">
            <text:p>19.4163333333333</text:p>
          </table:table-cell>
          <table:table-cell office:value-type="float" office:value="0.981496231825924" calcext:value-type="float">
            <text:p>0.981496231825924</text:p>
          </table:table-cell>
          <table:table-cell table:style-name="Default" office:value-type="float" office:value="19.391" calcext:value-type="float">
            <text:p>19.391</text:p>
          </table:table-cell>
          <table:table-cell table:style-name="Default" office:value-type="float" office:value="0.981358741112758" calcext:value-type="float">
            <text:p>0.981358741112758</text:p>
          </table:table-cell>
          <table:table-cell table:style-name="Default" office:value-type="float" office:value="19.3953333333333" calcext:value-type="float">
            <text:p>19.3953333333333</text:p>
          </table:table-cell>
          <table:table-cell table:style-name="Default" office:value-type="float" office:value="0.981429078084879" calcext:value-type="float">
            <text:p>0.981429078084879</text:p>
          </table:table-cell>
          <table:table-cell office:value-type="float" office:value="19.3973333333333" calcext:value-type="float">
            <text:p>19.3973333333333</text:p>
          </table:table-cell>
          <table:table-cell office:value-type="float" office:value="0.981430924066071" calcext:value-type="float">
            <text:p>0.981430924066071</text:p>
          </table:table-cell>
          <table:table-cell office:value-type="float" office:value="19.4016666666667" calcext:value-type="float">
            <text:p>19.4016666666667</text:p>
          </table:table-cell>
          <table:table-cell office:value-type="float" office:value="0.981517797014831" calcext:value-type="float">
            <text:p>0.981517797014831</text:p>
          </table:table-cell>
          <table:table-cell table:style-name="Default" table:formula="of:=AVERAGE([.C24];[.G24];[.K24])" office:value-type="float" office:value="19.4002222222222" calcext:value-type="float">
            <text:p>19.4002222222222</text:p>
          </table:table-cell>
          <table:table-cell table:style-name="Default" table:formula="of:=AVERAGE([.D24];[.H24];[.L24])" office:value-type="float" office:value="0.981405292805071" calcext:value-type="float">
            <text:p>0.981405292805071</text:p>
          </table:table-cell>
          <table:table-cell table:style-name="Default" table:formula="of:=AVERAGE([.E24];[.I24];[.M24])" office:value-type="float" office:value="19.4044444444445" calcext:value-type="float">
            <text:p>19.4044444444445</text:p>
          </table:table-cell>
          <table:table-cell table:style-name="Default" table:formula="of:=AVERAGE([.F24];[.J24];[.N24])" office:value-type="float" office:value="0.981481035641878" calcext:value-type="float">
            <text:p>0.98148103564187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.888" calcext:value-type="float">
            <text:p>12.888</text:p>
          </table:table-cell>
          <table:table-cell table:formula="of:=([.A25]-15)/4.5" office:value-type="float" office:value="-0.469333333333333" calcext:value-type="float">
            <text:p>-0.469333333333333</text:p>
          </table:table-cell>
          <table:table-cell office:value-type="float" office:value="19.383" calcext:value-type="float">
            <text:p>19.383</text:p>
          </table:table-cell>
          <table:table-cell office:value-type="float" office:value="0.979874170934517" calcext:value-type="float">
            <text:p>0.979874170934517</text:p>
          </table:table-cell>
          <table:table-cell office:value-type="float" office:value="19.387" calcext:value-type="float">
            <text:p>19.387</text:p>
          </table:table-cell>
          <table:table-cell office:value-type="float" office:value="0.97996127203945" calcext:value-type="float">
            <text:p>0.97996127203945</text:p>
          </table:table-cell>
          <table:table-cell table:style-name="Default" office:value-type="float" office:value="19.3603333333333" calcext:value-type="float">
            <text:p>19.3603333333333</text:p>
          </table:table-cell>
          <table:table-cell table:style-name="Default" office:value-type="float" office:value="0.979806692836508" calcext:value-type="float">
            <text:p>0.979806692836508</text:p>
          </table:table-cell>
          <table:table-cell table:style-name="Default" office:value-type="float" office:value="19.3653333333333" calcext:value-type="float">
            <text:p>19.3653333333333</text:p>
          </table:table-cell>
          <table:table-cell table:style-name="Default" office:value-type="float" office:value="0.979911005321514" calcext:value-type="float">
            <text:p>0.979911005321514</text:p>
          </table:table-cell>
          <table:table-cell office:value-type="float" office:value="19.3666666666667" calcext:value-type="float">
            <text:p>19.3666666666667</text:p>
          </table:table-cell>
          <table:table-cell office:value-type="float" office:value="0.9798792684384" calcext:value-type="float">
            <text:p>0.9798792684384</text:p>
          </table:table-cell>
          <table:table-cell office:value-type="float" office:value="19.371" calcext:value-type="float">
            <text:p>19.371</text:p>
          </table:table-cell>
          <table:table-cell office:value-type="float" office:value="0.979966364099681" calcext:value-type="float">
            <text:p>0.979966364099681</text:p>
          </table:table-cell>
          <table:table-cell table:style-name="Default" table:formula="of:=AVERAGE([.C25];[.G25];[.K25])" office:value-type="float" office:value="19.37" calcext:value-type="float">
            <text:p>19.37</text:p>
          </table:table-cell>
          <table:table-cell table:style-name="Default" table:formula="of:=AVERAGE([.D25];[.H25];[.L25])" office:value-type="float" office:value="0.979853377403142" calcext:value-type="float">
            <text:p>0.979853377403142</text:p>
          </table:table-cell>
          <table:table-cell table:style-name="Default" table:formula="of:=AVERAGE([.E25];[.I25];[.M25])" office:value-type="float" office:value="19.3744444444444" calcext:value-type="float">
            <text:p>19.3744444444444</text:p>
          </table:table-cell>
          <table:table-cell table:style-name="Default" table:formula="of:=AVERAGE([.F25];[.J25];[.N25])" office:value-type="float" office:value="0.979946213820215" calcext:value-type="float">
            <text:p>0.97994621382021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2.988" calcext:value-type="float">
            <text:p>12.988</text:p>
          </table:table-cell>
          <table:table-cell table:formula="of:=([.A26]-15)/4.5" office:value-type="float" office:value="-0.447111111111111" calcext:value-type="float">
            <text:p>-0.447111111111111</text:p>
          </table:table-cell>
          <table:table-cell office:value-type="float" office:value="19.3523333333333" calcext:value-type="float">
            <text:p>19.3523333333333</text:p>
          </table:table-cell>
          <table:table-cell office:value-type="float" office:value="0.978271518783973" calcext:value-type="float">
            <text:p>0.978271518783973</text:p>
          </table:table-cell>
          <table:table-cell office:value-type="float" office:value="19.3563333333333" calcext:value-type="float">
            <text:p>19.3563333333333</text:p>
          </table:table-cell>
          <table:table-cell office:value-type="float" office:value="0.978341973599168" calcext:value-type="float">
            <text:p>0.978341973599168</text:p>
          </table:table-cell>
          <table:table-cell table:style-name="Default" office:value-type="float" office:value="19.3283333333333" calcext:value-type="float">
            <text:p>19.3283333333333</text:p>
          </table:table-cell>
          <table:table-cell table:style-name="Default" office:value-type="float" office:value="0.978187160487866" calcext:value-type="float">
            <text:p>0.978187160487866</text:p>
          </table:table-cell>
          <table:table-cell table:style-name="Default" office:value-type="float" office:value="19.3326666666667" calcext:value-type="float">
            <text:p>19.3326666666667</text:p>
          </table:table-cell>
          <table:table-cell table:style-name="Default" office:value-type="float" office:value="0.978258001121703" calcext:value-type="float">
            <text:p>0.978258001121703</text:p>
          </table:table-cell>
          <table:table-cell office:value-type="float" office:value="19.3343333333333" calcext:value-type="float">
            <text:p>19.3343333333333</text:p>
          </table:table-cell>
          <table:table-cell office:value-type="float" office:value="0.978243286101542" calcext:value-type="float">
            <text:p>0.978243286101542</text:p>
          </table:table-cell>
          <table:table-cell office:value-type="float" office:value="19.3386666666667" calcext:value-type="float">
            <text:p>19.3386666666667</text:p>
          </table:table-cell>
          <table:table-cell office:value-type="float" office:value="0.978330615568124" calcext:value-type="float">
            <text:p>0.978330615568124</text:p>
          </table:table-cell>
          <table:table-cell table:style-name="Default" table:formula="of:=AVERAGE([.C26];[.G26];[.K26])" office:value-type="float" office:value="19.3383333333333" calcext:value-type="float">
            <text:p>19.3383333333333</text:p>
          </table:table-cell>
          <table:table-cell table:style-name="Default" table:formula="of:=AVERAGE([.D26];[.H26];[.L26])" office:value-type="float" office:value="0.978233988457794" calcext:value-type="float">
            <text:p>0.978233988457794</text:p>
          </table:table-cell>
          <table:table-cell table:style-name="Default" table:formula="of:=AVERAGE([.E26];[.I26];[.M26])" office:value-type="float" office:value="19.3425555555556" calcext:value-type="float">
            <text:p>19.3425555555556</text:p>
          </table:table-cell>
          <table:table-cell table:style-name="Default" table:formula="of:=AVERAGE([.F26];[.J26];[.N26])" office:value-type="float" office:value="0.978310196762998" calcext:value-type="float">
            <text:p>0.97831019676299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.088" calcext:value-type="float">
            <text:p>13.088</text:p>
          </table:table-cell>
          <table:table-cell table:formula="of:=([.A27]-15)/4.5" office:value-type="float" office:value="-0.424888888888889" calcext:value-type="float">
            <text:p>-0.424888888888889</text:p>
          </table:table-cell>
          <table:table-cell office:value-type="float" office:value="19.3196666666667" calcext:value-type="float">
            <text:p>19.3196666666667</text:p>
          </table:table-cell>
          <table:table-cell office:value-type="float" office:value="0.976500154315372" calcext:value-type="float">
            <text:p>0.976500154315372</text:p>
          </table:table-cell>
          <table:table-cell office:value-type="float" office:value="19.3233333333333" calcext:value-type="float">
            <text:p>19.3233333333333</text:p>
          </table:table-cell>
          <table:table-cell office:value-type="float" office:value="0.976553991869978" calcext:value-type="float">
            <text:p>0.976553991869978</text:p>
          </table:table-cell>
          <table:table-cell table:style-name="Default" office:value-type="float" office:value="19.2936666666667" calcext:value-type="float">
            <text:p>19.2936666666667</text:p>
          </table:table-cell>
          <table:table-cell table:style-name="Default" office:value-type="float" office:value="0.976432676217362" calcext:value-type="float">
            <text:p>0.976432676217362</text:p>
          </table:table-cell>
          <table:table-cell table:style-name="Default" office:value-type="float" office:value="19.2983333333333" calcext:value-type="float">
            <text:p>19.2983333333333</text:p>
          </table:table-cell>
          <table:table-cell table:style-name="Default" office:value-type="float" office:value="0.976520655706079" calcext:value-type="float">
            <text:p>0.976520655706079</text:p>
          </table:table-cell>
          <table:table-cell office:value-type="float" office:value="19.3" calcext:value-type="float">
            <text:p>19.3</text:p>
          </table:table-cell>
          <table:table-cell office:value-type="float" office:value="0.976506105402425" calcext:value-type="float">
            <text:p>0.976506105402425</text:p>
          </table:table-cell>
          <table:table-cell office:value-type="float" office:value="19.304" calcext:value-type="float">
            <text:p>19.304</text:p>
          </table:table-cell>
          <table:table-cell office:value-type="float" office:value="0.976576814938947" calcext:value-type="float">
            <text:p>0.976576814938947</text:p>
          </table:table-cell>
          <table:table-cell table:style-name="Default" table:formula="of:=AVERAGE([.C27];[.G27];[.K27])" office:value-type="float" office:value="19.3044444444444" calcext:value-type="float">
            <text:p>19.3044444444444</text:p>
          </table:table-cell>
          <table:table-cell table:style-name="Default" table:formula="of:=AVERAGE([.D27];[.H27];[.L27])" office:value-type="float" office:value="0.97647964531172" calcext:value-type="float">
            <text:p>0.97647964531172</text:p>
          </table:table-cell>
          <table:table-cell table:style-name="Default" table:formula="of:=AVERAGE([.E27];[.I27];[.M27])" office:value-type="float" office:value="19.3085555555556" calcext:value-type="float">
            <text:p>19.3085555555556</text:p>
          </table:table-cell>
          <table:table-cell table:style-name="Default" table:formula="of:=AVERAGE([.F27];[.J27];[.N27])" office:value-type="float" office:value="0.976550487505001" calcext:value-type="float">
            <text:p>0.97655048750500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.189" calcext:value-type="float">
            <text:p>13.189</text:p>
          </table:table-cell>
          <table:table-cell table:formula="of:=([.A28]-15)/4.5" office:value-type="float" office:value="-0.402444444444444" calcext:value-type="float">
            <text:p>-0.402444444444444</text:p>
          </table:table-cell>
          <table:table-cell office:value-type="float" office:value="19.2846666666667" calcext:value-type="float">
            <text:p>19.2846666666667</text:p>
          </table:table-cell>
          <table:table-cell office:value-type="float" office:value="0.974678185122363" calcext:value-type="float">
            <text:p>0.974678185122363</text:p>
          </table:table-cell>
          <table:table-cell office:value-type="float" office:value="19.288" calcext:value-type="float">
            <text:p>19.288</text:p>
          </table:table-cell>
          <table:table-cell office:value-type="float" office:value="0.974715405414306" calcext:value-type="float">
            <text:p>0.974715405414306</text:p>
          </table:table-cell>
          <table:table-cell table:style-name="Default" office:value-type="float" office:value="19.2566666666667" calcext:value-type="float">
            <text:p>19.2566666666667</text:p>
          </table:table-cell>
          <table:table-cell table:style-name="Default" office:value-type="float" office:value="0.974560098875903" calcext:value-type="float">
            <text:p>0.974560098875903</text:p>
          </table:table-cell>
          <table:table-cell table:style-name="Default" office:value-type="float" office:value="19.2613333333333" calcext:value-type="float">
            <text:p>19.2613333333333</text:p>
          </table:table-cell>
          <table:table-cell table:style-name="Default" office:value-type="float" office:value="0.974648373731294" calcext:value-type="float">
            <text:p>0.974648373731294</text:p>
          </table:table-cell>
          <table:table-cell office:value-type="float" office:value="19.263" calcext:value-type="float">
            <text:p>19.263</text:p>
          </table:table-cell>
          <table:table-cell office:value-type="float" office:value="0.974634001798674" calcext:value-type="float">
            <text:p>0.974634001798674</text:p>
          </table:table-cell>
          <table:table-cell office:value-type="float" office:value="19.2673333333333" calcext:value-type="float">
            <text:p>19.2673333333333</text:p>
          </table:table-cell>
          <table:table-cell office:value-type="float" office:value="0.974721835571325" calcext:value-type="float">
            <text:p>0.974721835571325</text:p>
          </table:table-cell>
          <table:table-cell table:style-name="Default" table:formula="of:=AVERAGE([.C28];[.G28];[.K28])" office:value-type="float" office:value="19.2681111111111" calcext:value-type="float">
            <text:p>19.2681111111111</text:p>
          </table:table-cell>
          <table:table-cell table:style-name="Default" table:formula="of:=AVERAGE([.D28];[.H28];[.L28])" office:value-type="float" office:value="0.974624095265646" calcext:value-type="float">
            <text:p>0.974624095265646</text:p>
          </table:table-cell>
          <table:table-cell table:style-name="Default" table:formula="of:=AVERAGE([.E28];[.I28];[.M28])" office:value-type="float" office:value="19.2722222222222" calcext:value-type="float">
            <text:p>19.2722222222222</text:p>
          </table:table-cell>
          <table:table-cell table:style-name="Default" table:formula="of:=AVERAGE([.F28];[.J28];[.N28])" office:value-type="float" office:value="0.974695204905641" calcext:value-type="float">
            <text:p>0.97469520490564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.289" calcext:value-type="float">
            <text:p>13.289</text:p>
          </table:table-cell>
          <table:table-cell table:formula="of:=([.A29]-15)/4.5" office:value-type="float" office:value="-0.380222222222222" calcext:value-type="float">
            <text:p>-0.380222222222222</text:p>
          </table:table-cell>
          <table:table-cell office:value-type="float" office:value="19.247" calcext:value-type="float">
            <text:p>19.247</text:p>
          </table:table-cell>
          <table:table-cell office:value-type="float" office:value="0.972653770536673" calcext:value-type="float">
            <text:p>0.972653770536673</text:p>
          </table:table-cell>
          <table:table-cell office:value-type="float" office:value="19.25" calcext:value-type="float">
            <text:p>19.25</text:p>
          </table:table-cell>
          <table:table-cell office:value-type="float" office:value="0.972691281079841" calcext:value-type="float">
            <text:p>0.972691281079841</text:p>
          </table:table-cell>
          <table:table-cell table:style-name="Default" office:value-type="float" office:value="19.2183333333333" calcext:value-type="float">
            <text:p>19.2183333333333</text:p>
          </table:table-cell>
          <table:table-cell table:style-name="Default" office:value-type="float" office:value="0.972620026363399" calcext:value-type="float">
            <text:p>0.972620026363399</text:p>
          </table:table-cell>
          <table:table-cell table:style-name="Default" office:value-type="float" office:value="19.2223333333333" calcext:value-type="float">
            <text:p>19.2223333333333</text:p>
          </table:table-cell>
          <table:table-cell table:style-name="Default" office:value-type="float" office:value="0.972674878029391" calcext:value-type="float">
            <text:p>0.972674878029391</text:p>
          </table:table-cell>
          <table:table-cell office:value-type="float" office:value="19.224" calcext:value-type="float">
            <text:p>19.224</text:p>
          </table:table-cell>
          <table:table-cell office:value-type="float" office:value="0.972660694710988" calcext:value-type="float">
            <text:p>0.972660694710988</text:p>
          </table:table-cell>
          <table:table-cell office:value-type="float" office:value="19.2276666666667" calcext:value-type="float">
            <text:p>19.2276666666667</text:p>
          </table:table-cell>
          <table:table-cell office:value-type="float" office:value="0.972715088096034" calcext:value-type="float">
            <text:p>0.972715088096034</text:p>
          </table:table-cell>
          <table:table-cell table:style-name="Default" table:formula="of:=AVERAGE([.C29];[.G29];[.K29])" office:value-type="float" office:value="19.2297777777778" calcext:value-type="float">
            <text:p>19.2297777777778</text:p>
          </table:table-cell>
          <table:table-cell table:style-name="Default" table:formula="of:=AVERAGE([.D29];[.H29];[.L29])" office:value-type="float" office:value="0.97264483053702" calcext:value-type="float">
            <text:p>0.97264483053702</text:p>
          </table:table-cell>
          <table:table-cell table:style-name="Default" table:formula="of:=AVERAGE([.E29];[.I29];[.M29])" office:value-type="float" office:value="19.2333333333333" calcext:value-type="float">
            <text:p>19.2333333333333</text:p>
          </table:table-cell>
          <table:table-cell table:style-name="Default" table:formula="of:=AVERAGE([.F29];[.J29];[.N29])" office:value-type="float" office:value="0.972693749068422" calcext:value-type="float">
            <text:p>0.97269374906842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.389" calcext:value-type="float">
            <text:p>13.389</text:p>
          </table:table-cell>
          <table:table-cell table:formula="of:=([.A30]-15)/4.5" office:value-type="float" office:value="-0.358" calcext:value-type="float">
            <text:p>-0.358</text:p>
          </table:table-cell>
          <table:table-cell office:value-type="float" office:value="19.208" calcext:value-type="float">
            <text:p>19.208</text:p>
          </table:table-cell>
          <table:table-cell office:value-type="float" office:value="0.970595603252988" calcext:value-type="float">
            <text:p>0.970595603252988</text:p>
          </table:table-cell>
          <table:table-cell office:value-type="float" office:value="19.2103333333333" calcext:value-type="float">
            <text:p>19.2103333333333</text:p>
          </table:table-cell>
          <table:table-cell office:value-type="float" office:value="0.970582804439292" calcext:value-type="float">
            <text:p>0.970582804439292</text:p>
          </table:table-cell>
          <table:table-cell table:style-name="Default" office:value-type="float" office:value="19.1766666666667" calcext:value-type="float">
            <text:p>19.1766666666667</text:p>
          </table:table-cell>
          <table:table-cell table:style-name="Default" office:value-type="float" office:value="0.970511245806994" calcext:value-type="float">
            <text:p>0.970511245806994</text:p>
          </table:table-cell>
          <table:table-cell table:style-name="Default" office:value-type="float" office:value="19.1803333333333" calcext:value-type="float">
            <text:p>19.1803333333333</text:p>
          </table:table-cell>
          <table:table-cell table:style-name="Default" office:value-type="float" office:value="0.970549567284455" calcext:value-type="float">
            <text:p>0.970549567284455</text:p>
          </table:table-cell>
          <table:table-cell office:value-type="float" office:value="19.181" calcext:value-type="float">
            <text:p>19.181</text:p>
          </table:table-cell>
          <table:table-cell office:value-type="float" office:value="0.970484991748469" calcext:value-type="float">
            <text:p>0.970484991748469</text:p>
          </table:table-cell>
          <table:table-cell office:value-type="float" office:value="19.185" calcext:value-type="float">
            <text:p>19.185</text:p>
          </table:table-cell>
          <table:table-cell office:value-type="float" office:value="0.97055656227594" calcext:value-type="float">
            <text:p>0.97055656227594</text:p>
          </table:table-cell>
          <table:table-cell table:style-name="Default" table:formula="of:=AVERAGE([.C30];[.G30];[.K30])" office:value-type="float" office:value="19.1885555555556" calcext:value-type="float">
            <text:p>19.1885555555556</text:p>
          </table:table-cell>
          <table:table-cell table:style-name="Default" table:formula="of:=AVERAGE([.D30];[.H30];[.L30])" office:value-type="float" office:value="0.970530613602817" calcext:value-type="float">
            <text:p>0.970530613602817</text:p>
          </table:table-cell>
          <table:table-cell table:style-name="Default" table:formula="of:=AVERAGE([.E30];[.I30];[.M30])" office:value-type="float" office:value="19.1918888888889" calcext:value-type="float">
            <text:p>19.1918888888889</text:p>
          </table:table-cell>
          <table:table-cell table:style-name="Default" table:formula="of:=AVERAGE([.F30];[.J30];[.N30])" office:value-type="float" office:value="0.970562977999895" calcext:value-type="float">
            <text:p>0.97056297799989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.49" calcext:value-type="float">
            <text:p>13.49</text:p>
          </table:table-cell>
          <table:table-cell table:formula="of:=([.A31]-15)/4.5" office:value-type="float" office:value="-0.335555555555555" calcext:value-type="float">
            <text:p>-0.335555555555555</text:p>
          </table:table-cell>
          <table:table-cell office:value-type="float" office:value="19.1643333333333" calcext:value-type="float">
            <text:p>19.1643333333333</text:p>
          </table:table-cell>
          <table:table-cell office:value-type="float" office:value="0.968233784528261" calcext:value-type="float">
            <text:p>0.968233784528261</text:p>
          </table:table-cell>
          <table:table-cell office:value-type="float" office:value="19.1663333333333" calcext:value-type="float">
            <text:p>19.1663333333333</text:p>
          </table:table-cell>
          <table:table-cell office:value-type="float" office:value="0.968221322065298" calcext:value-type="float">
            <text:p>0.968221322065298</text:p>
          </table:table-cell>
          <table:table-cell table:style-name="Default" office:value-type="float" office:value="19.131" calcext:value-type="float">
            <text:p>19.131</text:p>
          </table:table-cell>
          <table:table-cell table:style-name="Default" office:value-type="float" office:value="0.968200029256335" calcext:value-type="float">
            <text:p>0.968200029256335</text:p>
          </table:table-cell>
          <table:table-cell table:style-name="Default" office:value-type="float" office:value="19.134" calcext:value-type="float">
            <text:p>19.134</text:p>
          </table:table-cell>
          <table:table-cell table:style-name="Default" office:value-type="float" office:value="0.968204983887258" calcext:value-type="float">
            <text:p>0.968204983887258</text:p>
          </table:table-cell>
          <table:table-cell office:value-type="float" office:value="19.136" calcext:value-type="float">
            <text:p>19.136</text:p>
          </table:table-cell>
          <table:table-cell office:value-type="float" office:value="0.968208085302016" calcext:value-type="float">
            <text:p>0.968208085302016</text:p>
          </table:table-cell>
          <table:table-cell office:value-type="float" office:value="19.139" calcext:value-type="float">
            <text:p>19.139</text:p>
          </table:table-cell>
          <table:table-cell office:value-type="float" office:value="0.968229400106017" calcext:value-type="float">
            <text:p>0.968229400106017</text:p>
          </table:table-cell>
          <table:table-cell table:style-name="Default" table:formula="of:=AVERAGE([.C31];[.G31];[.K31])" office:value-type="float" office:value="19.1437777777778" calcext:value-type="float">
            <text:p>19.1437777777778</text:p>
          </table:table-cell>
          <table:table-cell table:style-name="Default" table:formula="of:=AVERAGE([.D31];[.H31];[.L31])" office:value-type="float" office:value="0.968213966362204" calcext:value-type="float">
            <text:p>0.968213966362204</text:p>
          </table:table-cell>
          <table:table-cell table:style-name="Default" table:formula="of:=AVERAGE([.E31];[.I31];[.M31])" office:value-type="float" office:value="19.1464444444444" calcext:value-type="float">
            <text:p>19.1464444444444</text:p>
          </table:table-cell>
          <table:table-cell table:style-name="Default" table:formula="of:=AVERAGE([.F31];[.J31];[.N31])" office:value-type="float" office:value="0.968218568686191" calcext:value-type="float">
            <text:p>0.96821856868619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.59" calcext:value-type="float">
            <text:p>13.59</text:p>
          </table:table-cell>
          <table:table-cell table:formula="of:=([.A32]-15)/4.5" office:value-type="float" office:value="-0.313333333333333" calcext:value-type="float">
            <text:p>-0.313333333333333</text:p>
          </table:table-cell>
          <table:table-cell office:value-type="float" office:value="19.1193333333333" calcext:value-type="float">
            <text:p>19.1193333333333</text:p>
          </table:table-cell>
          <table:table-cell office:value-type="float" office:value="0.96587194105589" calcext:value-type="float">
            <text:p>0.96587194105589</text:p>
          </table:table-cell>
          <table:table-cell office:value-type="float" office:value="19.1206666666667" calcext:value-type="float">
            <text:p>19.1206666666667</text:p>
          </table:table-cell>
          <table:table-cell office:value-type="float" office:value="0.965775473732941" calcext:value-type="float">
            <text:p>0.965775473732941</text:p>
          </table:table-cell>
          <table:table-cell table:style-name="Default" office:value-type="float" office:value="19.0823333333333" calcext:value-type="float">
            <text:p>19.0823333333333</text:p>
          </table:table-cell>
          <table:table-cell table:style-name="Default" office:value-type="float" office:value="0.965736980585715" calcext:value-type="float">
            <text:p>0.965736980585715</text:p>
          </table:table-cell>
          <table:table-cell table:style-name="Default" office:value-type="float" office:value="19.085" calcext:value-type="float">
            <text:p>19.085</text:p>
          </table:table-cell>
          <table:table-cell table:style-name="Default" office:value-type="float" office:value="0.965725463930901" calcext:value-type="float">
            <text:p>0.965725463930901</text:p>
          </table:table-cell>
          <table:table-cell office:value-type="float" office:value="19.0876666666667" calcext:value-type="float">
            <text:p>19.0876666666667</text:p>
          </table:table-cell>
          <table:table-cell office:value-type="float" office:value="0.965762513494468" calcext:value-type="float">
            <text:p>0.965762513494468</text:p>
          </table:table-cell>
          <table:table-cell office:value-type="float" office:value="19.0896666666667" calcext:value-type="float">
            <text:p>19.0896666666667</text:p>
          </table:table-cell>
          <table:table-cell office:value-type="float" office:value="0.965733596469251" calcext:value-type="float">
            <text:p>0.965733596469251</text:p>
          </table:table-cell>
          <table:table-cell table:style-name="Default" table:formula="of:=AVERAGE([.C32];[.G32];[.K32])" office:value-type="float" office:value="19.0964444444445" calcext:value-type="float">
            <text:p>19.0964444444445</text:p>
          </table:table-cell>
          <table:table-cell table:style-name="Default" table:formula="of:=AVERAGE([.D32];[.H32];[.L32])" office:value-type="float" office:value="0.965790478378691" calcext:value-type="float">
            <text:p>0.965790478378691</text:p>
          </table:table-cell>
          <table:table-cell table:style-name="Default" table:formula="of:=AVERAGE([.E32];[.I32];[.M32])" office:value-type="float" office:value="19.0984444444445" calcext:value-type="float">
            <text:p>19.0984444444445</text:p>
          </table:table-cell>
          <table:table-cell table:style-name="Default" table:formula="of:=AVERAGE([.F32];[.J32];[.N32])" office:value-type="float" office:value="0.965744844711031" calcext:value-type="float">
            <text:p>0.96574484471103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.691" calcext:value-type="float">
            <text:p>13.691</text:p>
          </table:table-cell>
          <table:table-cell table:formula="of:=([.A33]-15)/4.5" office:value-type="float" office:value="-0.290888888888889" calcext:value-type="float">
            <text:p>-0.290888888888889</text:p>
          </table:table-cell>
          <table:table-cell office:value-type="float" office:value="19.0693333333333" calcext:value-type="float">
            <text:p>19.0693333333333</text:p>
          </table:table-cell>
          <table:table-cell office:value-type="float" office:value="0.963155837143914" calcext:value-type="float">
            <text:p>0.963155837143914</text:p>
          </table:table-cell>
          <table:table-cell office:value-type="float" office:value="19.069" calcext:value-type="float">
            <text:p>19.069</text:p>
          </table:table-cell>
          <table:table-cell office:value-type="float" office:value="0.96300916290777" calcext:value-type="float">
            <text:p>0.96300916290777</text:p>
          </table:table-cell>
          <table:table-cell table:style-name="Default" office:value-type="float" office:value="19.031" calcext:value-type="float">
            <text:p>19.031</text:p>
          </table:table-cell>
          <table:table-cell table:style-name="Default" office:value-type="float" office:value="0.963138957795929" calcext:value-type="float">
            <text:p>0.963138957795929</text:p>
          </table:table-cell>
          <table:table-cell table:style-name="Default" office:value-type="float" office:value="19.0323333333333" calcext:value-type="float">
            <text:p>19.0323333333333</text:p>
          </table:table-cell>
          <table:table-cell table:style-name="Default" office:value-type="float" office:value="0.963060377936331" calcext:value-type="float">
            <text:p>0.963060377936331</text:p>
          </table:table-cell>
          <table:table-cell office:value-type="float" office:value="19.0346666666667" calcext:value-type="float">
            <text:p>19.0346666666667</text:p>
          </table:table-cell>
          <table:table-cell office:value-type="float" office:value="0.963080826391388" calcext:value-type="float">
            <text:p>0.963080826391388</text:p>
          </table:table-cell>
          <table:table-cell office:value-type="float" office:value="19.036" calcext:value-type="float">
            <text:p>19.036</text:p>
          </table:table-cell>
          <table:table-cell office:value-type="float" office:value="0.963018567113434" calcext:value-type="float">
            <text:p>0.963018567113434</text:p>
          </table:table-cell>
          <table:table-cell table:style-name="Default" table:formula="of:=AVERAGE([.C33];[.G33];[.K33])" office:value-type="float" office:value="19.045" calcext:value-type="float">
            <text:p>19.045</text:p>
          </table:table-cell>
          <table:table-cell table:style-name="Default" table:formula="of:=AVERAGE([.D33];[.H33];[.L33])" office:value-type="float" office:value="0.96312520711041" calcext:value-type="float">
            <text:p>0.96312520711041</text:p>
          </table:table-cell>
          <table:table-cell table:style-name="Default" table:formula="of:=AVERAGE([.E33];[.I33];[.M33])" office:value-type="float" office:value="19.0457777777778" calcext:value-type="float">
            <text:p>19.0457777777778</text:p>
          </table:table-cell>
          <table:table-cell table:style-name="Default" table:formula="of:=AVERAGE([.F33];[.J33];[.N33])" office:value-type="float" office:value="0.963029369319179" calcext:value-type="float">
            <text:p>0.96302936931917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.791" calcext:value-type="float">
            <text:p>13.791</text:p>
          </table:table-cell>
          <table:table-cell table:formula="of:=([.A34]-15)/4.5" office:value-type="float" office:value="-0.268666666666667" calcext:value-type="float">
            <text:p>-0.268666666666667</text:p>
          </table:table-cell>
          <table:table-cell office:value-type="float" office:value="19.0176666666667" calcext:value-type="float">
            <text:p>19.0176666666667</text:p>
          </table:table-cell>
          <table:table-cell office:value-type="float" office:value="0.960439707634181" calcext:value-type="float">
            <text:p>0.960439707634181</text:p>
          </table:table-cell>
          <table:table-cell office:value-type="float" office:value="19.0156666666667" calcext:value-type="float">
            <text:p>19.0156666666667</text:p>
          </table:table-cell>
          <table:table-cell office:value-type="float" office:value="0.960141606786793" calcext:value-type="float">
            <text:p>0.960141606786793</text:p>
          </table:table-cell>
          <table:table-cell table:style-name="Default" office:value-type="float" office:value="18.9753333333333" calcext:value-type="float">
            <text:p>18.9753333333333</text:p>
          </table:table-cell>
          <table:table-cell table:style-name="Default" office:value-type="float" office:value="0.960321589791991" calcext:value-type="float">
            <text:p>0.960321589791991</text:p>
          </table:table-cell>
          <table:table-cell table:style-name="Default" office:value-type="float" office:value="18.975" calcext:value-type="float">
            <text:p>18.975</text:p>
          </table:table-cell>
          <table:table-cell table:style-name="Default" office:value-type="float" office:value="0.960159135682914" calcext:value-type="float">
            <text:p>0.960159135682914</text:p>
          </table:table-cell>
          <table:table-cell office:value-type="float" office:value="18.9766666666667" calcext:value-type="float">
            <text:p>18.9766666666667</text:p>
          </table:table-cell>
          <table:table-cell office:value-type="float" office:value="0.960146125031952" calcext:value-type="float">
            <text:p>0.960146125031952</text:p>
          </table:table-cell>
          <table:table-cell office:value-type="float" office:value="18.9766666666667" calcext:value-type="float">
            <text:p>18.9766666666667</text:p>
          </table:table-cell>
          <table:table-cell office:value-type="float" office:value="0.960016849310169" calcext:value-type="float">
            <text:p>0.960016849310169</text:p>
          </table:table-cell>
          <table:table-cell table:style-name="Default" table:formula="of:=AVERAGE([.C34];[.G34];[.K34])" office:value-type="float" office:value="18.9898888888889" calcext:value-type="float">
            <text:p>18.9898888888889</text:p>
          </table:table-cell>
          <table:table-cell table:style-name="Default" table:formula="of:=AVERAGE([.D34];[.H34];[.L34])" office:value-type="float" office:value="0.960302474152708" calcext:value-type="float">
            <text:p>0.960302474152708</text:p>
          </table:table-cell>
          <table:table-cell table:style-name="Default" table:formula="of:=AVERAGE([.E34];[.I34];[.M34])" office:value-type="float" office:value="18.9891111111111" calcext:value-type="float">
            <text:p>18.9891111111111</text:p>
          </table:table-cell>
          <table:table-cell table:style-name="Default" table:formula="of:=AVERAGE([.F34];[.J34];[.N34])" office:value-type="float" office:value="0.960105863926625" calcext:value-type="float">
            <text:p>0.96010586392662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.891" calcext:value-type="float">
            <text:p>13.891</text:p>
          </table:table-cell>
          <table:table-cell table:formula="of:=([.A35]-15)/4.5" office:value-type="float" office:value="-0.246444444444444" calcext:value-type="float">
            <text:p>-0.246444444444444</text:p>
          </table:table-cell>
          <table:table-cell office:value-type="float" office:value="18.9596666666667" calcext:value-type="float">
            <text:p>18.9596666666667</text:p>
          </table:table-cell>
          <table:table-cell office:value-type="float" office:value="0.95725122033973" calcext:value-type="float">
            <text:p>0.95725122033973</text:p>
          </table:table-cell>
          <table:table-cell office:value-type="float" office:value="18.9553333333333" calcext:value-type="float">
            <text:p>18.9553333333333</text:p>
          </table:table-cell>
          <table:table-cell office:value-type="float" office:value="0.956902981734371" calcext:value-type="float">
            <text:p>0.956902981734371</text:p>
          </table:table-cell>
          <table:table-cell table:style-name="Default" office:value-type="float" office:value="18.9126666666667" calcext:value-type="float">
            <text:p>18.9126666666667</text:p>
          </table:table-cell>
          <table:table-cell table:style-name="Default" office:value-type="float" office:value="0.957149970746873" calcext:value-type="float">
            <text:p>0.957149970746873</text:p>
          </table:table-cell>
          <table:table-cell table:style-name="Default" office:value-type="float" office:value="18.9106666666667" calcext:value-type="float">
            <text:p>18.9106666666667</text:p>
          </table:table-cell>
          <table:table-cell table:style-name="Default" office:value-type="float" office:value="0.956903684218077" calcext:value-type="float">
            <text:p>0.956903684218077</text:p>
          </table:table-cell>
          <table:table-cell office:value-type="float" office:value="18.914" calcext:value-type="float">
            <text:p>18.914</text:p>
          </table:table-cell>
          <table:table-cell office:value-type="float" office:value="0.956975291312585" calcext:value-type="float">
            <text:p>0.956975291312585</text:p>
          </table:table-cell>
          <table:table-cell office:value-type="float" office:value="18.912" calcext:value-type="float">
            <text:p>18.912</text:p>
          </table:table-cell>
          <table:table-cell office:value-type="float" office:value="0.956745301064479" calcext:value-type="float">
            <text:p>0.956745301064479</text:p>
          </table:table-cell>
          <table:table-cell table:style-name="Default" table:formula="of:=AVERAGE([.C35];[.G35];[.K35])" office:value-type="float" office:value="18.9287777777778" calcext:value-type="float">
            <text:p>18.9287777777778</text:p>
          </table:table-cell>
          <table:table-cell table:style-name="Default" table:formula="of:=AVERAGE([.D35];[.H35];[.L35])" office:value-type="float" office:value="0.957125494133063" calcext:value-type="float">
            <text:p>0.957125494133063</text:p>
          </table:table-cell>
          <table:table-cell table:style-name="Default" table:formula="of:=AVERAGE([.E35];[.I35];[.M35])" office:value-type="float" office:value="18.926" calcext:value-type="float">
            <text:p>18.926</text:p>
          </table:table-cell>
          <table:table-cell table:style-name="Default" table:formula="of:=AVERAGE([.F35];[.J35];[.N35])" office:value-type="float" office:value="0.956850655672309" calcext:value-type="float">
            <text:p>0.95685065567230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3.992" calcext:value-type="float">
            <text:p>13.992</text:p>
          </table:table-cell>
          <table:table-cell table:formula="of:=([.A36]-15)/4.5" office:value-type="float" office:value="-0.224" calcext:value-type="float">
            <text:p>-0.224</text:p>
          </table:table-cell>
          <table:table-cell office:value-type="float" office:value="18.899" calcext:value-type="float">
            <text:p>18.899</text:p>
          </table:table-cell>
          <table:table-cell office:value-type="float" office:value="0.954079581671239" calcext:value-type="float">
            <text:p>0.954079581671239</text:p>
          </table:table-cell>
          <table:table-cell office:value-type="float" office:value="18.8926666666667" calcext:value-type="float">
            <text:p>18.8926666666667</text:p>
          </table:table-cell>
          <table:table-cell office:value-type="float" office:value="0.9534956384175" calcext:value-type="float">
            <text:p>0.9534956384175</text:p>
          </table:table-cell>
          <table:table-cell table:style-name="Default" office:value-type="float" office:value="18.8453333333333" calcext:value-type="float">
            <text:p>18.8453333333333</text:p>
          </table:table-cell>
          <table:table-cell table:style-name="Default" office:value-type="float" office:value="0.953742164709731" calcext:value-type="float">
            <text:p>0.953742164709731</text:p>
          </table:table-cell>
          <table:table-cell table:style-name="Default" office:value-type="float" office:value="18.8413333333333" calcext:value-type="float">
            <text:p>18.8413333333333</text:p>
          </table:table-cell>
          <table:table-cell table:style-name="Default" office:value-type="float" office:value="0.953395226173654" calcext:value-type="float">
            <text:p>0.953395226173654</text:p>
          </table:table-cell>
          <table:table-cell office:value-type="float" office:value="18.8453333333333" calcext:value-type="float">
            <text:p>18.8453333333333</text:p>
          </table:table-cell>
          <table:table-cell office:value-type="float" office:value="0.953500864205811" calcext:value-type="float">
            <text:p>0.953500864205811</text:p>
          </table:table-cell>
          <table:table-cell office:value-type="float" office:value="18.8416666666667" calcext:value-type="float">
            <text:p>18.8416666666667</text:p>
          </table:table-cell>
          <table:table-cell office:value-type="float" office:value="0.953187064368233" calcext:value-type="float">
            <text:p>0.953187064368233</text:p>
          </table:table-cell>
          <table:table-cell table:style-name="Default" table:formula="of:=AVERAGE([.C36];[.G36];[.K36])" office:value-type="float" office:value="18.8632222222222" calcext:value-type="float">
            <text:p>18.8632222222222</text:p>
          </table:table-cell>
          <table:table-cell table:style-name="Default" table:formula="of:=AVERAGE([.D36];[.H36];[.L36])" office:value-type="float" office:value="0.953774203528927" calcext:value-type="float">
            <text:p>0.953774203528927</text:p>
          </table:table-cell>
          <table:table-cell table:style-name="Default" table:formula="of:=AVERAGE([.E36];[.I36];[.M36])" office:value-type="float" office:value="18.8585555555556" calcext:value-type="float">
            <text:p>18.8585555555556</text:p>
          </table:table-cell>
          <table:table-cell table:style-name="Default" table:formula="of:=AVERAGE([.F36];[.J36];[.N36])" office:value-type="float" office:value="0.953359309653129" calcext:value-type="float">
            <text:p>0.95335930965312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.092" calcext:value-type="float">
            <text:p>14.092</text:p>
          </table:table-cell>
          <table:table-cell table:formula="of:=([.A37]-15)/4.5" office:value-type="float" office:value="-0.201777777777778" calcext:value-type="float">
            <text:p>-0.201777777777778</text:p>
          </table:table-cell>
          <table:table-cell office:value-type="float" office:value="18.8316666666667" calcext:value-type="float">
            <text:p>18.8316666666667</text:p>
          </table:table-cell>
          <table:table-cell office:value-type="float" office:value="0.950317475924152" calcext:value-type="float">
            <text:p>0.950317475924152</text:p>
          </table:table-cell>
          <table:table-cell office:value-type="float" office:value="18.8206666666667" calcext:value-type="float">
            <text:p>18.8206666666667</text:p>
          </table:table-cell>
          <table:table-cell office:value-type="float" office:value="0.949599151875901" calcext:value-type="float">
            <text:p>0.949599151875901</text:p>
          </table:table-cell>
          <table:table-cell table:style-name="Default" office:value-type="float" office:value="18.7743333333333" calcext:value-type="float">
            <text:p>18.7743333333333</text:p>
          </table:table-cell>
          <table:table-cell table:style-name="Default" office:value-type="float" office:value="0.950148720911711" calcext:value-type="float">
            <text:p>0.950148720911711</text:p>
          </table:table-cell>
          <table:table-cell table:style-name="Default" office:value-type="float" office:value="18.7663333333333" calcext:value-type="float">
            <text:p>18.7663333333333</text:p>
          </table:table-cell>
          <table:table-cell table:style-name="Default" office:value-type="float" office:value="0.949599949955338" calcext:value-type="float">
            <text:p>0.949599949955338</text:p>
          </table:table-cell>
          <table:table-cell office:value-type="float" office:value="18.7686666666667" calcext:value-type="float">
            <text:p>18.7686666666667</text:p>
          </table:table-cell>
          <table:table-cell office:value-type="float" office:value="0.94962164449969" calcext:value-type="float">
            <text:p>0.94962164449969</text:p>
          </table:table-cell>
          <table:table-cell office:value-type="float" office:value="18.7616666666667" calcext:value-type="float">
            <text:p>18.7616666666667</text:p>
          </table:table-cell>
          <table:table-cell office:value-type="float" office:value="0.949139771513618" calcext:value-type="float">
            <text:p>0.949139771513618</text:p>
          </table:table-cell>
          <table:table-cell table:style-name="Default" table:formula="of:=AVERAGE([.C37];[.G37];[.K37])" office:value-type="float" office:value="18.7915555555556" calcext:value-type="float">
            <text:p>18.7915555555556</text:p>
          </table:table-cell>
          <table:table-cell table:style-name="Default" table:formula="of:=AVERAGE([.D37];[.H37];[.L37])" office:value-type="float" office:value="0.950029280445184" calcext:value-type="float">
            <text:p>0.950029280445184</text:p>
          </table:table-cell>
          <table:table-cell table:style-name="Default" table:formula="of:=AVERAGE([.E37];[.I37];[.M37])" office:value-type="float" office:value="18.7828888888889" calcext:value-type="float">
            <text:p>18.7828888888889</text:p>
          </table:table-cell>
          <table:table-cell table:style-name="Default" table:formula="of:=AVERAGE([.F37];[.J37];[.N37])" office:value-type="float" office:value="0.949446291114952" calcext:value-type="float">
            <text:p>0.94944629111495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.192" calcext:value-type="float">
            <text:p>14.192</text:p>
          </table:table-cell>
          <table:table-cell table:formula="of:=([.A38]-15)/4.5" office:value-type="float" office:value="-0.179555555555556" calcext:value-type="float">
            <text:p>-0.179555555555556</text:p>
          </table:table-cell>
          <table:table-cell office:value-type="float" office:value="18.7586666666667" calcext:value-type="float">
            <text:p>18.7586666666667</text:p>
          </table:table-cell>
          <table:table-cell office:value-type="float" office:value="0.946403526982044" calcext:value-type="float">
            <text:p>0.946403526982044</text:p>
          </table:table-cell>
          <table:table-cell office:value-type="float" office:value="18.745" calcext:value-type="float">
            <text:p>18.745</text:p>
          </table:table-cell>
          <table:table-cell office:value-type="float" office:value="0.945449597320763" calcext:value-type="float">
            <text:p>0.945449597320763</text:p>
          </table:table-cell>
          <table:table-cell table:style-name="Default" office:value-type="float" office:value="18.6926666666667" calcext:value-type="float">
            <text:p>18.6926666666667</text:p>
          </table:table-cell>
          <table:table-cell table:style-name="Default" office:value-type="float" office:value="0.946015430155903" calcext:value-type="float">
            <text:p>0.946015430155903</text:p>
          </table:table-cell>
          <table:table-cell table:style-name="Default" office:value-type="float" office:value="18.681" calcext:value-type="float">
            <text:p>18.681</text:p>
          </table:table-cell>
          <table:table-cell table:style-name="Default" office:value-type="float" office:value="0.945281781244121" calcext:value-type="float">
            <text:p>0.945281781244121</text:p>
          </table:table-cell>
          <table:table-cell office:value-type="float" office:value="18.6826666666667" calcext:value-type="float">
            <text:p>18.6826666666667</text:p>
          </table:table-cell>
          <table:table-cell office:value-type="float" office:value="0.945270138737315" calcext:value-type="float">
            <text:p>0.945270138737315</text:p>
          </table:table-cell>
          <table:table-cell office:value-type="float" office:value="18.6723333333333" calcext:value-type="float">
            <text:p>18.6723333333333</text:p>
          </table:table-cell>
          <table:table-cell office:value-type="float" office:value="0.944620265145293" calcext:value-type="float">
            <text:p>0.944620265145293</text:p>
          </table:table-cell>
          <table:table-cell table:style-name="Default" table:formula="of:=AVERAGE([.C38];[.G38];[.K38])" office:value-type="float" office:value="18.7113333333333" calcext:value-type="float">
            <text:p>18.7113333333333</text:p>
          </table:table-cell>
          <table:table-cell table:style-name="Default" table:formula="of:=AVERAGE([.D38];[.H38];[.L38])" office:value-type="float" office:value="0.945896365291754" calcext:value-type="float">
            <text:p>0.945896365291754</text:p>
          </table:table-cell>
          <table:table-cell table:style-name="Default" table:formula="of:=AVERAGE([.E38];[.I38];[.M38])" office:value-type="float" office:value="18.6994444444444" calcext:value-type="float">
            <text:p>18.6994444444444</text:p>
          </table:table-cell>
          <table:table-cell table:style-name="Default" table:formula="of:=AVERAGE([.F38];[.J38];[.N38])" office:value-type="float" office:value="0.945117214570059" calcext:value-type="float">
            <text:p>0.94511721457005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.293" calcext:value-type="float">
            <text:p>14.293</text:p>
          </table:table-cell>
          <table:table-cell table:formula="of:=([.A39]-15)/4.5" office:value-type="float" office:value="-0.157111111111111" calcext:value-type="float">
            <text:p>-0.157111111111111</text:p>
          </table:table-cell>
          <table:table-cell office:value-type="float" office:value="18.677" calcext:value-type="float">
            <text:p>18.677</text:p>
          </table:table-cell>
          <table:table-cell office:value-type="float" office:value="0.941764114644871" calcext:value-type="float">
            <text:p>0.941764114644871</text:p>
          </table:table-cell>
          <table:table-cell office:value-type="float" office:value="18.6586666666667" calcext:value-type="float">
            <text:p>18.6586666666667</text:p>
          </table:table-cell>
          <table:table-cell office:value-type="float" office:value="0.940709666185218" calcext:value-type="float">
            <text:p>0.940709666185218</text:p>
          </table:table-cell>
          <table:table-cell table:style-name="Default" office:value-type="float" office:value="18.601" calcext:value-type="float">
            <text:p>18.601</text:p>
          </table:table-cell>
          <table:table-cell table:style-name="Default" office:value-type="float" office:value="0.941376055388843" calcext:value-type="float">
            <text:p>0.941376055388843</text:p>
          </table:table-cell>
          <table:table-cell table:style-name="Default" office:value-type="float" office:value="18.5856666666667" calcext:value-type="float">
            <text:p>18.5856666666667</text:p>
          </table:table-cell>
          <table:table-cell table:style-name="Default" office:value-type="float" office:value="0.940457605346301" calcext:value-type="float">
            <text:p>0.940457605346301</text:p>
          </table:table-cell>
          <table:table-cell office:value-type="float" office:value="18.588" calcext:value-type="float">
            <text:p>18.588</text:p>
          </table:table-cell>
          <table:table-cell office:value-type="float" office:value="0.94048008767578" calcext:value-type="float">
            <text:p>0.94048008767578</text:p>
          </table:table-cell>
          <table:table-cell office:value-type="float" office:value="18.5736666666667" calcext:value-type="float">
            <text:p>18.5736666666667</text:p>
          </table:table-cell>
          <table:table-cell office:value-type="float" office:value="0.939628555503501" calcext:value-type="float">
            <text:p>0.939628555503501</text:p>
          </table:table-cell>
          <table:table-cell table:style-name="Default" table:formula="of:=AVERAGE([.C39];[.G39];[.K39])" office:value-type="float" office:value="18.622" calcext:value-type="float">
            <text:p>18.622</text:p>
          </table:table-cell>
          <table:table-cell table:style-name="Default" table:formula="of:=AVERAGE([.D39];[.H39];[.L39])" office:value-type="float" office:value="0.941206752569831" calcext:value-type="float">
            <text:p>0.941206752569831</text:p>
          </table:table-cell>
          <table:table-cell table:style-name="Default" table:formula="of:=AVERAGE([.E39];[.I39];[.M39])" office:value-type="float" office:value="18.606" calcext:value-type="float">
            <text:p>18.606</text:p>
          </table:table-cell>
          <table:table-cell table:style-name="Default" table:formula="of:=AVERAGE([.F39];[.J39];[.N39])" office:value-type="float" office:value="0.94026527567834" calcext:value-type="float">
            <text:p>0.9402652756783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.393" calcext:value-type="float">
            <text:p>14.393</text:p>
          </table:table-cell>
          <table:table-cell table:formula="of:=([.A40]-15)/4.5" office:value-type="float" office:value="-0.134888888888889" calcext:value-type="float">
            <text:p>-0.134888888888889</text:p>
          </table:table-cell>
          <table:table-cell office:value-type="float" office:value="18.5876666666667" calcext:value-type="float">
            <text:p>18.5876666666667</text:p>
          </table:table-cell>
          <table:table-cell office:value-type="float" office:value="0.937647726284465" calcext:value-type="float">
            <text:p>0.937647726284465</text:p>
          </table:table-cell>
          <table:table-cell office:value-type="float" office:value="18.573" calcext:value-type="float">
            <text:p>18.573</text:p>
          </table:table-cell>
          <table:table-cell office:value-type="float" office:value="0.937403521226027" calcext:value-type="float">
            <text:p>0.937403521226027</text:p>
          </table:table-cell>
          <table:table-cell table:style-name="Default" office:value-type="float" office:value="18.505" calcext:value-type="float">
            <text:p>18.505</text:p>
          </table:table-cell>
          <table:table-cell table:style-name="Default" office:value-type="float" office:value="0.936517286738865" calcext:value-type="float">
            <text:p>0.936517286738865</text:p>
          </table:table-cell>
          <table:table-cell table:style-name="Default" office:value-type="float" office:value="18.4846666666667" calcext:value-type="float">
            <text:p>18.4846666666667</text:p>
          </table:table-cell>
          <table:table-cell table:style-name="Default" office:value-type="float" office:value="0.935346595056592" calcext:value-type="float">
            <text:p>0.935346595056592</text:p>
          </table:table-cell>
          <table:table-cell office:value-type="float" office:value="18.4793333333333" calcext:value-type="float">
            <text:p>18.4793333333333</text:p>
          </table:table-cell>
          <table:table-cell office:value-type="float" office:value="0.934981673663248" calcext:value-type="float">
            <text:p>0.934981673663248</text:p>
          </table:table-cell>
          <table:table-cell office:value-type="float" office:value="18.461" calcext:value-type="float">
            <text:p>18.461</text:p>
          </table:table-cell>
          <table:table-cell office:value-type="float" office:value="0.933928569098196" calcext:value-type="float">
            <text:p>0.933928569098196</text:p>
          </table:table-cell>
          <table:table-cell table:style-name="Default" table:formula="of:=AVERAGE([.C40];[.G40];[.K40])" office:value-type="float" office:value="18.524" calcext:value-type="float">
            <text:p>18.524</text:p>
          </table:table-cell>
          <table:table-cell table:style-name="Default" table:formula="of:=AVERAGE([.D40];[.H40];[.L40])" office:value-type="float" office:value="0.936382228895526" calcext:value-type="float">
            <text:p>0.936382228895526</text:p>
          </table:table-cell>
          <table:table-cell table:style-name="Default" table:formula="of:=AVERAGE([.E40];[.I40];[.M40])" office:value-type="float" office:value="18.5062222222222" calcext:value-type="float">
            <text:p>18.5062222222222</text:p>
          </table:table-cell>
          <table:table-cell table:style-name="Default" table:formula="of:=AVERAGE([.F40];[.J40];[.N40])" office:value-type="float" office:value="0.935559561793605" calcext:value-type="float">
            <text:p>0.93555956179360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.493" calcext:value-type="float">
            <text:p>14.493</text:p>
          </table:table-cell>
          <table:table-cell table:formula="of:=([.A41]-15)/4.5" office:value-type="float" office:value="-0.112666666666667" calcext:value-type="float">
            <text:p>-0.112666666666667</text:p>
          </table:table-cell>
          <table:table-cell office:value-type="float" office:value="18.511" calcext:value-type="float">
            <text:p>18.511</text:p>
          </table:table-cell>
          <table:table-cell office:value-type="float" office:value="0.934138633958057" calcext:value-type="float">
            <text:p>0.934138633958057</text:p>
          </table:table-cell>
          <table:table-cell office:value-type="float" office:value="18.518" calcext:value-type="float">
            <text:p>18.518</text:p>
          </table:table-cell>
          <table:table-cell office:value-type="float" office:value="0.935497339753602" calcext:value-type="float">
            <text:p>0.935497339753602</text:p>
          </table:table-cell>
          <table:table-cell table:style-name="Default" office:value-type="float" office:value="18.396" calcext:value-type="float">
            <text:p>18.396</text:p>
          </table:table-cell>
          <table:table-cell table:style-name="Default" office:value-type="float" office:value="0.931000521716769" calcext:value-type="float">
            <text:p>0.931000521716769</text:p>
          </table:table-cell>
          <table:table-cell table:style-name="Default" office:value-type="float" office:value="18.3856666666667" calcext:value-type="float">
            <text:p>18.3856666666667</text:p>
          </table:table-cell>
          <table:table-cell table:style-name="Default" office:value-type="float" office:value="0.930336729372737" calcext:value-type="float">
            <text:p>0.930336729372737</text:p>
          </table:table-cell>
          <table:table-cell office:value-type="float" office:value="18.3546666666667" calcext:value-type="float">
            <text:p>18.3546666666667</text:p>
          </table:table-cell>
          <table:table-cell office:value-type="float" office:value="0.928673597650442" calcext:value-type="float">
            <text:p>0.928673597650442</text:p>
          </table:table-cell>
          <table:table-cell office:value-type="float" office:value="18.3466666666667" calcext:value-type="float">
            <text:p>18.3466666666667</text:p>
          </table:table-cell>
          <table:table-cell office:value-type="float" office:value="0.928144180065484" calcext:value-type="float">
            <text:p>0.928144180065484</text:p>
          </table:table-cell>
          <table:table-cell table:style-name="Default" table:formula="of:=AVERAGE([.C41];[.G41];[.K41])" office:value-type="float" office:value="18.4205555555556" calcext:value-type="float">
            <text:p>18.4205555555556</text:p>
          </table:table-cell>
          <table:table-cell table:style-name="Default" table:formula="of:=AVERAGE([.D41];[.H41];[.L41])" office:value-type="float" office:value="0.931270917775089" calcext:value-type="float">
            <text:p>0.931270917775089</text:p>
          </table:table-cell>
          <table:table-cell table:style-name="Default" table:formula="of:=AVERAGE([.E41];[.I41];[.M41])" office:value-type="float" office:value="18.4167777777778" calcext:value-type="float">
            <text:p>18.4167777777778</text:p>
          </table:table-cell>
          <table:table-cell table:style-name="Default" table:formula="of:=AVERAGE([.F41];[.J41];[.N41])" office:value-type="float" office:value="0.931326083063941" calcext:value-type="float">
            <text:p>0.93132608306394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.594" calcext:value-type="float">
            <text:p>14.594</text:p>
          </table:table-cell>
          <table:table-cell table:formula="of:=([.A42]-15)/4.5" office:value-type="float" office:value="-0.0902222222222223" calcext:value-type="float">
            <text:p>-0.090222222222222</text:p>
          </table:table-cell>
          <table:table-cell office:value-type="float" office:value="18.4343333333333" calcext:value-type="float">
            <text:p>18.4343333333333</text:p>
          </table:table-cell>
          <table:table-cell office:value-type="float" office:value="0.929465528690305" calcext:value-type="float">
            <text:p>0.929465528690305</text:p>
          </table:table-cell>
          <table:table-cell office:value-type="float" office:value="18.465" calcext:value-type="float">
            <text:p>18.465</text:p>
          </table:table-cell>
          <table:table-cell office:value-type="float" office:value="0.930791087936274" calcext:value-type="float">
            <text:p>0.930791087936274</text:p>
          </table:table-cell>
          <table:table-cell table:style-name="Default" office:value-type="float" office:value="18.2736666666667" calcext:value-type="float">
            <text:p>18.2736666666667</text:p>
          </table:table-cell>
          <table:table-cell table:style-name="Default" office:value-type="float" office:value="0.924809015008511" calcext:value-type="float">
            <text:p>0.924809015008511</text:p>
          </table:table-cell>
          <table:table-cell table:style-name="Default" office:value-type="float" office:value="18.2783333333333" calcext:value-type="float">
            <text:p>18.2783333333333</text:p>
          </table:table-cell>
          <table:table-cell table:style-name="Default" office:value-type="float" office:value="0.924905231853797" calcext:value-type="float">
            <text:p>0.924905231853797</text:p>
          </table:table-cell>
          <table:table-cell office:value-type="float" office:value="18.2183333333333" calcext:value-type="float">
            <text:p>18.2183333333333</text:p>
          </table:table-cell>
          <table:table-cell office:value-type="float" office:value="0.921775165566053" calcext:value-type="float">
            <text:p>0.921775165566053</text:p>
          </table:table-cell>
          <table:table-cell office:value-type="float" office:value="18.2263333333333" calcext:value-type="float">
            <text:p>18.2263333333333</text:p>
          </table:table-cell>
          <table:table-cell office:value-type="float" office:value="0.922056172923448" calcext:value-type="float">
            <text:p>0.922056172923448</text:p>
          </table:table-cell>
          <table:table-cell table:style-name="Default" table:formula="of:=AVERAGE([.C42];[.G42];[.K42])" office:value-type="float" office:value="18.3087777777778" calcext:value-type="float">
            <text:p>18.3087777777778</text:p>
          </table:table-cell>
          <table:table-cell table:style-name="Default" table:formula="of:=AVERAGE([.D42];[.H42];[.L42])" office:value-type="float" office:value="0.92534990308829" calcext:value-type="float">
            <text:p>0.92534990308829</text:p>
          </table:table-cell>
          <table:table-cell table:style-name="Default" table:formula="of:=AVERAGE([.E42];[.I42];[.M42])" office:value-type="float" office:value="18.3232222222222" calcext:value-type="float">
            <text:p>18.3232222222222</text:p>
          </table:table-cell>
          <table:table-cell table:style-name="Default" table:formula="of:=AVERAGE([.F42];[.J42];[.N42])" office:value-type="float" office:value="0.925917497571173" calcext:value-type="float">
            <text:p>0.92591749757117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.694" calcext:value-type="float">
            <text:p>14.694</text:p>
          </table:table-cell>
          <table:table-cell table:formula="of:=([.A43]-15)/4.5" office:value-type="float" office:value="-0.0679999999999998" calcext:value-type="float">
            <text:p>-0.068</text:p>
          </table:table-cell>
          <table:table-cell office:value-type="float" office:value="18.343" calcext:value-type="float">
            <text:p>18.343</text:p>
          </table:table-cell>
          <table:table-cell office:value-type="float" office:value="0.922970117869526" calcext:value-type="float">
            <text:p>0.922970117869526</text:p>
          </table:table-cell>
          <table:table-cell office:value-type="float" office:value="18.3503333333333" calcext:value-type="float">
            <text:p>18.3503333333333</text:p>
          </table:table-cell>
          <table:table-cell office:value-type="float" office:value="0.920383203480115" calcext:value-type="float">
            <text:p>0.920383203480115</text:p>
          </table:table-cell>
          <table:table-cell table:style-name="Default" office:value-type="float" office:value="18.1486666666667" calcext:value-type="float">
            <text:p>18.1486666666667</text:p>
          </table:table-cell>
          <table:table-cell table:style-name="Default" office:value-type="float" office:value="0.918482430019059" calcext:value-type="float">
            <text:p>0.918482430019059</text:p>
          </table:table-cell>
          <table:table-cell table:style-name="Default" office:value-type="float" office:value="18.16" calcext:value-type="float">
            <text:p>18.16</text:p>
          </table:table-cell>
          <table:table-cell table:style-name="Default" office:value-type="float" office:value="0.91891694233524" calcext:value-type="float">
            <text:p>0.91891694233524</text:p>
          </table:table-cell>
          <table:table-cell office:value-type="float" office:value="18.062" calcext:value-type="float">
            <text:p>18.062</text:p>
          </table:table-cell>
          <table:table-cell office:value-type="float" office:value="0.913864782264939" calcext:value-type="float">
            <text:p>0.913864782264939</text:p>
          </table:table-cell>
          <table:table-cell office:value-type="float" office:value="18.0733333333333" calcext:value-type="float">
            <text:p>18.0733333333333</text:p>
          </table:table-cell>
          <table:table-cell office:value-type="float" office:value="0.914315513179271" calcext:value-type="float">
            <text:p>0.914315513179271</text:p>
          </table:table-cell>
          <table:table-cell table:style-name="Default" table:formula="of:=AVERAGE([.C43];[.G43];[.K43])" office:value-type="float" office:value="18.1845555555556" calcext:value-type="float">
            <text:p>18.1845555555556</text:p>
          </table:table-cell>
          <table:table-cell table:style-name="Default" table:formula="of:=AVERAGE([.D43];[.H43];[.L43])" office:value-type="float" office:value="0.918439110051175" calcext:value-type="float">
            <text:p>0.918439110051175</text:p>
          </table:table-cell>
          <table:table-cell table:style-name="Default" table:formula="of:=AVERAGE([.E43];[.I43];[.M43])" office:value-type="float" office:value="18.1945555555555" calcext:value-type="float">
            <text:p>18.1945555555555</text:p>
          </table:table-cell>
          <table:table-cell table:style-name="Default" table:formula="of:=AVERAGE([.F43];[.J43];[.N43])" office:value-type="float" office:value="0.917871886331542" calcext:value-type="float">
            <text:p>0.91787188633154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.794" calcext:value-type="float">
            <text:p>14.794</text:p>
          </table:table-cell>
          <table:table-cell table:formula="of:=([.A44]-15)/4.5" office:value-type="float" office:value="-0.0457777777777777" calcext:value-type="float">
            <text:p>-0.045777777777778</text:p>
          </table:table-cell>
          <table:table-cell office:value-type="float" office:value="18.1896666666667" calcext:value-type="float">
            <text:p>18.1896666666667</text:p>
          </table:table-cell>
          <table:table-cell office:value-type="float" office:value="0.91438309178417" calcext:value-type="float">
            <text:p>0.91438309178417</text:p>
          </table:table-cell>
          <table:table-cell office:value-type="float" office:value="18.1123333333333" calcext:value-type="float">
            <text:p>18.1123333333333</text:p>
          </table:table-cell>
          <table:table-cell office:value-type="float" office:value="0.907715517173877" calcext:value-type="float">
            <text:p>0.907715517173877</text:p>
          </table:table-cell>
          <table:table-cell table:style-name="Default" office:value-type="float" office:value="17.981" calcext:value-type="float">
            <text:p>17.981</text:p>
          </table:table-cell>
          <table:table-cell table:style-name="Default" office:value-type="float" office:value="0.909996191680916" calcext:value-type="float">
            <text:p>0.909996191680916</text:p>
          </table:table-cell>
          <table:table-cell table:style-name="Default" office:value-type="float" office:value="17.9183333333333" calcext:value-type="float">
            <text:p>17.9183333333333</text:p>
          </table:table-cell>
          <table:table-cell table:style-name="Default" office:value-type="float" office:value="0.906687336251268" calcext:value-type="float">
            <text:p>0.906687336251268</text:p>
          </table:table-cell>
          <table:table-cell office:value-type="float" office:value="17.8456666666667" calcext:value-type="float">
            <text:p>17.8456666666667</text:p>
          </table:table-cell>
          <table:table-cell office:value-type="float" office:value="0.902918231309863" calcext:value-type="float">
            <text:p>0.902918231309863</text:p>
          </table:table-cell>
          <table:table-cell office:value-type="float" office:value="17.7716666666667" calcext:value-type="float">
            <text:p>17.7716666666667</text:p>
          </table:table-cell>
          <table:table-cell office:value-type="float" office:value="0.899053398941907" calcext:value-type="float">
            <text:p>0.899053398941907</text:p>
          </table:table-cell>
          <table:table-cell table:style-name="Default" table:formula="of:=AVERAGE([.C44];[.G44];[.K44])" office:value-type="float" office:value="18.0054444444445" calcext:value-type="float">
            <text:p>18.0054444444445</text:p>
          </table:table-cell>
          <table:table-cell table:style-name="Default" table:formula="of:=AVERAGE([.D44];[.H44];[.L44])" office:value-type="float" office:value="0.90909917159165" calcext:value-type="float">
            <text:p>0.90909917159165</text:p>
          </table:table-cell>
          <table:table-cell table:style-name="Default" table:formula="of:=AVERAGE([.E44];[.I44];[.M44])" office:value-type="float" office:value="17.9341111111111" calcext:value-type="float">
            <text:p>17.9341111111111</text:p>
          </table:table-cell>
          <table:table-cell table:style-name="Default" table:formula="of:=AVERAGE([.F44];[.J44];[.N44])" office:value-type="float" office:value="0.904485417455684" calcext:value-type="float">
            <text:p>0.90448541745568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.895" calcext:value-type="float">
            <text:p>14.895</text:p>
          </table:table-cell>
          <table:table-cell table:formula="of:=([.A45]-15)/4.5" office:value-type="float" office:value="-0.0233333333333334" calcext:value-type="float">
            <text:p>-0.023333333333334</text:p>
          </table:table-cell>
          <table:table-cell office:value-type="float" office:value="18.0303333333333" calcext:value-type="float">
            <text:p>18.0303333333333</text:p>
          </table:table-cell>
          <table:table-cell office:value-type="float" office:value="0.90370370441575" calcext:value-type="float">
            <text:p>0.90370370441575</text:p>
          </table:table-cell>
          <table:table-cell office:value-type="float" office:value="17.8786666666667" calcext:value-type="float">
            <text:p>17.8786666666667</text:p>
          </table:table-cell>
          <table:table-cell office:value-type="float" office:value="0.893444758945097" calcext:value-type="float">
            <text:p>0.893444758945097</text:p>
          </table:table-cell>
          <table:table-cell table:style-name="Default" office:value-type="float" office:value="17.7606666666667" calcext:value-type="float">
            <text:p>17.7606666666667</text:p>
          </table:table-cell>
          <table:table-cell table:style-name="Default" office:value-type="float" office:value="0.89884459758757" calcext:value-type="float">
            <text:p>0.89884459758757</text:p>
          </table:table-cell>
          <table:table-cell table:style-name="Default" office:value-type="float" office:value="17.5846666666667" calcext:value-type="float">
            <text:p>17.5846666666667</text:p>
          </table:table-cell>
          <table:table-cell table:style-name="Default" office:value-type="float" office:value="0.889802584054292" calcext:value-type="float">
            <text:p>0.889802584054292</text:p>
          </table:table-cell>
          <table:table-cell office:value-type="float" office:value="17.5843333333333" calcext:value-type="float">
            <text:p>17.5843333333333</text:p>
          </table:table-cell>
          <table:table-cell office:value-type="float" office:value="0.889694573383975" calcext:value-type="float">
            <text:p>0.889694573383975</text:p>
          </table:table-cell>
          <table:table-cell office:value-type="float" office:value="17.392" calcext:value-type="float">
            <text:p>17.392</text:p>
          </table:table-cell>
          <table:table-cell office:value-type="float" office:value="0.879845078457251" calcext:value-type="float">
            <text:p>0.879845078457251</text:p>
          </table:table-cell>
          <table:table-cell table:style-name="Default" table:formula="of:=AVERAGE([.C45];[.G45];[.K45])" office:value-type="float" office:value="17.7917777777778" calcext:value-type="float">
            <text:p>17.7917777777778</text:p>
          </table:table-cell>
          <table:table-cell table:style-name="Default" table:formula="of:=AVERAGE([.D45];[.H45];[.L45])" office:value-type="float" office:value="0.897414291795765" calcext:value-type="float">
            <text:p>0.897414291795765</text:p>
          </table:table-cell>
          <table:table-cell table:style-name="Default" table:formula="of:=AVERAGE([.E45];[.I45];[.M45])" office:value-type="float" office:value="17.6184444444444" calcext:value-type="float">
            <text:p>17.6184444444444</text:p>
          </table:table-cell>
          <table:table-cell table:style-name="Default" table:formula="of:=AVERAGE([.F45];[.J45];[.N45])" office:value-type="float" office:value="0.88769747381888" calcext:value-type="float">
            <text:p>0.8876974738188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4.995" calcext:value-type="float">
            <text:p>14.995</text:p>
          </table:table-cell>
          <table:table-cell table:formula="of:=([.A46]-15)/4.5" office:value-type="float" office:value="-0.00111111111111128" calcext:value-type="float">
            <text:p>-0.001111111111111</text:p>
          </table:table-cell>
          <table:table-cell office:value-type="float" office:value="17.7816666666667" calcext:value-type="float">
            <text:p>17.7816666666667</text:p>
          </table:table-cell>
          <table:table-cell office:value-type="float" office:value="0.889718061848924" calcext:value-type="float">
            <text:p>0.889718061848924</text:p>
          </table:table-cell>
          <table:table-cell office:value-type="float" office:value="17.5563333333333" calcext:value-type="float">
            <text:p>17.5563333333333</text:p>
          </table:table-cell>
          <table:table-cell office:value-type="float" office:value="0.876239526278547" calcext:value-type="float">
            <text:p>0.876239526278547</text:p>
          </table:table-cell>
          <table:table-cell table:style-name="Default" office:value-type="float" office:value="17.515" calcext:value-type="float">
            <text:p>17.515</text:p>
          </table:table-cell>
          <table:table-cell table:style-name="Default" office:value-type="float" office:value="0.886410555974044" calcext:value-type="float">
            <text:p>0.886410555974044</text:p>
          </table:table-cell>
          <table:table-cell table:style-name="Default" office:value-type="float" office:value="17.28" calcext:value-type="float">
            <text:p>17.28</text:p>
          </table:table-cell>
          <table:table-cell table:style-name="Default" office:value-type="float" office:value="0.874385015677265" calcext:value-type="float">
            <text:p>0.874385015677265</text:p>
          </table:table-cell>
          <table:table-cell office:value-type="float" office:value="17.2513333333333" calcext:value-type="float">
            <text:p>17.2513333333333</text:p>
          </table:table-cell>
          <table:table-cell office:value-type="float" office:value="0.872844799602306" calcext:value-type="float">
            <text:p>0.872844799602306</text:p>
          </table:table-cell>
          <table:table-cell office:value-type="float" office:value="17.002" calcext:value-type="float">
            <text:p>17.002</text:p>
          </table:table-cell>
          <table:table-cell office:value-type="float" office:value="0.860114175177226" calcext:value-type="float">
            <text:p>0.860114175177226</text:p>
          </table:table-cell>
          <table:table-cell table:style-name="Default" table:formula="of:=AVERAGE([.C46];[.G46];[.K46])" office:value-type="float" office:value="17.516" calcext:value-type="float">
            <text:p>17.516</text:p>
          </table:table-cell>
          <table:table-cell table:style-name="Default" table:formula="of:=AVERAGE([.D46];[.H46];[.L46])" office:value-type="float" office:value="0.882991139141758" calcext:value-type="float">
            <text:p>0.882991139141758</text:p>
          </table:table-cell>
          <table:table-cell table:style-name="Default" table:formula="of:=AVERAGE([.E46];[.I46];[.M46])" office:value-type="float" office:value="17.2794444444444" calcext:value-type="float">
            <text:p>17.2794444444444</text:p>
          </table:table-cell>
          <table:table-cell table:style-name="Default" table:formula="of:=AVERAGE([.F46];[.J46];[.N46])" office:value-type="float" office:value="0.870246239044346" calcext:value-type="float">
            <text:p>0.87024623904434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.095" calcext:value-type="float">
            <text:p>15.095</text:p>
          </table:table-cell>
          <table:table-cell table:formula="of:=([.A47]-15)/4.5" office:value-type="float" office:value="0.0211111111111113" calcext:value-type="float">
            <text:p>0.021111111111111</text:p>
          </table:table-cell>
          <table:table-cell office:value-type="float" office:value="17.539" calcext:value-type="float">
            <text:p>17.539</text:p>
          </table:table-cell>
          <table:table-cell office:value-type="float" office:value="0.880861008181626" calcext:value-type="float">
            <text:p>0.880861008181626</text:p>
          </table:table-cell>
          <table:table-cell office:value-type="float" office:value="17.289" calcext:value-type="float">
            <text:p>17.289</text:p>
          </table:table-cell>
          <table:table-cell office:value-type="float" office:value="0.870791105891933" calcext:value-type="float">
            <text:p>0.870791105891933</text:p>
          </table:table-cell>
          <table:table-cell table:style-name="Default" office:value-type="float" office:value="17.2726666666667" calcext:value-type="float">
            <text:p>17.2726666666667</text:p>
          </table:table-cell>
          <table:table-cell table:style-name="Default" office:value-type="float" office:value="0.874145440150491" calcext:value-type="float">
            <text:p>0.874145440150491</text:p>
          </table:table-cell>
          <table:table-cell table:style-name="Default" office:value-type="float" office:value="17.1013333333333" calcext:value-type="float">
            <text:p>17.1013333333333</text:p>
          </table:table-cell>
          <table:table-cell table:style-name="Default" office:value-type="float" office:value="0.865343769593239" calcext:value-type="float">
            <text:p>0.865343769593239</text:p>
          </table:table-cell>
          <table:table-cell office:value-type="float" office:value="16.9406666666667" calcext:value-type="float">
            <text:p>16.9406666666667</text:p>
          </table:table-cell>
          <table:table-cell office:value-type="float" office:value="0.857124998432122" calcext:value-type="float">
            <text:p>0.857124998432122</text:p>
          </table:table-cell>
          <table:table-cell office:value-type="float" office:value="16.7806666666667" calcext:value-type="float">
            <text:p>16.7806666666667</text:p>
          </table:table-cell>
          <table:table-cell office:value-type="float" office:value="0.848916344879172" calcext:value-type="float">
            <text:p>0.848916344879172</text:p>
          </table:table-cell>
          <table:table-cell table:style-name="Default" table:formula="of:=AVERAGE([.C47];[.G47];[.K47])" office:value-type="float" office:value="17.2507777777778" calcext:value-type="float">
            <text:p>17.2507777777778</text:p>
          </table:table-cell>
          <table:table-cell table:style-name="Default" table:formula="of:=AVERAGE([.D47];[.H47];[.L47])" office:value-type="float" office:value="0.870710482254746" calcext:value-type="float">
            <text:p>0.870710482254746</text:p>
          </table:table-cell>
          <table:table-cell table:style-name="Default" table:formula="of:=AVERAGE([.E47];[.I47];[.M47])" office:value-type="float" office:value="17.057" calcext:value-type="float">
            <text:p>17.057</text:p>
          </table:table-cell>
          <table:table-cell table:style-name="Default" table:formula="of:=AVERAGE([.F47];[.J47];[.N47])" office:value-type="float" office:value="0.861683740121448" calcext:value-type="float">
            <text:p>0.86168374012144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.196" calcext:value-type="float">
            <text:p>15.196</text:p>
          </table:table-cell>
          <table:table-cell table:formula="of:=([.A48]-15)/4.5" office:value-type="float" office:value="0.0435555555555555" calcext:value-type="float">
            <text:p>0.043555555555556</text:p>
          </table:table-cell>
          <table:table-cell office:value-type="float" office:value="17.3656666666667" calcext:value-type="float">
            <text:p>17.3656666666667</text:p>
          </table:table-cell>
          <table:table-cell office:value-type="float" office:value="0.8734212463703" calcext:value-type="float">
            <text:p>0.8734212463703</text:p>
          </table:table-cell>
          <table:table-cell office:value-type="float" office:value="17.2036666666667" calcext:value-type="float">
            <text:p>17.2036666666667</text:p>
          </table:table-cell>
          <table:table-cell office:value-type="float" office:value="0.869256018943358" calcext:value-type="float">
            <text:p>0.869256018943358</text:p>
          </table:table-cell>
          <table:table-cell table:style-name="Default" office:value-type="float" office:value="17.0506666666667" calcext:value-type="float">
            <text:p>17.0506666666667</text:p>
          </table:table-cell>
          <table:table-cell table:style-name="Default" office:value-type="float" office:value="0.86290976182689" calcext:value-type="float">
            <text:p>0.86290976182689</text:p>
          </table:table-cell>
          <table:table-cell table:style-name="Default" office:value-type="float" office:value="17.0376666666667" calcext:value-type="float">
            <text:p>17.0376666666667</text:p>
          </table:table-cell>
          <table:table-cell table:style-name="Default" office:value-type="float" office:value="0.862121946225613" calcext:value-type="float">
            <text:p>0.862121946225613</text:p>
          </table:table-cell>
          <table:table-cell office:value-type="float" office:value="16.656" calcext:value-type="float">
            <text:p>16.656</text:p>
          </table:table-cell>
          <table:table-cell office:value-type="float" office:value="0.842721074657194" calcext:value-type="float">
            <text:p>0.842721074657194</text:p>
          </table:table-cell>
          <table:table-cell office:value-type="float" office:value="16.6803333333333" calcext:value-type="float">
            <text:p>16.6803333333333</text:p>
          </table:table-cell>
          <table:table-cell office:value-type="float" office:value="0.843840222375942" calcext:value-type="float">
            <text:p>0.843840222375942</text:p>
          </table:table-cell>
          <table:table-cell table:style-name="Default" table:formula="of:=AVERAGE([.C48];[.G48];[.K48])" office:value-type="float" office:value="17.0241111111111" calcext:value-type="float">
            <text:p>17.0241111111111</text:p>
          </table:table-cell>
          <table:table-cell table:style-name="Default" table:formula="of:=AVERAGE([.D48];[.H48];[.L48])" office:value-type="float" office:value="0.859684027618128" calcext:value-type="float">
            <text:p>0.859684027618128</text:p>
          </table:table-cell>
          <table:table-cell table:style-name="Default" table:formula="of:=AVERAGE([.E48];[.I48];[.M48])" office:value-type="float" office:value="16.9738888888889" calcext:value-type="float">
            <text:p>16.9738888888889</text:p>
          </table:table-cell>
          <table:table-cell table:style-name="Default" table:formula="of:=AVERAGE([.F48];[.J48];[.N48])" office:value-type="float" office:value="0.858406062514971" calcext:value-type="float">
            <text:p>0.85840606251497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.296" calcext:value-type="float">
            <text:p>15.296</text:p>
          </table:table-cell>
          <table:table-cell table:formula="of:=([.A49]-15)/4.5" office:value-type="float" office:value="0.0657777777777776" calcext:value-type="float">
            <text:p>0.065777777777778</text:p>
          </table:table-cell>
          <table:table-cell office:value-type="float" office:value="17.2176666666667" calcext:value-type="float">
            <text:p>17.2176666666667</text:p>
          </table:table-cell>
          <table:table-cell office:value-type="float" office:value="0.866892623237848" calcext:value-type="float">
            <text:p>0.866892623237848</text:p>
          </table:table-cell>
          <table:table-cell office:value-type="float" office:value="17.169" calcext:value-type="float">
            <text:p>17.169</text:p>
          </table:table-cell>
          <table:table-cell office:value-type="float" office:value="0.86756922363172" calcext:value-type="float">
            <text:p>0.86756922363172</text:p>
          </table:table-cell>
          <table:table-cell table:style-name="Default" office:value-type="float" office:value="16.9123333333333" calcext:value-type="float">
            <text:p>16.9123333333333</text:p>
          </table:table-cell>
          <table:table-cell table:style-name="Default" office:value-type="float" office:value="0.855908494092172" calcext:value-type="float">
            <text:p>0.855908494092172</text:p>
          </table:table-cell>
          <table:table-cell table:style-name="Default" office:value-type="float" office:value="16.988" calcext:value-type="float">
            <text:p>16.988</text:p>
          </table:table-cell>
          <table:table-cell table:style-name="Default" office:value-type="float" office:value="0.85960857968939" calcext:value-type="float">
            <text:p>0.85960857968939</text:p>
          </table:table-cell>
          <table:table-cell office:value-type="float" office:value="16.4653333333333" calcext:value-type="float">
            <text:p>16.4653333333333</text:p>
          </table:table-cell>
          <table:table-cell office:value-type="float" office:value="0.833073709505528" calcext:value-type="float">
            <text:p>0.833073709505528</text:p>
          </table:table-cell>
          <table:table-cell office:value-type="float" office:value="16.6043333333333" calcext:value-type="float">
            <text:p>16.6043333333333</text:p>
          </table:table-cell>
          <table:table-cell office:value-type="float" office:value="0.83999532282975" calcext:value-type="float">
            <text:p>0.83999532282975</text:p>
          </table:table-cell>
          <table:table-cell table:style-name="Default" table:formula="of:=AVERAGE([.C49];[.G49];[.K49])" office:value-type="float" office:value="16.8651111111111" calcext:value-type="float">
            <text:p>16.8651111111111</text:p>
          </table:table-cell>
          <table:table-cell table:style-name="Default" table:formula="of:=AVERAGE([.D49];[.H49];[.L49])" office:value-type="float" office:value="0.851958275611849" calcext:value-type="float">
            <text:p>0.851958275611849</text:p>
          </table:table-cell>
          <table:table-cell table:style-name="Default" table:formula="of:=AVERAGE([.E49];[.I49];[.M49])" office:value-type="float" office:value="16.9204444444444" calcext:value-type="float">
            <text:p>16.9204444444444</text:p>
          </table:table-cell>
          <table:table-cell table:style-name="Default" table:formula="of:=AVERAGE([.F49];[.J49];[.N49])" office:value-type="float" office:value="0.85572437538362" calcext:value-type="float">
            <text:p>0.8557243753836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.396" calcext:value-type="float">
            <text:p>15.396</text:p>
          </table:table-cell>
          <table:table-cell table:formula="of:=([.A50]-15)/4.5" office:value-type="float" office:value="0.0880000000000002" calcext:value-type="float">
            <text:p>0.088</text:p>
          </table:table-cell>
          <table:table-cell office:value-type="float" office:value="17.1086666666667" calcext:value-type="float">
            <text:p>17.1086666666667</text:p>
          </table:table-cell>
          <table:table-cell office:value-type="float" office:value="0.863164360725384" calcext:value-type="float">
            <text:p>0.863164360725384</text:p>
          </table:table-cell>
          <table:table-cell office:value-type="float" office:value="17.139" calcext:value-type="float">
            <text:p>17.139</text:p>
          </table:table-cell>
          <table:table-cell office:value-type="float" office:value="0.866169137251998" calcext:value-type="float">
            <text:p>0.866169137251998</text:p>
          </table:table-cell>
          <table:table-cell table:style-name="Default" office:value-type="float" office:value="16.7603333333333" calcext:value-type="float">
            <text:p>16.7603333333333</text:p>
          </table:table-cell>
          <table:table-cell table:style-name="Default" office:value-type="float" office:value="0.848215823022194" calcext:value-type="float">
            <text:p>0.848215823022194</text:p>
          </table:table-cell>
          <table:table-cell table:style-name="Default" office:value-type="float" office:value="16.8833333333333" calcext:value-type="float">
            <text:p>16.8833333333333</text:p>
          </table:table-cell>
          <table:table-cell table:style-name="Default" office:value-type="float" office:value="0.854312113464441" calcext:value-type="float">
            <text:p>0.854312113464441</text:p>
          </table:table-cell>
          <table:table-cell office:value-type="float" office:value="16.287" calcext:value-type="float">
            <text:p>16.287</text:p>
          </table:table-cell>
          <table:table-cell office:value-type="float" office:value="0.824050535898196" calcext:value-type="float">
            <text:p>0.824050535898196</text:p>
          </table:table-cell>
          <table:table-cell office:value-type="float" office:value="16.4776666666667" calcext:value-type="float">
            <text:p>16.4776666666667</text:p>
          </table:table-cell>
          <table:table-cell office:value-type="float" office:value="0.833587156918395" calcext:value-type="float">
            <text:p>0.833587156918395</text:p>
          </table:table-cell>
          <table:table-cell table:style-name="Default" table:formula="of:=AVERAGE([.C50];[.G50];[.K50])" office:value-type="float" office:value="16.7186666666667" calcext:value-type="float">
            <text:p>16.7186666666667</text:p>
          </table:table-cell>
          <table:table-cell table:style-name="Default" table:formula="of:=AVERAGE([.D50];[.H50];[.L50])" office:value-type="float" office:value="0.845143573215258" calcext:value-type="float">
            <text:p>0.845143573215258</text:p>
          </table:table-cell>
          <table:table-cell table:style-name="Default" table:formula="of:=AVERAGE([.E50];[.I50];[.M50])" office:value-type="float" office:value="16.8333333333333" calcext:value-type="float">
            <text:p>16.8333333333333</text:p>
          </table:table-cell>
          <table:table-cell table:style-name="Default" table:formula="of:=AVERAGE([.F50];[.J50];[.N50])" office:value-type="float" office:value="0.851356135878278" calcext:value-type="float">
            <text:p>0.85135613587827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.497" calcext:value-type="float">
            <text:p>15.497</text:p>
          </table:table-cell>
          <table:table-cell table:formula="of:=([.A51]-15)/4.5" office:value-type="float" office:value="0.110444444444444" calcext:value-type="float">
            <text:p>0.110444444444444</text:p>
          </table:table-cell>
          <table:table-cell office:value-type="float" office:value="17.0273333333333" calcext:value-type="float">
            <text:p>17.0273333333333</text:p>
          </table:table-cell>
          <table:table-cell office:value-type="float" office:value="0.85935196786424" calcext:value-type="float">
            <text:p>0.85935196786424</text:p>
          </table:table-cell>
          <table:table-cell office:value-type="float" office:value="17.107" calcext:value-type="float">
            <text:p>17.107</text:p>
          </table:table-cell>
          <table:table-cell office:value-type="float" office:value="0.864516107441384" calcext:value-type="float">
            <text:p>0.864516107441384</text:p>
          </table:table-cell>
          <table:table-cell table:style-name="Default" office:value-type="float" office:value="16.6056666666667" calcext:value-type="float">
            <text:p>16.6056666666667</text:p>
          </table:table-cell>
          <table:table-cell table:style-name="Default" office:value-type="float" office:value="0.84038816246024" calcext:value-type="float">
            <text:p>0.84038816246024</text:p>
          </table:table-cell>
          <table:table-cell table:style-name="Default" office:value-type="float" office:value="16.7066666666667" calcext:value-type="float">
            <text:p>16.7066666666667</text:p>
          </table:table-cell>
          <table:table-cell table:style-name="Default" office:value-type="float" office:value="0.845372285921758" calcext:value-type="float">
            <text:p>0.845372285921758</text:p>
          </table:table-cell>
          <table:table-cell office:value-type="float" office:value="16.1166666666667" calcext:value-type="float">
            <text:p>16.1166666666667</text:p>
          </table:table-cell>
          <table:table-cell office:value-type="float" office:value="0.815432263247962" calcext:value-type="float">
            <text:p>0.815432263247962</text:p>
          </table:table-cell>
          <table:table-cell office:value-type="float" office:value="16.2803333333333" calcext:value-type="float">
            <text:p>16.2803333333333</text:p>
          </table:table-cell>
          <table:table-cell office:value-type="float" office:value="0.82360396796262" calcext:value-type="float">
            <text:p>0.82360396796262</text:p>
          </table:table-cell>
          <table:table-cell table:style-name="Default" table:formula="of:=AVERAGE([.C51];[.G51];[.K51])" office:value-type="float" office:value="16.5832222222222" calcext:value-type="float">
            <text:p>16.5832222222222</text:p>
          </table:table-cell>
          <table:table-cell table:style-name="Default" table:formula="of:=AVERAGE([.D51];[.H51];[.L51])" office:value-type="float" office:value="0.838390797857481" calcext:value-type="float">
            <text:p>0.838390797857481</text:p>
          </table:table-cell>
          <table:table-cell table:style-name="Default" table:formula="of:=AVERAGE([.E51];[.I51];[.M51])" office:value-type="float" office:value="16.698" calcext:value-type="float">
            <text:p>16.698</text:p>
          </table:table-cell>
          <table:table-cell table:style-name="Default" table:formula="of:=AVERAGE([.F51];[.J51];[.N51])" office:value-type="float" office:value="0.844497453775254" calcext:value-type="float">
            <text:p>0.84449745377525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.597" calcext:value-type="float">
            <text:p>15.597</text:p>
          </table:table-cell>
          <table:table-cell table:formula="of:=([.A52]-15)/4.5" office:value-type="float" office:value="0.132666666666667" calcext:value-type="float">
            <text:p>0.132666666666667</text:p>
          </table:table-cell>
          <table:table-cell office:value-type="float" office:value="16.9473333333333" calcext:value-type="float">
            <text:p>16.9473333333333</text:p>
          </table:table-cell>
          <table:table-cell office:value-type="float" office:value="0.853531796445155" calcext:value-type="float">
            <text:p>0.853531796445155</text:p>
          </table:table-cell>
          <table:table-cell office:value-type="float" office:value="17.0473333333333" calcext:value-type="float">
            <text:p>17.0473333333333</text:p>
          </table:table-cell>
          <table:table-cell office:value-type="float" office:value="0.857549643315888" calcext:value-type="float">
            <text:p>0.857549643315888</text:p>
          </table:table-cell>
          <table:table-cell table:style-name="Default" office:value-type="float" office:value="16.4596666666667" calcext:value-type="float">
            <text:p>16.4596666666667</text:p>
          </table:table-cell>
          <table:table-cell table:style-name="Default" office:value-type="float" office:value="0.832999190626365" calcext:value-type="float">
            <text:p>0.832999190626365</text:p>
          </table:table-cell>
          <table:table-cell table:style-name="Default" office:value-type="float" office:value="16.543" calcext:value-type="float">
            <text:p>16.543</text:p>
          </table:table-cell>
          <table:table-cell table:style-name="Default" office:value-type="float" office:value="0.837090291703994" calcext:value-type="float">
            <text:p>0.837090291703994</text:p>
          </table:table-cell>
          <table:table-cell office:value-type="float" office:value="15.9696666666667" calcext:value-type="float">
            <text:p>15.9696666666667</text:p>
          </table:table-cell>
          <table:table-cell office:value-type="float" office:value="0.8079946984689" calcext:value-type="float">
            <text:p>0.8079946984689</text:p>
          </table:table-cell>
          <table:table-cell office:value-type="float" office:value="16.1003333333333" calcext:value-type="float">
            <text:p>16.1003333333333</text:p>
          </table:table-cell>
          <table:table-cell office:value-type="float" office:value="0.814497722831595" calcext:value-type="float">
            <text:p>0.814497722831595</text:p>
          </table:table-cell>
          <table:table-cell table:style-name="Default" table:formula="of:=AVERAGE([.C52];[.G52];[.K52])" office:value-type="float" office:value="16.4588888888889" calcext:value-type="float">
            <text:p>16.4588888888889</text:p>
          </table:table-cell>
          <table:table-cell table:style-name="Default" table:formula="of:=AVERAGE([.D52];[.H52];[.L52])" office:value-type="float" office:value="0.831508561846807" calcext:value-type="float">
            <text:p>0.831508561846807</text:p>
          </table:table-cell>
          <table:table-cell table:style-name="Default" table:formula="of:=AVERAGE([.E52];[.I52];[.M52])" office:value-type="float" office:value="16.5635555555555" calcext:value-type="float">
            <text:p>16.5635555555555</text:p>
          </table:table-cell>
          <table:table-cell table:style-name="Default" table:formula="of:=AVERAGE([.F52];[.J52];[.N52])" office:value-type="float" office:value="0.836379219283825" calcext:value-type="float">
            <text:p>0.83637921928382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.698" calcext:value-type="float">
            <text:p>15.698</text:p>
          </table:table-cell>
          <table:table-cell table:formula="of:=([.A53]-15)/4.5" office:value-type="float" office:value="0.155111111111111" calcext:value-type="float">
            <text:p>0.155111111111111</text:p>
          </table:table-cell>
          <table:table-cell office:value-type="float" office:value="16.8266666666667" calcext:value-type="float">
            <text:p>16.8266666666667</text:p>
          </table:table-cell>
          <table:table-cell office:value-type="float" office:value="0.847188701787286" calcext:value-type="float">
            <text:p>0.847188701787286</text:p>
          </table:table-cell>
          <table:table-cell office:value-type="float" office:value="16.9003333333333" calcext:value-type="float">
            <text:p>16.9003333333333</text:p>
          </table:table-cell>
          <table:table-cell office:value-type="float" office:value="0.849621773790526" calcext:value-type="float">
            <text:p>0.849621773790526</text:p>
          </table:table-cell>
          <table:table-cell table:style-name="Default" office:value-type="float" office:value="16.3206666666667" calcext:value-type="float">
            <text:p>16.3206666666667</text:p>
          </table:table-cell>
          <table:table-cell table:style-name="Default" office:value-type="float" office:value="0.825964567147609" calcext:value-type="float">
            <text:p>0.825964567147609</text:p>
          </table:table-cell>
          <table:table-cell table:style-name="Default" office:value-type="float" office:value="16.3836666666667" calcext:value-type="float">
            <text:p>16.3836666666667</text:p>
          </table:table-cell>
          <table:table-cell table:style-name="Default" office:value-type="float" office:value="0.829027693036457" calcext:value-type="float">
            <text:p>0.829027693036457</text:p>
          </table:table-cell>
          <table:table-cell office:value-type="float" office:value="15.8356666666667" calcext:value-type="float">
            <text:p>15.8356666666667</text:p>
          </table:table-cell>
          <table:table-cell office:value-type="float" office:value="0.801214946516902" calcext:value-type="float">
            <text:p>0.801214946516902</text:p>
          </table:table-cell>
          <table:table-cell office:value-type="float" office:value="15.9316666666667" calcext:value-type="float">
            <text:p>15.9316666666667</text:p>
          </table:table-cell>
          <table:table-cell office:value-type="float" office:value="0.805964869949619" calcext:value-type="float">
            <text:p>0.805964869949619</text:p>
          </table:table-cell>
          <table:table-cell table:style-name="Default" table:formula="of:=AVERAGE([.C53];[.G53];[.K53])" office:value-type="float" office:value="16.3276666666667" calcext:value-type="float">
            <text:p>16.3276666666667</text:p>
          </table:table-cell>
          <table:table-cell table:style-name="Default" table:formula="of:=AVERAGE([.D53];[.H53];[.L53])" office:value-type="float" office:value="0.824789405150599" calcext:value-type="float">
            <text:p>0.824789405150599</text:p>
          </table:table-cell>
          <table:table-cell table:style-name="Default" table:formula="of:=AVERAGE([.E53];[.I53];[.M53])" office:value-type="float" office:value="16.4052222222222" calcext:value-type="float">
            <text:p>16.4052222222222</text:p>
          </table:table-cell>
          <table:table-cell table:style-name="Default" table:formula="of:=AVERAGE([.F53];[.J53];[.N53])" office:value-type="float" office:value="0.828204778925534" calcext:value-type="float">
            <text:p>0.82820477892553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.798" calcext:value-type="float">
            <text:p>15.798</text:p>
          </table:table-cell>
          <table:table-cell table:formula="of:=([.A54]-15)/4.5" office:value-type="float" office:value="0.177333333333333" calcext:value-type="float">
            <text:p>0.177333333333333</text:p>
          </table:table-cell>
          <table:table-cell office:value-type="float" office:value="16.7023333333333" calcext:value-type="float">
            <text:p>16.7023333333333</text:p>
          </table:table-cell>
          <table:table-cell office:value-type="float" office:value="0.841233659537357" calcext:value-type="float">
            <text:p>0.841233659537357</text:p>
          </table:table-cell>
          <table:table-cell office:value-type="float" office:value="16.7493333333333" calcext:value-type="float">
            <text:p>16.7493333333333</text:p>
          </table:table-cell>
          <table:table-cell office:value-type="float" office:value="0.842840965300329" calcext:value-type="float">
            <text:p>0.842840965300329</text:p>
          </table:table-cell>
          <table:table-cell table:style-name="Default" office:value-type="float" office:value="16.2206666666667" calcext:value-type="float">
            <text:p>16.2206666666667</text:p>
          </table:table-cell>
          <table:table-cell table:style-name="Default" office:value-type="float" office:value="0.820903744131708" calcext:value-type="float">
            <text:p>0.820903744131708</text:p>
          </table:table-cell>
          <table:table-cell table:style-name="Default" office:value-type="float" office:value="16.274" calcext:value-type="float">
            <text:p>16.274</text:p>
          </table:table-cell>
          <table:table-cell table:style-name="Default" office:value-type="float" office:value="0.823478332034607" calcext:value-type="float">
            <text:p>0.823478332034607</text:p>
          </table:table-cell>
          <table:table-cell office:value-type="float" office:value="15.7433333333333" calcext:value-type="float">
            <text:p>15.7433333333333</text:p>
          </table:table-cell>
          <table:table-cell office:value-type="float" office:value="0.796543420285233" calcext:value-type="float">
            <text:p>0.796543420285233</text:p>
          </table:table-cell>
          <table:table-cell office:value-type="float" office:value="15.8123333333333" calcext:value-type="float">
            <text:p>15.8123333333333</text:p>
          </table:table-cell>
          <table:table-cell office:value-type="float" office:value="0.799927871890093" calcext:value-type="float">
            <text:p>0.799927871890093</text:p>
          </table:table-cell>
          <table:table-cell table:style-name="Default" table:formula="of:=AVERAGE([.C54];[.G54];[.K54])" office:value-type="float" office:value="16.2221111111111" calcext:value-type="float">
            <text:p>16.2221111111111</text:p>
          </table:table-cell>
          <table:table-cell table:style-name="Default" table:formula="of:=AVERAGE([.D54];[.H54];[.L54])" office:value-type="float" office:value="0.819560274651433" calcext:value-type="float">
            <text:p>0.819560274651433</text:p>
          </table:table-cell>
          <table:table-cell table:style-name="Default" table:formula="of:=AVERAGE([.E54];[.I54];[.M54])" office:value-type="float" office:value="16.2785555555555" calcext:value-type="float">
            <text:p>16.2785555555555</text:p>
          </table:table-cell>
          <table:table-cell table:style-name="Default" table:formula="of:=AVERAGE([.F54];[.J54];[.N54])" office:value-type="float" office:value="0.822082389741677" calcext:value-type="float">
            <text:p>0.82208238974167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.898" calcext:value-type="float">
            <text:p>15.898</text:p>
          </table:table-cell>
          <table:table-cell table:formula="of:=([.A55]-15)/4.5" office:value-type="float" office:value="0.199555555555556" calcext:value-type="float">
            <text:p>0.199555555555556</text:p>
          </table:table-cell>
          <table:table-cell office:value-type="float" office:value="16.5886666666667" calcext:value-type="float">
            <text:p>16.5886666666667</text:p>
          </table:table-cell>
          <table:table-cell office:value-type="float" office:value="0.835852190495342" calcext:value-type="float">
            <text:p>0.835852190495342</text:p>
          </table:table-cell>
          <table:table-cell office:value-type="float" office:value="16.625" calcext:value-type="float">
            <text:p>16.625</text:p>
          </table:table-cell>
          <table:table-cell office:value-type="float" office:value="0.837477019267912" calcext:value-type="float">
            <text:p>0.837477019267912</text:p>
          </table:table-cell>
          <table:table-cell table:style-name="Default" office:value-type="float" office:value="16.1356666666667" calcext:value-type="float">
            <text:p>16.1356666666667</text:p>
          </table:table-cell>
          <table:table-cell table:style-name="Default" office:value-type="float" office:value="0.816602062918757" calcext:value-type="float">
            <text:p>0.816602062918757</text:p>
          </table:table-cell>
          <table:table-cell table:style-name="Default" office:value-type="float" office:value="16.1743333333333" calcext:value-type="float">
            <text:p>16.1743333333333</text:p>
          </table:table-cell>
          <table:table-cell table:style-name="Default" office:value-type="float" office:value="0.818435033695774" calcext:value-type="float">
            <text:p>0.818435033695774</text:p>
          </table:table-cell>
          <table:table-cell office:value-type="float" office:value="15.6613333333333" calcext:value-type="float">
            <text:p>15.6613333333333</text:p>
          </table:table-cell>
          <table:table-cell office:value-type="float" office:value="0.792394721689761" calcext:value-type="float">
            <text:p>0.792394721689761</text:p>
          </table:table-cell>
          <table:table-cell office:value-type="float" office:value="15.706" calcext:value-type="float">
            <text:p>15.706</text:p>
          </table:table-cell>
          <table:table-cell office:value-type="float" office:value="0.794548550984613" calcext:value-type="float">
            <text:p>0.794548550984613</text:p>
          </table:table-cell>
          <table:table-cell table:style-name="Default" table:formula="of:=AVERAGE([.C55];[.G55];[.K55])" office:value-type="float" office:value="16.1285555555555" calcext:value-type="float">
            <text:p>16.1285555555555</text:p>
          </table:table-cell>
          <table:table-cell table:style-name="Default" table:formula="of:=AVERAGE([.D55];[.H55];[.L55])" office:value-type="float" office:value="0.814949658367953" calcext:value-type="float">
            <text:p>0.814949658367953</text:p>
          </table:table-cell>
          <table:table-cell table:style-name="Default" table:formula="of:=AVERAGE([.E55];[.I55];[.M55])" office:value-type="float" office:value="16.1684444444444" calcext:value-type="float">
            <text:p>16.1684444444444</text:p>
          </table:table-cell>
          <table:table-cell table:style-name="Default" table:formula="of:=AVERAGE([.F55];[.J55];[.N55])" office:value-type="float" office:value="0.8168202013161" calcext:value-type="float">
            <text:p>0.816820201316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5.999" calcext:value-type="float">
            <text:p>15.999</text:p>
          </table:table-cell>
          <table:table-cell table:formula="of:=([.A56]-15)/4.5" office:value-type="float" office:value="0.222" calcext:value-type="float">
            <text:p>0.222</text:p>
          </table:table-cell>
          <table:table-cell office:value-type="float" office:value="16.4796666666667" calcext:value-type="float">
            <text:p>16.4796666666667</text:p>
          </table:table-cell>
          <table:table-cell office:value-type="float" office:value="0.830335809651918" calcext:value-type="float">
            <text:p>0.830335809651918</text:p>
          </table:table-cell>
          <table:table-cell office:value-type="float" office:value="16.5136666666667" calcext:value-type="float">
            <text:p>16.5136666666667</text:p>
          </table:table-cell>
          <table:table-cell office:value-type="float" office:value="0.831758928022625" calcext:value-type="float">
            <text:p>0.831758928022625</text:p>
          </table:table-cell>
          <table:table-cell table:style-name="Default" office:value-type="float" office:value="16.0626666666667" calcext:value-type="float">
            <text:p>16.0626666666667</text:p>
          </table:table-cell>
          <table:table-cell table:style-name="Default" office:value-type="float" office:value="0.812907672615533" calcext:value-type="float">
            <text:p>0.812907672615533</text:p>
          </table:table-cell>
          <table:table-cell table:style-name="Default" office:value-type="float" office:value="16.0886666666667" calcext:value-type="float">
            <text:p>16.0886666666667</text:p>
          </table:table-cell>
          <table:table-cell table:style-name="Default" office:value-type="float" office:value="0.814100170847634" calcext:value-type="float">
            <text:p>0.814100170847634</text:p>
          </table:table-cell>
          <table:table-cell office:value-type="float" office:value="15.5896666666667" calcext:value-type="float">
            <text:p>15.5896666666667</text:p>
          </table:table-cell>
          <table:table-cell office:value-type="float" office:value="0.788768800386977" calcext:value-type="float">
            <text:p>0.788768800386977</text:p>
          </table:table-cell>
          <table:table-cell office:value-type="float" office:value="15.614" calcext:value-type="float">
            <text:p>15.614</text:p>
          </table:table-cell>
          <table:table-cell office:value-type="float" office:value="0.789894359727545" calcext:value-type="float">
            <text:p>0.789894359727545</text:p>
          </table:table-cell>
          <table:table-cell table:style-name="Default" table:formula="of:=AVERAGE([.C56];[.G56];[.K56])" office:value-type="float" office:value="16.044" calcext:value-type="float">
            <text:p>16.044</text:p>
          </table:table-cell>
          <table:table-cell table:style-name="Default" table:formula="of:=AVERAGE([.D56];[.H56];[.L56])" office:value-type="float" office:value="0.810670760884809" calcext:value-type="float">
            <text:p>0.810670760884809</text:p>
          </table:table-cell>
          <table:table-cell table:style-name="Default" table:formula="of:=AVERAGE([.E56];[.I56];[.M56])" office:value-type="float" office:value="16.0721111111111" calcext:value-type="float">
            <text:p>16.0721111111111</text:p>
          </table:table-cell>
          <table:table-cell table:style-name="Default" table:formula="of:=AVERAGE([.F56];[.J56];[.N56])" office:value-type="float" office:value="0.811917819532601" calcext:value-type="float">
            <text:p>0.81191781953260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.099" calcext:value-type="float">
            <text:p>16.099</text:p>
          </table:table-cell>
          <table:table-cell table:formula="of:=([.A57]-15)/4.5" office:value-type="float" office:value="0.244222222222222" calcext:value-type="float">
            <text:p>0.244222222222222</text:p>
          </table:table-cell>
          <table:table-cell office:value-type="float" office:value="16.3836666666667" calcext:value-type="float">
            <text:p>16.3836666666667</text:p>
          </table:table-cell>
          <table:table-cell office:value-type="float" office:value="0.826894414822633" calcext:value-type="float">
            <text:p>0.826894414822633</text:p>
          </table:table-cell>
          <table:table-cell office:value-type="float" office:value="16.416" calcext:value-type="float">
            <text:p>16.416</text:p>
          </table:table-cell>
          <table:table-cell office:value-type="float" office:value="0.828351685408145" calcext:value-type="float">
            <text:p>0.828351685408145</text:p>
          </table:table-cell>
          <table:table-cell table:style-name="Default" office:value-type="float" office:value="15.9893333333333" calcext:value-type="float">
            <text:p>15.9893333333333</text:p>
          </table:table-cell>
          <table:table-cell table:style-name="Default" office:value-type="float" office:value="0.809196385041176" calcext:value-type="float">
            <text:p>0.809196385041176</text:p>
          </table:table-cell>
          <table:table-cell table:style-name="Default" office:value-type="float" office:value="16.0093333333333" calcext:value-type="float">
            <text:p>16.0093333333333</text:p>
          </table:table-cell>
          <table:table-cell table:style-name="Default" office:value-type="float" office:value="0.810085788406301" calcext:value-type="float">
            <text:p>0.810085788406301</text:p>
          </table:table-cell>
          <table:table-cell office:value-type="float" office:value="15.512" calcext:value-type="float">
            <text:p>15.512</text:p>
          </table:table-cell>
          <table:table-cell office:value-type="float" office:value="0.784839246446313" calcext:value-type="float">
            <text:p>0.784839246446313</text:p>
          </table:table-cell>
          <table:table-cell office:value-type="float" office:value="15.529" calcext:value-type="float">
            <text:p>15.529</text:p>
          </table:table-cell>
          <table:table-cell office:value-type="float" office:value="0.785594304292173" calcext:value-type="float">
            <text:p>0.785594304292173</text:p>
          </table:table-cell>
          <table:table-cell table:style-name="Default" table:formula="of:=AVERAGE([.C57];[.G57];[.K57])" office:value-type="float" office:value="15.9616666666667" calcext:value-type="float">
            <text:p>15.9616666666667</text:p>
          </table:table-cell>
          <table:table-cell table:style-name="Default" table:formula="of:=AVERAGE([.D57];[.H57];[.L57])" office:value-type="float" office:value="0.806976682103374" calcext:value-type="float">
            <text:p>0.806976682103374</text:p>
          </table:table-cell>
          <table:table-cell table:style-name="Default" table:formula="of:=AVERAGE([.E57];[.I57];[.M57])" office:value-type="float" office:value="15.9847777777778" calcext:value-type="float">
            <text:p>15.9847777777778</text:p>
          </table:table-cell>
          <table:table-cell table:style-name="Default" table:formula="of:=AVERAGE([.F57];[.J57];[.N57])" office:value-type="float" office:value="0.808010592702206" calcext:value-type="float">
            <text:p>0.80801059270220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.199" calcext:value-type="float">
            <text:p>16.199</text:p>
          </table:table-cell>
          <table:table-cell table:formula="of:=([.A58]-15)/4.5" office:value-type="float" office:value="0.266444444444445" calcext:value-type="float">
            <text:p>0.266444444444445</text:p>
          </table:table-cell>
          <table:table-cell office:value-type="float" office:value="16.3166666666667" calcext:value-type="float">
            <text:p>16.3166666666667</text:p>
          </table:table-cell>
          <table:table-cell office:value-type="float" office:value="0.823638607385234" calcext:value-type="float">
            <text:p>0.823638607385234</text:p>
          </table:table-cell>
          <table:table-cell office:value-type="float" office:value="16.3483333333333" calcext:value-type="float">
            <text:p>16.3483333333333</text:p>
          </table:table-cell>
          <table:table-cell office:value-type="float" office:value="0.824978190373269" calcext:value-type="float">
            <text:p>0.824978190373269</text:p>
          </table:table-cell>
          <table:table-cell table:style-name="Default" office:value-type="float" office:value="15.9156666666667" calcext:value-type="float">
            <text:p>15.9156666666667</text:p>
          </table:table-cell>
          <table:table-cell table:style-name="Default" office:value-type="float" office:value="0.805468205319955" calcext:value-type="float">
            <text:p>0.805468205319955</text:p>
          </table:table-cell>
          <table:table-cell table:style-name="Default" office:value-type="float" office:value="15.9316666666667" calcext:value-type="float">
            <text:p>15.9316666666667</text:p>
          </table:table-cell>
          <table:table-cell table:style-name="Default" office:value-type="float" office:value="0.806155747180782" calcext:value-type="float">
            <text:p>0.806155747180782</text:p>
          </table:table-cell>
          <table:table-cell office:value-type="float" office:value="15.4323333333333" calcext:value-type="float">
            <text:p>15.4323333333333</text:p>
          </table:table-cell>
          <table:table-cell office:value-type="float" office:value="0.780808483050354" calcext:value-type="float">
            <text:p>0.780808483050354</text:p>
          </table:table-cell>
          <table:table-cell office:value-type="float" office:value="15.446" calcext:value-type="float">
            <text:p>15.446</text:p>
          </table:table-cell>
          <table:table-cell office:value-type="float" office:value="0.781395427595246" calcext:value-type="float">
            <text:p>0.781395427595246</text:p>
          </table:table-cell>
          <table:table-cell table:style-name="Default" table:formula="of:=AVERAGE([.C58];[.G58];[.K58])" office:value-type="float" office:value="15.8882222222222" calcext:value-type="float">
            <text:p>15.8882222222222</text:p>
          </table:table-cell>
          <table:table-cell table:style-name="Default" table:formula="of:=AVERAGE([.D58];[.H58];[.L58])" office:value-type="float" office:value="0.803305098585181" calcext:value-type="float">
            <text:p>0.803305098585181</text:p>
          </table:table-cell>
          <table:table-cell table:style-name="Default" table:formula="of:=AVERAGE([.E58];[.I58];[.M58])" office:value-type="float" office:value="15.9086666666667" calcext:value-type="float">
            <text:p>15.9086666666667</text:p>
          </table:table-cell>
          <table:table-cell table:style-name="Default" table:formula="of:=AVERAGE([.F58];[.J58];[.N58])" office:value-type="float" office:value="0.804176455049766" calcext:value-type="float">
            <text:p>0.80417645504976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.3" calcext:value-type="float">
            <text:p>16.3</text:p>
          </table:table-cell>
          <table:table-cell table:formula="of:=([.A59]-15)/4.5" office:value-type="float" office:value="0.288888888888889" calcext:value-type="float">
            <text:p>0.288888888888889</text:p>
          </table:table-cell>
          <table:table-cell office:value-type="float" office:value="16.254" calcext:value-type="float">
            <text:p>16.254</text:p>
          </table:table-cell>
          <table:table-cell office:value-type="float" office:value="0.820635839816384" calcext:value-type="float">
            <text:p>0.820635839816384</text:p>
          </table:table-cell>
          <table:table-cell office:value-type="float" office:value="16.283" calcext:value-type="float">
            <text:p>16.283</text:p>
          </table:table-cell>
          <table:table-cell office:value-type="float" office:value="0.821840844769806" calcext:value-type="float">
            <text:p>0.821840844769806</text:p>
          </table:table-cell>
          <table:table-cell table:style-name="Default" office:value-type="float" office:value="15.8386666666667" calcext:value-type="float">
            <text:p>15.8386666666667</text:p>
          </table:table-cell>
          <table:table-cell table:style-name="Default" office:value-type="float" office:value="0.801571328653485" calcext:value-type="float">
            <text:p>0.801571328653485</text:p>
          </table:table-cell>
          <table:table-cell table:style-name="Default" office:value-type="float" office:value="15.859" calcext:value-type="float">
            <text:p>15.859</text:p>
          </table:table-cell>
          <table:table-cell table:style-name="Default" office:value-type="float" office:value="0.802478723630131" calcext:value-type="float">
            <text:p>0.802478723630131</text:p>
          </table:table-cell>
          <table:table-cell office:value-type="float" office:value="15.349" calcext:value-type="float">
            <text:p>15.349</text:p>
          </table:table-cell>
          <table:table-cell office:value-type="float" office:value="0.77659218861159" calcext:value-type="float">
            <text:p>0.77659218861159</text:p>
          </table:table-cell>
          <table:table-cell office:value-type="float" office:value="15.3676666666667" calcext:value-type="float">
            <text:p>15.3676666666667</text:p>
          </table:table-cell>
          <table:table-cell office:value-type="float" office:value="0.777432629502271" calcext:value-type="float">
            <text:p>0.777432629502271</text:p>
          </table:table-cell>
          <table:table-cell table:style-name="Default" table:formula="of:=AVERAGE([.C59];[.G59];[.K59])" office:value-type="float" office:value="15.8138888888889" calcext:value-type="float">
            <text:p>15.8138888888889</text:p>
          </table:table-cell>
          <table:table-cell table:style-name="Default" table:formula="of:=AVERAGE([.D59];[.H59];[.L59])" office:value-type="float" office:value="0.79959978569382" calcext:value-type="float">
            <text:p>0.79959978569382</text:p>
          </table:table-cell>
          <table:table-cell table:style-name="Default" table:formula="of:=AVERAGE([.E59];[.I59];[.M59])" office:value-type="float" office:value="15.8365555555556" calcext:value-type="float">
            <text:p>15.8365555555556</text:p>
          </table:table-cell>
          <table:table-cell table:style-name="Default" table:formula="of:=AVERAGE([.F59];[.J59];[.N59])" office:value-type="float" office:value="0.800584065967403" calcext:value-type="float">
            <text:p>0.80058406596740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.4" calcext:value-type="float">
            <text:p>16.4</text:p>
          </table:table-cell>
          <table:table-cell table:formula="of:=([.A60]-15)/4.5" office:value-type="float" office:value="0.311111111111111" calcext:value-type="float">
            <text:p>0.311111111111111</text:p>
          </table:table-cell>
          <table:table-cell office:value-type="float" office:value="16.1973333333333" calcext:value-type="float">
            <text:p>16.1973333333333</text:p>
          </table:table-cell>
          <table:table-cell office:value-type="float" office:value="0.817970449064998" calcext:value-type="float">
            <text:p>0.817970449064998</text:p>
          </table:table-cell>
          <table:table-cell office:value-type="float" office:value="16.224" calcext:value-type="float">
            <text:p>16.224</text:p>
          </table:table-cell>
          <table:table-cell office:value-type="float" office:value="0.819209531956493" calcext:value-type="float">
            <text:p>0.819209531956493</text:p>
          </table:table-cell>
          <table:table-cell table:style-name="Default" office:value-type="float" office:value="15.7646666666667" calcext:value-type="float">
            <text:p>15.7646666666667</text:p>
          </table:table-cell>
          <table:table-cell table:style-name="Default" office:value-type="float" office:value="0.797826290081358" calcext:value-type="float">
            <text:p>0.797826290081358</text:p>
          </table:table-cell>
          <table:table-cell table:style-name="Default" office:value-type="float" office:value="15.788" calcext:value-type="float">
            <text:p>15.788</text:p>
          </table:table-cell>
          <table:table-cell table:style-name="Default" office:value-type="float" office:value="0.798886030200009" calcext:value-type="float">
            <text:p>0.798886030200009</text:p>
          </table:table-cell>
          <table:table-cell office:value-type="float" office:value="15.2683333333333" calcext:value-type="float">
            <text:p>15.2683333333333</text:p>
          </table:table-cell>
          <table:table-cell office:value-type="float" office:value="0.772510823048821" calcext:value-type="float">
            <text:p>0.772510823048821</text:p>
          </table:table-cell>
          <table:table-cell office:value-type="float" office:value="15.2923333333333" calcext:value-type="float">
            <text:p>15.2923333333333</text:p>
          </table:table-cell>
          <table:table-cell office:value-type="float" office:value="0.7736216097541" calcext:value-type="float">
            <text:p>0.7736216097541</text:p>
          </table:table-cell>
          <table:table-cell table:style-name="Default" table:formula="of:=AVERAGE([.C60];[.G60];[.K60])" office:value-type="float" office:value="15.7434444444444" calcext:value-type="float">
            <text:p>15.7434444444444</text:p>
          </table:table-cell>
          <table:table-cell table:style-name="Default" table:formula="of:=AVERAGE([.D60];[.H60];[.L60])" office:value-type="float" office:value="0.796102520731726" calcext:value-type="float">
            <text:p>0.796102520731726</text:p>
          </table:table-cell>
          <table:table-cell table:style-name="Default" table:formula="of:=AVERAGE([.E60];[.I60];[.M60])" office:value-type="float" office:value="15.7681111111111" calcext:value-type="float">
            <text:p>15.7681111111111</text:p>
          </table:table-cell>
          <table:table-cell table:style-name="Default" table:formula="of:=AVERAGE([.F60];[.J60];[.N60])" office:value-type="float" office:value="0.797239057303534" calcext:value-type="float">
            <text:p>0.79723905730353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.5" calcext:value-type="float">
            <text:p>16.5</text:p>
          </table:table-cell>
          <table:table-cell table:formula="of:=([.A61]-15)/4.5" office:value-type="float" office:value="0.333333333333333" calcext:value-type="float">
            <text:p>0.333333333333333</text:p>
          </table:table-cell>
          <table:table-cell office:value-type="float" office:value="16.145" calcext:value-type="float">
            <text:p>16.145</text:p>
          </table:table-cell>
          <table:table-cell office:value-type="float" office:value="0.815389417459832" calcext:value-type="float">
            <text:p>0.815389417459832</text:p>
          </table:table-cell>
          <table:table-cell office:value-type="float" office:value="16.172" calcext:value-type="float">
            <text:p>16.172</text:p>
          </table:table-cell>
          <table:table-cell office:value-type="float" office:value="0.81656135090102" calcext:value-type="float">
            <text:p>0.81656135090102</text:p>
          </table:table-cell>
          <table:table-cell table:style-name="Default" office:value-type="float" office:value="15.6943333333333" calcext:value-type="float">
            <text:p>15.6943333333333</text:p>
          </table:table-cell>
          <table:table-cell table:style-name="Default" office:value-type="float" office:value="0.794266812429657" calcext:value-type="float">
            <text:p>0.794266812429657</text:p>
          </table:table-cell>
          <table:table-cell table:style-name="Default" office:value-type="float" office:value="15.7223333333333" calcext:value-type="float">
            <text:p>15.7223333333333</text:p>
          </table:table-cell>
          <table:table-cell table:style-name="Default" office:value-type="float" office:value="0.795563215860779" calcext:value-type="float">
            <text:p>0.795563215860779</text:p>
          </table:table-cell>
          <table:table-cell office:value-type="float" office:value="15.192" calcext:value-type="float">
            <text:p>15.192</text:p>
          </table:table-cell>
          <table:table-cell office:value-type="float" office:value="0.768648713071235" calcext:value-type="float">
            <text:p>0.768648713071235</text:p>
          </table:table-cell>
          <table:table-cell office:value-type="float" office:value="15.2213333333333" calcext:value-type="float">
            <text:p>15.2213333333333</text:p>
          </table:table-cell>
          <table:table-cell office:value-type="float" office:value="0.770029805487844" calcext:value-type="float">
            <text:p>0.770029805487844</text:p>
          </table:table-cell>
          <table:table-cell table:style-name="Default" table:formula="of:=AVERAGE([.C61];[.G61];[.K61])" office:value-type="float" office:value="15.6771111111111" calcext:value-type="float">
            <text:p>15.6771111111111</text:p>
          </table:table-cell>
          <table:table-cell table:style-name="Default" table:formula="of:=AVERAGE([.D61];[.H61];[.L61])" office:value-type="float" office:value="0.792768314320241" calcext:value-type="float">
            <text:p>0.792768314320241</text:p>
          </table:table-cell>
          <table:table-cell table:style-name="Default" table:formula="of:=AVERAGE([.E61];[.I61];[.M61])" office:value-type="float" office:value="15.7052222222222" calcext:value-type="float">
            <text:p>15.7052222222222</text:p>
          </table:table-cell>
          <table:table-cell table:style-name="Default" table:formula="of:=AVERAGE([.F61];[.J61];[.N61])" office:value-type="float" office:value="0.794051457416548" calcext:value-type="float">
            <text:p>0.79405145741654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.601" calcext:value-type="float">
            <text:p>16.601</text:p>
          </table:table-cell>
          <table:table-cell table:formula="of:=([.A62]-15)/4.5" office:value-type="float" office:value="0.355777777777778" calcext:value-type="float">
            <text:p>0.355777777777778</text:p>
          </table:table-cell>
          <table:table-cell office:value-type="float" office:value="16.0943333333333" calcext:value-type="float">
            <text:p>16.0943333333333</text:p>
          </table:table-cell>
          <table:table-cell office:value-type="float" office:value="0.812791494557916" calcext:value-type="float">
            <text:p>0.812791494557916</text:p>
          </table:table-cell>
          <table:table-cell office:value-type="float" office:value="16.1206666666667" calcext:value-type="float">
            <text:p>16.1206666666667</text:p>
          </table:table-cell>
          <table:table-cell office:value-type="float" office:value="0.814064972084863" calcext:value-type="float">
            <text:p>0.814064972084863</text:p>
          </table:table-cell>
          <table:table-cell table:style-name="Default" office:value-type="float" office:value="15.6286666666667" calcext:value-type="float">
            <text:p>15.6286666666667</text:p>
          </table:table-cell>
          <table:table-cell table:style-name="Default" office:value-type="float" office:value="0.790943526894249" calcext:value-type="float">
            <text:p>0.790943526894249</text:p>
          </table:table-cell>
          <table:table-cell table:style-name="Default" office:value-type="float" office:value="15.6596666666667" calcext:value-type="float">
            <text:p>15.6596666666667</text:p>
          </table:table-cell>
          <table:table-cell table:style-name="Default" office:value-type="float" office:value="0.792392216564583" calcext:value-type="float">
            <text:p>0.792392216564583</text:p>
          </table:table-cell>
          <table:table-cell office:value-type="float" office:value="15.122" calcext:value-type="float">
            <text:p>15.122</text:p>
          </table:table-cell>
          <table:table-cell office:value-type="float" office:value="0.765107057041089" calcext:value-type="float">
            <text:p>0.765107057041089</text:p>
          </table:table-cell>
          <table:table-cell office:value-type="float" office:value="15.155" calcext:value-type="float">
            <text:p>15.155</text:p>
          </table:table-cell>
          <table:table-cell office:value-type="float" office:value="0.766674090062677" calcext:value-type="float">
            <text:p>0.766674090062677</text:p>
          </table:table-cell>
          <table:table-cell table:style-name="Default" table:formula="of:=AVERAGE([.C62];[.G62];[.K62])" office:value-type="float" office:value="15.615" calcext:value-type="float">
            <text:p>15.615</text:p>
          </table:table-cell>
          <table:table-cell table:style-name="Default" table:formula="of:=AVERAGE([.D62];[.H62];[.L62])" office:value-type="float" office:value="0.789614026164418" calcext:value-type="float">
            <text:p>0.789614026164418</text:p>
          </table:table-cell>
          <table:table-cell table:style-name="Default" table:formula="of:=AVERAGE([.E62];[.I62];[.M62])" office:value-type="float" office:value="15.6451111111111" calcext:value-type="float">
            <text:p>15.6451111111111</text:p>
          </table:table-cell>
          <table:table-cell table:style-name="Default" table:formula="of:=AVERAGE([.F62];[.J62];[.N62])" office:value-type="float" office:value="0.791043759570708" calcext:value-type="float">
            <text:p>0.79104375957070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.701" calcext:value-type="float">
            <text:p>16.701</text:p>
          </table:table-cell>
          <table:table-cell table:formula="of:=([.A63]-15)/4.5" office:value-type="float" office:value="0.378" calcext:value-type="float">
            <text:p>0.378</text:p>
          </table:table-cell>
          <table:table-cell office:value-type="float" office:value="16.0433333333333" calcext:value-type="float">
            <text:p>16.0433333333333</text:p>
          </table:table-cell>
          <table:table-cell office:value-type="float" office:value="0.810261060852661" calcext:value-type="float">
            <text:p>0.810261060852661</text:p>
          </table:table-cell>
          <table:table-cell office:value-type="float" office:value="16.0716666666667" calcext:value-type="float">
            <text:p>16.0716666666667</text:p>
          </table:table-cell>
          <table:table-cell office:value-type="float" office:value="0.811619199707337" calcext:value-type="float">
            <text:p>0.811619199707337</text:p>
          </table:table-cell>
          <table:table-cell table:style-name="Default" office:value-type="float" office:value="15.567" calcext:value-type="float">
            <text:p>15.567</text:p>
          </table:table-cell>
          <table:table-cell table:style-name="Default" office:value-type="float" office:value="0.787822677353096" calcext:value-type="float">
            <text:p>0.787822677353096</text:p>
          </table:table-cell>
          <table:table-cell table:style-name="Default" office:value-type="float" office:value="15.6003333333333" calcext:value-type="float">
            <text:p>15.6003333333333</text:p>
          </table:table-cell>
          <table:table-cell table:style-name="Default" office:value-type="float" office:value="0.789389888604729" calcext:value-type="float">
            <text:p>0.789389888604729</text:p>
          </table:table-cell>
          <table:table-cell office:value-type="float" office:value="15.0563333333333" calcext:value-type="float">
            <text:p>15.0563333333333</text:p>
          </table:table-cell>
          <table:table-cell office:value-type="float" office:value="0.761784645503088" calcext:value-type="float">
            <text:p>0.761784645503088</text:p>
          </table:table-cell>
          <table:table-cell office:value-type="float" office:value="15.0913333333333" calcext:value-type="float">
            <text:p>15.0913333333333</text:p>
          </table:table-cell>
          <table:table-cell office:value-type="float" office:value="0.763453279623139" calcext:value-type="float">
            <text:p>0.763453279623139</text:p>
          </table:table-cell>
          <table:table-cell table:style-name="Default" table:formula="of:=AVERAGE([.C63];[.G63];[.K63])" office:value-type="float" office:value="15.5555555555555" calcext:value-type="float">
            <text:p>15.5555555555555</text:p>
          </table:table-cell>
          <table:table-cell table:style-name="Default" table:formula="of:=AVERAGE([.D63];[.H63];[.L63])" office:value-type="float" office:value="0.786622794569615" calcext:value-type="float">
            <text:p>0.786622794569615</text:p>
          </table:table-cell>
          <table:table-cell table:style-name="Default" table:formula="of:=AVERAGE([.E63];[.I63];[.M63])" office:value-type="float" office:value="15.5877777777778" calcext:value-type="float">
            <text:p>15.5877777777778</text:p>
          </table:table-cell>
          <table:table-cell table:style-name="Default" table:formula="of:=AVERAGE([.F63];[.J63];[.N63])" office:value-type="float" office:value="0.788154122645068" calcext:value-type="float">
            <text:p>0.78815412264506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.801" calcext:value-type="float">
            <text:p>16.801</text:p>
          </table:table-cell>
          <table:table-cell table:formula="of:=([.A64]-15)/4.5" office:value-type="float" office:value="0.400222222222222" calcext:value-type="float">
            <text:p>0.400222222222222</text:p>
          </table:table-cell>
          <table:table-cell office:value-type="float" office:value="15.9933333333333" calcext:value-type="float">
            <text:p>15.9933333333333</text:p>
          </table:table-cell>
          <table:table-cell office:value-type="float" office:value="0.807747502221235" calcext:value-type="float">
            <text:p>0.807747502221235</text:p>
          </table:table-cell>
          <table:table-cell office:value-type="float" office:value="16.0233333333333" calcext:value-type="float">
            <text:p>16.0233333333333</text:p>
          </table:table-cell>
          <table:table-cell office:value-type="float" office:value="0.809207168083276" calcext:value-type="float">
            <text:p>0.809207168083276</text:p>
          </table:table-cell>
          <table:table-cell table:style-name="Default" office:value-type="float" office:value="15.51" calcext:value-type="float">
            <text:p>15.51</text:p>
          </table:table-cell>
          <table:table-cell table:style-name="Default" office:value-type="float" office:value="0.784938008829584" calcext:value-type="float">
            <text:p>0.784938008829584</text:p>
          </table:table-cell>
          <table:table-cell table:style-name="Default" office:value-type="float" office:value="15.545" calcext:value-type="float">
            <text:p>15.545</text:p>
          </table:table-cell>
          <table:table-cell table:style-name="Default" office:value-type="float" office:value="0.786589971031258" calcext:value-type="float">
            <text:p>0.786589971031258</text:p>
          </table:table-cell>
          <table:table-cell office:value-type="float" office:value="14.9963333333333" calcext:value-type="float">
            <text:p>14.9963333333333</text:p>
          </table:table-cell>
          <table:table-cell office:value-type="float" office:value="0.758748951427429" calcext:value-type="float">
            <text:p>0.758748951427429</text:p>
          </table:table-cell>
          <table:table-cell office:value-type="float" office:value="15.0326666666667" calcext:value-type="float">
            <text:p>15.0326666666667</text:p>
          </table:table-cell>
          <table:table-cell office:value-type="float" office:value="0.760485410909593" calcext:value-type="float">
            <text:p>0.760485410909593</text:p>
          </table:table-cell>
          <table:table-cell table:style-name="Default" table:formula="of:=AVERAGE([.C64];[.G64];[.K64])" office:value-type="float" office:value="15.4998888888889" calcext:value-type="float">
            <text:p>15.4998888888889</text:p>
          </table:table-cell>
          <table:table-cell table:style-name="Default" table:formula="of:=AVERAGE([.D64];[.H64];[.L64])" office:value-type="float" office:value="0.783811487492749" calcext:value-type="float">
            <text:p>0.783811487492749</text:p>
          </table:table-cell>
          <table:table-cell table:style-name="Default" table:formula="of:=AVERAGE([.E64];[.I64];[.M64])" office:value-type="float" office:value="15.5336666666667" calcext:value-type="float">
            <text:p>15.5336666666667</text:p>
          </table:table-cell>
          <table:table-cell table:style-name="Default" table:formula="of:=AVERAGE([.F64];[.J64];[.N64])" office:value-type="float" office:value="0.785427516674709" calcext:value-type="float">
            <text:p>0.78542751667470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6.902" calcext:value-type="float">
            <text:p>16.902</text:p>
          </table:table-cell>
          <table:table-cell table:formula="of:=([.A65]-15)/4.5" office:value-type="float" office:value="0.422666666666667" calcext:value-type="float">
            <text:p>0.422666666666667</text:p>
          </table:table-cell>
          <table:table-cell office:value-type="float" office:value="15.945" calcext:value-type="float">
            <text:p>15.945</text:p>
          </table:table-cell>
          <table:table-cell office:value-type="float" office:value="0.805402624312137" calcext:value-type="float">
            <text:p>0.805402624312137</text:p>
          </table:table-cell>
          <table:table-cell office:value-type="float" office:value="15.977" calcext:value-type="float">
            <text:p>15.977</text:p>
          </table:table-cell>
          <table:table-cell office:value-type="float" office:value="0.806980672625857" calcext:value-type="float">
            <text:p>0.806980672625857</text:p>
          </table:table-cell>
          <table:table-cell table:style-name="Default" office:value-type="float" office:value="15.456" calcext:value-type="float">
            <text:p>15.456</text:p>
          </table:table-cell>
          <table:table-cell table:style-name="Default" office:value-type="float" office:value="0.78220515620311" calcext:value-type="float">
            <text:p>0.78220515620311</text:p>
          </table:table-cell>
          <table:table-cell table:style-name="Default" office:value-type="float" office:value="15.492" calcext:value-type="float">
            <text:p>15.492</text:p>
          </table:table-cell>
          <table:table-cell table:style-name="Default" office:value-type="float" office:value="0.783908112382929" calcext:value-type="float">
            <text:p>0.783908112382929</text:p>
          </table:table-cell>
          <table:table-cell office:value-type="float" office:value="14.9386666666667" calcext:value-type="float">
            <text:p>14.9386666666667</text:p>
          </table:table-cell>
          <table:table-cell office:value-type="float" office:value="0.755831304331341" calcext:value-type="float">
            <text:p>0.755831304331341</text:p>
          </table:table-cell>
          <table:table-cell office:value-type="float" office:value="14.976" calcext:value-type="float">
            <text:p>14.976</text:p>
          </table:table-cell>
          <table:table-cell office:value-type="float" office:value="0.757618731171628" calcext:value-type="float">
            <text:p>0.757618731171628</text:p>
          </table:table-cell>
          <table:table-cell table:style-name="Default" table:formula="of:=AVERAGE([.C65];[.G65];[.K65])" office:value-type="float" office:value="15.4465555555556" calcext:value-type="float">
            <text:p>15.4465555555556</text:p>
          </table:table-cell>
          <table:table-cell table:style-name="Default" table:formula="of:=AVERAGE([.D65];[.H65];[.L65])" office:value-type="float" office:value="0.781146361615529" calcext:value-type="float">
            <text:p>0.781146361615529</text:p>
          </table:table-cell>
          <table:table-cell table:style-name="Default" table:formula="of:=AVERAGE([.E65];[.I65];[.M65])" office:value-type="float" office:value="15.4816666666667" calcext:value-type="float">
            <text:p>15.4816666666667</text:p>
          </table:table-cell>
          <table:table-cell table:style-name="Default" table:formula="of:=AVERAGE([.F65];[.J65];[.N65])" office:value-type="float" office:value="0.782835838726805" calcext:value-type="float">
            <text:p>0.78283583872680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.002" calcext:value-type="float">
            <text:p>17.002</text:p>
          </table:table-cell>
          <table:table-cell table:formula="of:=([.A66]-15)/4.5" office:value-type="float" office:value="0.444888888888889" calcext:value-type="float">
            <text:p>0.444888888888889</text:p>
          </table:table-cell>
          <table:table-cell office:value-type="float" office:value="15.8986666666667" calcext:value-type="float">
            <text:p>15.8986666666667</text:p>
          </table:table-cell>
          <table:table-cell office:value-type="float" office:value="0.803108371624523" calcext:value-type="float">
            <text:p>0.803108371624523</text:p>
          </table:table-cell>
          <table:table-cell office:value-type="float" office:value="15.933" calcext:value-type="float">
            <text:p>15.933</text:p>
          </table:table-cell>
          <table:table-cell office:value-type="float" office:value="0.804771049679743" calcext:value-type="float">
            <text:p>0.804771049679743</text:p>
          </table:table-cell>
          <table:table-cell table:style-name="Default" office:value-type="float" office:value="15.4056666666667" calcext:value-type="float">
            <text:p>15.4056666666667</text:p>
          </table:table-cell>
          <table:table-cell table:style-name="Default" office:value-type="float" office:value="0.779657880719983" calcext:value-type="float">
            <text:p>0.779657880719983</text:p>
          </table:table-cell>
          <table:table-cell table:style-name="Default" office:value-type="float" office:value="15.443" calcext:value-type="float">
            <text:p>15.443</text:p>
          </table:table-cell>
          <table:table-cell table:style-name="Default" office:value-type="float" office:value="0.781428681188835" calcext:value-type="float">
            <text:p>0.781428681188835</text:p>
          </table:table-cell>
          <table:table-cell office:value-type="float" office:value="14.8853333333333" calcext:value-type="float">
            <text:p>14.8853333333333</text:p>
          </table:table-cell>
          <table:table-cell office:value-type="float" office:value="0.753132901727398" calcext:value-type="float">
            <text:p>0.753132901727398</text:p>
          </table:table-cell>
          <table:table-cell office:value-type="float" office:value="14.9236666666667" calcext:value-type="float">
            <text:p>14.9236666666667</text:p>
          </table:table-cell>
          <table:table-cell office:value-type="float" office:value="0.754971266915577" calcext:value-type="float">
            <text:p>0.754971266915577</text:p>
          </table:table-cell>
          <table:table-cell table:style-name="Default" table:formula="of:=AVERAGE([.C66];[.G66];[.K66])" office:value-type="float" office:value="15.3965555555555" calcext:value-type="float">
            <text:p>15.3965555555555</text:p>
          </table:table-cell>
          <table:table-cell table:style-name="Default" table:formula="of:=AVERAGE([.D66];[.H66];[.L66])" office:value-type="float" office:value="0.778633051357302" calcext:value-type="float">
            <text:p>0.778633051357302</text:p>
          </table:table-cell>
          <table:table-cell table:style-name="Default" table:formula="of:=AVERAGE([.E66];[.I66];[.M66])" office:value-type="float" office:value="15.4332222222222" calcext:value-type="float">
            <text:p>15.4332222222222</text:p>
          </table:table-cell>
          <table:table-cell table:style-name="Default" table:formula="of:=AVERAGE([.F66];[.J66];[.N66])" office:value-type="float" office:value="0.780390332594719" calcext:value-type="float">
            <text:p>0.78039033259471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.102" calcext:value-type="float">
            <text:p>17.102</text:p>
          </table:table-cell>
          <table:table-cell table:formula="of:=([.A67]-15)/4.5" office:value-type="float" office:value="0.467111111111111" calcext:value-type="float">
            <text:p>0.467111111111111</text:p>
          </table:table-cell>
          <table:table-cell office:value-type="float" office:value="15.854" calcext:value-type="float">
            <text:p>15.854</text:p>
          </table:table-cell>
          <table:table-cell office:value-type="float" office:value="0.800898461860209" calcext:value-type="float">
            <text:p>0.800898461860209</text:p>
          </table:table-cell>
          <table:table-cell office:value-type="float" office:value="15.8896666666667" calcext:value-type="float">
            <text:p>15.8896666666667</text:p>
          </table:table-cell>
          <table:table-cell office:value-type="float" office:value="0.802645769656581" calcext:value-type="float">
            <text:p>0.802645769656581</text:p>
          </table:table-cell>
          <table:table-cell table:style-name="Default" office:value-type="float" office:value="15.357" calcext:value-type="float">
            <text:p>15.357</text:p>
          </table:table-cell>
          <table:table-cell table:style-name="Default" office:value-type="float" office:value="0.777194937061503" calcext:value-type="float">
            <text:p>0.777194937061503</text:p>
          </table:table-cell>
          <table:table-cell table:style-name="Default" office:value-type="float" office:value="15.3956666666667" calcext:value-type="float">
            <text:p>15.3956666666667</text:p>
          </table:table-cell>
          <table:table-cell table:style-name="Default" office:value-type="float" office:value="0.779033569019988" calcext:value-type="float">
            <text:p>0.779033569019988</text:p>
          </table:table-cell>
          <table:table-cell office:value-type="float" office:value="14.8336666666667" calcext:value-type="float">
            <text:p>14.8336666666667</text:p>
          </table:table-cell>
          <table:table-cell office:value-type="float" office:value="0.750518831804002" calcext:value-type="float">
            <text:p>0.750518831804002</text:p>
          </table:table-cell>
          <table:table-cell office:value-type="float" office:value="14.8726666666667" calcext:value-type="float">
            <text:p>14.8726666666667</text:p>
          </table:table-cell>
          <table:table-cell office:value-type="float" office:value="0.752391250033772" calcext:value-type="float">
            <text:p>0.752391250033772</text:p>
          </table:table-cell>
          <table:table-cell table:style-name="Default" table:formula="of:=AVERAGE([.C67];[.G67];[.K67])" office:value-type="float" office:value="15.3482222222222" calcext:value-type="float">
            <text:p>15.3482222222222</text:p>
          </table:table-cell>
          <table:table-cell table:style-name="Default" table:formula="of:=AVERAGE([.D67];[.H67];[.L67])" office:value-type="float" office:value="0.776204076908571" calcext:value-type="float">
            <text:p>0.776204076908571</text:p>
          </table:table-cell>
          <table:table-cell table:style-name="Default" table:formula="of:=AVERAGE([.E67];[.I67];[.M67])" office:value-type="float" office:value="15.386" calcext:value-type="float">
            <text:p>15.386</text:p>
          </table:table-cell>
          <table:table-cell table:style-name="Default" table:formula="of:=AVERAGE([.F67];[.J67];[.N67])" office:value-type="float" office:value="0.778023529570114" calcext:value-type="float">
            <text:p>0.77802352957011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.203" calcext:value-type="float">
            <text:p>17.203</text:p>
          </table:table-cell>
          <table:table-cell table:formula="of:=([.A68]-15)/4.5" office:value-type="float" office:value="0.489555555555555" calcext:value-type="float">
            <text:p>0.489555555555555</text:p>
          </table:table-cell>
          <table:table-cell office:value-type="float" office:value="15.8113333333333" calcext:value-type="float">
            <text:p>15.8113333333333</text:p>
          </table:table-cell>
          <table:table-cell office:value-type="float" office:value="0.798857249041144" calcext:value-type="float">
            <text:p>0.798857249041144</text:p>
          </table:table-cell>
          <table:table-cell office:value-type="float" office:value="15.849" calcext:value-type="float">
            <text:p>15.849</text:p>
          </table:table-cell>
          <table:table-cell office:value-type="float" office:value="0.800706025800062" calcext:value-type="float">
            <text:p>0.800706025800062</text:p>
          </table:table-cell>
          <table:table-cell table:style-name="Default" office:value-type="float" office:value="15.311" calcext:value-type="float">
            <text:p>15.311</text:p>
          </table:table-cell>
          <table:table-cell table:style-name="Default" office:value-type="float" office:value="0.77486696752219" calcext:value-type="float">
            <text:p>0.77486696752219</text:p>
          </table:table-cell>
          <table:table-cell table:style-name="Default" office:value-type="float" office:value="15.351" calcext:value-type="float">
            <text:p>15.351</text:p>
          </table:table-cell>
          <table:table-cell table:style-name="Default" office:value-type="float" office:value="0.776773415600867" calcext:value-type="float">
            <text:p>0.776773415600867</text:p>
          </table:table-cell>
          <table:table-cell office:value-type="float" office:value="14.7853333333333" calcext:value-type="float">
            <text:p>14.7853333333333</text:p>
          </table:table-cell>
          <table:table-cell office:value-type="float" office:value="0.748073399084264" calcext:value-type="float">
            <text:p>0.748073399084264</text:p>
          </table:table-cell>
          <table:table-cell office:value-type="float" office:value="14.8256666666667" calcext:value-type="float">
            <text:p>14.8256666666667</text:p>
          </table:table-cell>
          <table:table-cell office:value-type="float" office:value="0.750013595745873" calcext:value-type="float">
            <text:p>0.750013595745873</text:p>
          </table:table-cell>
          <table:table-cell table:style-name="Default" table:formula="of:=AVERAGE([.C68];[.G68];[.K68])" office:value-type="float" office:value="15.3025555555555" calcext:value-type="float">
            <text:p>15.3025555555555</text:p>
          </table:table-cell>
          <table:table-cell table:style-name="Default" table:formula="of:=AVERAGE([.D68];[.H68];[.L68])" office:value-type="float" office:value="0.773932538549199" calcext:value-type="float">
            <text:p>0.773932538549199</text:p>
          </table:table-cell>
          <table:table-cell table:style-name="Default" table:formula="of:=AVERAGE([.E68];[.I68];[.M68])" office:value-type="float" office:value="15.3418888888889" calcext:value-type="float">
            <text:p>15.3418888888889</text:p>
          </table:table-cell>
          <table:table-cell table:style-name="Default" table:formula="of:=AVERAGE([.F68];[.J68];[.N68])" office:value-type="float" office:value="0.775831012382267" calcext:value-type="float">
            <text:p>0.77583101238226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.303" calcext:value-type="float">
            <text:p>17.303</text:p>
          </table:table-cell>
          <table:table-cell table:formula="of:=([.A69]-15)/4.5" office:value-type="float" office:value="0.511777777777778" calcext:value-type="float">
            <text:p>0.511777777777778</text:p>
          </table:table-cell>
          <table:table-cell office:value-type="float" office:value="15.7713333333333" calcext:value-type="float">
            <text:p>15.7713333333333</text:p>
          </table:table-cell>
          <table:table-cell office:value-type="float" office:value="0.79688352541874" calcext:value-type="float">
            <text:p>0.79688352541874</text:p>
          </table:table-cell>
          <table:table-cell office:value-type="float" office:value="15.8106666666667" calcext:value-type="float">
            <text:p>15.8106666666667</text:p>
          </table:table-cell>
          <table:table-cell office:value-type="float" office:value="0.798800026966151" calcext:value-type="float">
            <text:p>0.798800026966151</text:p>
          </table:table-cell>
          <table:table-cell table:style-name="Default" office:value-type="float" office:value="15.267" calcext:value-type="float">
            <text:p>15.267</text:p>
          </table:table-cell>
          <table:table-cell table:style-name="Default" office:value-type="float" office:value="0.772640204881352" calcext:value-type="float">
            <text:p>0.772640204881352</text:p>
          </table:table-cell>
          <table:table-cell table:style-name="Default" office:value-type="float" office:value="15.3086666666667" calcext:value-type="float">
            <text:p>15.3086666666667</text:p>
          </table:table-cell>
          <table:table-cell table:style-name="Default" office:value-type="float" office:value="0.774631310011606" calcext:value-type="float">
            <text:p>0.774631310011606</text:p>
          </table:table-cell>
          <table:table-cell office:value-type="float" office:value="14.7376666666667" calcext:value-type="float">
            <text:p>14.7376666666667</text:p>
          </table:table-cell>
          <table:table-cell office:value-type="float" office:value="0.745661713942663" calcext:value-type="float">
            <text:p>0.745661713942663</text:p>
          </table:table-cell>
          <table:table-cell office:value-type="float" office:value="14.78" calcext:value-type="float">
            <text:p>14.78</text:p>
          </table:table-cell>
          <table:table-cell office:value-type="float" office:value="0.747703393952341" calcext:value-type="float">
            <text:p>0.747703393952341</text:p>
          </table:table-cell>
          <table:table-cell table:style-name="Default" table:formula="of:=AVERAGE([.C69];[.G69];[.K69])" office:value-type="float" office:value="15.2586666666667" calcext:value-type="float">
            <text:p>15.2586666666667</text:p>
          </table:table-cell>
          <table:table-cell table:style-name="Default" table:formula="of:=AVERAGE([.D69];[.H69];[.L69])" office:value-type="float" office:value="0.771728481414252" calcext:value-type="float">
            <text:p>0.771728481414252</text:p>
          </table:table-cell>
          <table:table-cell table:style-name="Default" table:formula="of:=AVERAGE([.E69];[.I69];[.M69])" office:value-type="float" office:value="15.2997777777778" calcext:value-type="float">
            <text:p>15.2997777777778</text:p>
          </table:table-cell>
          <table:table-cell table:style-name="Default" table:formula="of:=AVERAGE([.F69];[.J69];[.N69])" office:value-type="float" office:value="0.773711576976699" calcext:value-type="float">
            <text:p>0.77371157697669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.403" calcext:value-type="float">
            <text:p>17.403</text:p>
          </table:table-cell>
          <table:table-cell table:formula="of:=([.A70]-15)/4.5" office:value-type="float" office:value="0.534" calcext:value-type="float">
            <text:p>0.534</text:p>
          </table:table-cell>
          <table:table-cell office:value-type="float" office:value="15.7333333333333" calcext:value-type="float">
            <text:p>15.7333333333333</text:p>
          </table:table-cell>
          <table:table-cell office:value-type="float" office:value="0.795011003570542" calcext:value-type="float">
            <text:p>0.795011003570542</text:p>
          </table:table-cell>
          <table:table-cell office:value-type="float" office:value="15.774" calcext:value-type="float">
            <text:p>15.774</text:p>
          </table:table-cell>
          <table:table-cell office:value-type="float" office:value="0.797012093887236" calcext:value-type="float">
            <text:p>0.797012093887236</text:p>
          </table:table-cell>
          <table:table-cell table:style-name="Default" office:value-type="float" office:value="15.2246666666667" calcext:value-type="float">
            <text:p>15.2246666666667</text:p>
          </table:table-cell>
          <table:table-cell table:style-name="Default" office:value-type="float" office:value="0.770497796262464" calcext:value-type="float">
            <text:p>0.770497796262464</text:p>
          </table:table-cell>
          <table:table-cell table:style-name="Default" office:value-type="float" office:value="15.2686666666667" calcext:value-type="float">
            <text:p>15.2686666666667</text:p>
          </table:table-cell>
          <table:table-cell table:style-name="Default" office:value-type="float" office:value="0.772607290660767" calcext:value-type="float">
            <text:p>0.772607290660767</text:p>
          </table:table-cell>
          <table:table-cell office:value-type="float" office:value="14.6926666666667" calcext:value-type="float">
            <text:p>14.6926666666667</text:p>
          </table:table-cell>
          <table:table-cell office:value-type="float" office:value="0.743384929519622" calcext:value-type="float">
            <text:p>0.743384929519622</text:p>
          </table:table-cell>
          <table:table-cell office:value-type="float" office:value="14.7376666666667" calcext:value-type="float">
            <text:p>14.7376666666667</text:p>
          </table:table-cell>
          <table:table-cell office:value-type="float" office:value="0.74556181315138" calcext:value-type="float">
            <text:p>0.74556181315138</text:p>
          </table:table-cell>
          <table:table-cell table:style-name="Default" table:formula="of:=AVERAGE([.C70];[.G70];[.K70])" office:value-type="float" office:value="15.2168888888889" calcext:value-type="float">
            <text:p>15.2168888888889</text:p>
          </table:table-cell>
          <table:table-cell table:style-name="Default" table:formula="of:=AVERAGE([.D70];[.H70];[.L70])" office:value-type="float" office:value="0.769631243117543" calcext:value-type="float">
            <text:p>0.769631243117543</text:p>
          </table:table-cell>
          <table:table-cell table:style-name="Default" table:formula="of:=AVERAGE([.E70];[.I70];[.M70])" office:value-type="float" office:value="15.2601111111111" calcext:value-type="float">
            <text:p>15.2601111111111</text:p>
          </table:table-cell>
          <table:table-cell table:style-name="Default" table:formula="of:=AVERAGE([.F70];[.J70];[.N70])" office:value-type="float" office:value="0.771727065899794" calcext:value-type="float">
            <text:p>0.77172706589979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.504" calcext:value-type="float">
            <text:p>17.504</text:p>
          </table:table-cell>
          <table:table-cell table:formula="of:=([.A71]-15)/4.5" office:value-type="float" office:value="0.556444444444445" calcext:value-type="float">
            <text:p>0.556444444444445</text:p>
          </table:table-cell>
          <table:table-cell office:value-type="float" office:value="15.6966666666667" calcext:value-type="float">
            <text:p>15.6966666666667</text:p>
          </table:table-cell>
          <table:table-cell office:value-type="float" office:value="0.793256580767682" calcext:value-type="float">
            <text:p>0.793256580767682</text:p>
          </table:table-cell>
          <table:table-cell office:value-type="float" office:value="15.739" calcext:value-type="float">
            <text:p>15.739</text:p>
          </table:table-cell>
          <table:table-cell office:value-type="float" office:value="0.795342240215594" calcext:value-type="float">
            <text:p>0.795342240215594</text:p>
          </table:table-cell>
          <table:table-cell table:style-name="Default" office:value-type="float" office:value="15.185" calcext:value-type="float">
            <text:p>15.185</text:p>
          </table:table-cell>
          <table:table-cell table:style-name="Default" office:value-type="float" office:value="0.768490333591056" calcext:value-type="float">
            <text:p>0.768490333591056</text:p>
          </table:table-cell>
          <table:table-cell table:style-name="Default" office:value-type="float" office:value="15.2306666666667" calcext:value-type="float">
            <text:p>15.2306666666667</text:p>
          </table:table-cell>
          <table:table-cell table:style-name="Default" office:value-type="float" office:value="0.770684473941762" calcext:value-type="float">
            <text:p>0.770684473941762</text:p>
          </table:table-cell>
          <table:table-cell office:value-type="float" office:value="14.6496666666667" calcext:value-type="float">
            <text:p>14.6496666666667</text:p>
          </table:table-cell>
          <table:table-cell office:value-type="float" office:value="0.741209348580516" calcext:value-type="float">
            <text:p>0.741209348580516</text:p>
          </table:table-cell>
          <table:table-cell office:value-type="float" office:value="14.6963333333333" calcext:value-type="float">
            <text:p>14.6963333333333</text:p>
          </table:table-cell>
          <table:table-cell office:value-type="float" office:value="0.743470831956777" calcext:value-type="float">
            <text:p>0.743470831956777</text:p>
          </table:table-cell>
          <table:table-cell table:style-name="Default" table:formula="of:=AVERAGE([.C71];[.G71];[.K71])" office:value-type="float" office:value="15.1771111111111" calcext:value-type="float">
            <text:p>15.1771111111111</text:p>
          </table:table-cell>
          <table:table-cell table:style-name="Default" table:formula="of:=AVERAGE([.D71];[.H71];[.L71])" office:value-type="float" office:value="0.767652087646418" calcext:value-type="float">
            <text:p>0.767652087646418</text:p>
          </table:table-cell>
          <table:table-cell table:style-name="Default" table:formula="of:=AVERAGE([.E71];[.I71];[.M71])" office:value-type="float" office:value="15.222" calcext:value-type="float">
            <text:p>15.222</text:p>
          </table:table-cell>
          <table:table-cell table:style-name="Default" table:formula="of:=AVERAGE([.F71];[.J71];[.N71])" office:value-type="float" office:value="0.769832515371378" calcext:value-type="float">
            <text:p>0.76983251537137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.604" calcext:value-type="float">
            <text:p>17.604</text:p>
          </table:table-cell>
          <table:table-cell table:formula="of:=([.A72]-15)/4.5" office:value-type="float" office:value="0.578666666666666" calcext:value-type="float">
            <text:p>0.578666666666666</text:p>
          </table:table-cell>
          <table:table-cell office:value-type="float" office:value="15.6626666666667" calcext:value-type="float">
            <text:p>15.6626666666667</text:p>
          </table:table-cell>
          <table:table-cell office:value-type="float" office:value="0.791552766113272" calcext:value-type="float">
            <text:p>0.791552766113272</text:p>
          </table:table-cell>
          <table:table-cell office:value-type="float" office:value="15.7066666666667" calcext:value-type="float">
            <text:p>15.7066666666667</text:p>
          </table:table-cell>
          <table:table-cell office:value-type="float" office:value="0.793722986156444" calcext:value-type="float">
            <text:p>0.793722986156444</text:p>
          </table:table-cell>
          <table:table-cell table:style-name="Default" office:value-type="float" office:value="15.1463333333333" calcext:value-type="float">
            <text:p>15.1463333333333</text:p>
          </table:table-cell>
          <table:table-cell table:style-name="Default" office:value-type="float" office:value="0.766533491016863" calcext:value-type="float">
            <text:p>0.766533491016863</text:p>
          </table:table-cell>
          <table:table-cell table:style-name="Default" office:value-type="float" office:value="15.1946666666667" calcext:value-type="float">
            <text:p>15.1946666666667</text:p>
          </table:table-cell>
          <table:table-cell table:style-name="Default" office:value-type="float" office:value="0.768862859854591" calcext:value-type="float">
            <text:p>0.768862859854591</text:p>
          </table:table-cell>
          <table:table-cell office:value-type="float" office:value="14.6083333333333" calcext:value-type="float">
            <text:p>14.6083333333333</text:p>
          </table:table-cell>
          <table:table-cell office:value-type="float" office:value="0.739118078135882" calcext:value-type="float">
            <text:p>0.739118078135882</text:p>
          </table:table-cell>
          <table:table-cell office:value-type="float" office:value="14.6576666666667" calcext:value-type="float">
            <text:p>14.6576666666667</text:p>
          </table:table-cell>
          <table:table-cell office:value-type="float" office:value="0.741514740390545" calcext:value-type="float">
            <text:p>0.741514740390545</text:p>
          </table:table-cell>
          <table:table-cell table:style-name="Default" table:formula="of:=AVERAGE([.C72];[.G72];[.K72])" office:value-type="float" office:value="15.1391111111111" calcext:value-type="float">
            <text:p>15.1391111111111</text:p>
          </table:table-cell>
          <table:table-cell table:style-name="Default" table:formula="of:=AVERAGE([.D72];[.H72];[.L72])" office:value-type="float" office:value="0.765734778422006" calcext:value-type="float">
            <text:p>0.765734778422006</text:p>
          </table:table-cell>
          <table:table-cell table:style-name="Default" table:formula="of:=AVERAGE([.E72];[.I72];[.M72])" office:value-type="float" office:value="15.1863333333333" calcext:value-type="float">
            <text:p>15.1863333333333</text:p>
          </table:table-cell>
          <table:table-cell table:style-name="Default" table:formula="of:=AVERAGE([.F72];[.J72];[.N72])" office:value-type="float" office:value="0.768033528800527" calcext:value-type="float">
            <text:p>0.76803352880052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.705" calcext:value-type="float">
            <text:p>17.705</text:p>
          </table:table-cell>
          <table:table-cell table:formula="of:=([.A73]-15)/4.5" office:value-type="float" office:value="0.601111111111111" calcext:value-type="float">
            <text:p>0.601111111111111</text:p>
          </table:table-cell>
          <table:table-cell office:value-type="float" office:value="15.6293333333333" calcext:value-type="float">
            <text:p>15.6293333333333</text:p>
          </table:table-cell>
          <table:table-cell office:value-type="float" office:value="0.789916425282715" calcext:value-type="float">
            <text:p>0.789916425282715</text:p>
          </table:table-cell>
          <table:table-cell office:value-type="float" office:value="15.6753333333333" calcext:value-type="float">
            <text:p>15.6753333333333</text:p>
          </table:table-cell>
          <table:table-cell office:value-type="float" office:value="0.792221800409283" calcext:value-type="float">
            <text:p>0.792221800409283</text:p>
          </table:table-cell>
          <table:table-cell table:style-name="Default" office:value-type="float" office:value="15.11" calcext:value-type="float">
            <text:p>15.11</text:p>
          </table:table-cell>
          <table:table-cell table:style-name="Default" office:value-type="float" office:value="0.764694731265087" calcext:value-type="float">
            <text:p>0.764694731265087</text:p>
          </table:table-cell>
          <table:table-cell table:style-name="Default" office:value-type="float" office:value="15.1603333333333" calcext:value-type="float">
            <text:p>15.1603333333333</text:p>
          </table:table-cell>
          <table:table-cell table:style-name="Default" office:value-type="float" office:value="0.767125575887951" calcext:value-type="float">
            <text:p>0.767125575887951</text:p>
          </table:table-cell>
          <table:table-cell office:value-type="float" office:value="14.5686666666667" calcext:value-type="float">
            <text:p>14.5686666666667</text:p>
          </table:table-cell>
          <table:table-cell office:value-type="float" office:value="0.737111151464832" calcext:value-type="float">
            <text:p>0.737111151464832</text:p>
          </table:table-cell>
          <table:table-cell office:value-type="float" office:value="14.6203333333333" calcext:value-type="float">
            <text:p>14.6203333333333</text:p>
          </table:table-cell>
          <table:table-cell office:value-type="float" office:value="0.739626116672833" calcext:value-type="float">
            <text:p>0.739626116672833</text:p>
          </table:table-cell>
          <table:table-cell table:style-name="Default" table:formula="of:=AVERAGE([.C73];[.G73];[.K73])" office:value-type="float" office:value="15.1026666666667" calcext:value-type="float">
            <text:p>15.1026666666667</text:p>
          </table:table-cell>
          <table:table-cell table:style-name="Default" table:formula="of:=AVERAGE([.D73];[.H73];[.L73])" office:value-type="float" office:value="0.763907436004211" calcext:value-type="float">
            <text:p>0.763907436004211</text:p>
          </table:table-cell>
          <table:table-cell table:style-name="Default" table:formula="of:=AVERAGE([.E73];[.I73];[.M73])" office:value-type="float" office:value="15.152" calcext:value-type="float">
            <text:p>15.152</text:p>
          </table:table-cell>
          <table:table-cell table:style-name="Default" table:formula="of:=AVERAGE([.F73];[.J73];[.N73])" office:value-type="float" office:value="0.766324497656689" calcext:value-type="float">
            <text:p>0.76632449765668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.805" calcext:value-type="float">
            <text:p>17.805</text:p>
          </table:table-cell>
          <table:table-cell table:formula="of:=([.A74]-15)/4.5" office:value-type="float" office:value="0.623333333333333" calcext:value-type="float">
            <text:p>0.623333333333333</text:p>
          </table:table-cell>
          <table:table-cell office:value-type="float" office:value="15.597" calcext:value-type="float">
            <text:p>15.597</text:p>
          </table:table-cell>
          <table:table-cell office:value-type="float" office:value="0.788347574498933" calcext:value-type="float">
            <text:p>0.788347574498933</text:p>
          </table:table-cell>
          <table:table-cell office:value-type="float" office:value="15.6456666666667" calcext:value-type="float">
            <text:p>15.6456666666667</text:p>
          </table:table-cell>
          <table:table-cell office:value-type="float" office:value="0.790771227926893" calcext:value-type="float">
            <text:p>0.790771227926893</text:p>
          </table:table-cell>
          <table:table-cell table:style-name="Default" office:value-type="float" office:value="15.0746666666667" calcext:value-type="float">
            <text:p>15.0746666666667</text:p>
          </table:table-cell>
          <table:table-cell table:style-name="Default" office:value-type="float" office:value="0.762906590760414" calcext:value-type="float">
            <text:p>0.762906590760414</text:p>
          </table:table-cell>
          <table:table-cell table:style-name="Default" office:value-type="float" office:value="15.1276666666667" calcext:value-type="float">
            <text:p>15.1276666666667</text:p>
          </table:table-cell>
          <table:table-cell table:style-name="Default" office:value-type="float" office:value="0.765472638259836" calcext:value-type="float">
            <text:p>0.765472638259836</text:p>
          </table:table-cell>
          <table:table-cell office:value-type="float" office:value="14.5313333333333" calcext:value-type="float">
            <text:p>14.5313333333333</text:p>
          </table:table-cell>
          <table:table-cell office:value-type="float" office:value="0.735222276895031" calcext:value-type="float">
            <text:p>0.735222276895031</text:p>
          </table:table-cell>
          <table:table-cell office:value-type="float" office:value="14.586" calcext:value-type="float">
            <text:p>14.586</text:p>
          </table:table-cell>
          <table:table-cell office:value-type="float" office:value="0.737889250825652" calcext:value-type="float">
            <text:p>0.737889250825652</text:p>
          </table:table-cell>
          <table:table-cell table:style-name="Default" table:formula="of:=AVERAGE([.C74];[.G74];[.K74])" office:value-type="float" office:value="15.0676666666667" calcext:value-type="float">
            <text:p>15.0676666666667</text:p>
          </table:table-cell>
          <table:table-cell table:style-name="Default" table:formula="of:=AVERAGE([.D74];[.H74];[.L74])" office:value-type="float" office:value="0.762158814051459" calcext:value-type="float">
            <text:p>0.762158814051459</text:p>
          </table:table-cell>
          <table:table-cell table:style-name="Default" table:formula="of:=AVERAGE([.E74];[.I74];[.M74])" office:value-type="float" office:value="15.1197777777778" calcext:value-type="float">
            <text:p>15.1197777777778</text:p>
          </table:table-cell>
          <table:table-cell table:style-name="Default" table:formula="of:=AVERAGE([.F74];[.J74];[.N74])" office:value-type="float" office:value="0.764711039004127" calcext:value-type="float">
            <text:p>0.76471103900412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7.905" calcext:value-type="float">
            <text:p>17.905</text:p>
          </table:table-cell>
          <table:table-cell table:formula="of:=([.A75]-15)/4.5" office:value-type="float" office:value="0.645555555555556" calcext:value-type="float">
            <text:p>0.645555555555556</text:p>
          </table:table-cell>
          <table:table-cell office:value-type="float" office:value="15.5673333333333" calcext:value-type="float">
            <text:p>15.5673333333333</text:p>
          </table:table-cell>
          <table:table-cell office:value-type="float" office:value="0.786879929763513" calcext:value-type="float">
            <text:p>0.786879929763513</text:p>
          </table:table-cell>
          <table:table-cell office:value-type="float" office:value="15.618" calcext:value-type="float">
            <text:p>15.618</text:p>
          </table:table-cell>
          <table:table-cell office:value-type="float" office:value="0.789404984715177" calcext:value-type="float">
            <text:p>0.789404984715177</text:p>
          </table:table-cell>
          <table:table-cell table:style-name="Default" office:value-type="float" office:value="15.0413333333333" calcext:value-type="float">
            <text:p>15.0413333333333</text:p>
          </table:table-cell>
          <table:table-cell table:style-name="Default" office:value-type="float" office:value="0.761219652029945" calcext:value-type="float">
            <text:p>0.761219652029945</text:p>
          </table:table-cell>
          <table:table-cell table:style-name="Default" office:value-type="float" office:value="15.0973333333333" calcext:value-type="float">
            <text:p>15.0973333333333</text:p>
          </table:table-cell>
          <table:table-cell table:style-name="Default" office:value-type="float" office:value="0.763937759556864" calcext:value-type="float">
            <text:p>0.763937759556864</text:p>
          </table:table-cell>
          <table:table-cell office:value-type="float" office:value="14.495" calcext:value-type="float">
            <text:p>14.495</text:p>
          </table:table-cell>
          <table:table-cell office:value-type="float" office:value="0.733383998520678" calcext:value-type="float">
            <text:p>0.733383998520678</text:p>
          </table:table-cell>
          <table:table-cell office:value-type="float" office:value="14.5523333333333" calcext:value-type="float">
            <text:p>14.5523333333333</text:p>
          </table:table-cell>
          <table:table-cell office:value-type="float" office:value="0.73618611634267" calcext:value-type="float">
            <text:p>0.73618611634267</text:p>
          </table:table-cell>
          <table:table-cell table:style-name="Default" table:formula="of:=AVERAGE([.C75];[.G75];[.K75])" office:value-type="float" office:value="15.0345555555556" calcext:value-type="float">
            <text:p>15.0345555555556</text:p>
          </table:table-cell>
          <table:table-cell table:style-name="Default" table:formula="of:=AVERAGE([.D75];[.H75];[.L75])" office:value-type="float" office:value="0.760494526771379" calcext:value-type="float">
            <text:p>0.760494526771379</text:p>
          </table:table-cell>
          <table:table-cell table:style-name="Default" table:formula="of:=AVERAGE([.E75];[.I75];[.M75])" office:value-type="float" office:value="15.0892222222222" calcext:value-type="float">
            <text:p>15.0892222222222</text:p>
          </table:table-cell>
          <table:table-cell table:style-name="Default" table:formula="of:=AVERAGE([.F75];[.J75];[.N75])" office:value-type="float" office:value="0.76317628687157" calcext:value-type="float">
            <text:p>0.7631762868715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.006" calcext:value-type="float">
            <text:p>18.006</text:p>
          </table:table-cell>
          <table:table-cell table:formula="of:=([.A76]-15)/4.5" office:value-type="float" office:value="0.668" calcext:value-type="float">
            <text:p>0.668</text:p>
          </table:table-cell>
          <table:table-cell office:value-type="float" office:value="15.5383333333333" calcext:value-type="float">
            <text:p>15.5383333333333</text:p>
          </table:table-cell>
          <table:table-cell office:value-type="float" office:value="0.78544602492721" calcext:value-type="float">
            <text:p>0.78544602492721</text:p>
          </table:table-cell>
          <table:table-cell office:value-type="float" office:value="15.591" calcext:value-type="float">
            <text:p>15.591</text:p>
          </table:table-cell>
          <table:table-cell office:value-type="float" office:value="0.788089350499086" calcext:value-type="float">
            <text:p>0.788089350499086</text:p>
          </table:table-cell>
          <table:table-cell table:style-name="Default" office:value-type="float" office:value="15.009" calcext:value-type="float">
            <text:p>15.009</text:p>
          </table:table-cell>
          <table:table-cell table:style-name="Default" office:value-type="float" office:value="0.759583333396693" calcext:value-type="float">
            <text:p>0.759583333396693</text:p>
          </table:table-cell>
          <table:table-cell table:style-name="Default" office:value-type="float" office:value="15.0676666666667" calcext:value-type="float">
            <text:p>15.0676666666667</text:p>
          </table:table-cell>
          <table:table-cell table:style-name="Default" office:value-type="float" office:value="0.762436620753788" calcext:value-type="float">
            <text:p>0.762436620753788</text:p>
          </table:table-cell>
          <table:table-cell office:value-type="float" office:value="14.46" calcext:value-type="float">
            <text:p>14.46</text:p>
          </table:table-cell>
          <table:table-cell office:value-type="float" office:value="0.731613176052124" calcext:value-type="float">
            <text:p>0.731613176052124</text:p>
          </table:table-cell>
          <table:table-cell office:value-type="float" office:value="14.5203333333333" calcext:value-type="float">
            <text:p>14.5203333333333</text:p>
          </table:table-cell>
          <table:table-cell office:value-type="float" office:value="0.734567287238957" calcext:value-type="float">
            <text:p>0.734567287238957</text:p>
          </table:table-cell>
          <table:table-cell table:style-name="Default" table:formula="of:=AVERAGE([.C76];[.G76];[.K76])" office:value-type="float" office:value="15.0024444444444" calcext:value-type="float">
            <text:p>15.0024444444444</text:p>
          </table:table-cell>
          <table:table-cell table:style-name="Default" table:formula="of:=AVERAGE([.D76];[.H76];[.L76])" office:value-type="float" office:value="0.758880844792009" calcext:value-type="float">
            <text:p>0.758880844792009</text:p>
          </table:table-cell>
          <table:table-cell table:style-name="Default" table:formula="of:=AVERAGE([.E76];[.I76];[.M76])" office:value-type="float" office:value="15.0596666666667" calcext:value-type="float">
            <text:p>15.0596666666667</text:p>
          </table:table-cell>
          <table:table-cell table:style-name="Default" table:formula="of:=AVERAGE([.F76];[.J76];[.N76])" office:value-type="float" office:value="0.76169775283061" calcext:value-type="float">
            <text:p>0.7616977528306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.106" calcext:value-type="float">
            <text:p>18.106</text:p>
          </table:table-cell>
          <table:table-cell table:formula="of:=([.A77]-15)/4.5" office:value-type="float" office:value="0.690222222222223" calcext:value-type="float">
            <text:p>0.690222222222223</text:p>
          </table:table-cell>
          <table:table-cell office:value-type="float" office:value="15.51" calcext:value-type="float">
            <text:p>15.51</text:p>
          </table:table-cell>
          <table:table-cell office:value-type="float" office:value="0.784062740188123" calcext:value-type="float">
            <text:p>0.784062740188123</text:p>
          </table:table-cell>
          <table:table-cell office:value-type="float" office:value="15.5653333333333" calcext:value-type="float">
            <text:p>15.5653333333333</text:p>
          </table:table-cell>
          <table:table-cell office:value-type="float" office:value="0.786858054936803" calcext:value-type="float">
            <text:p>0.786858054936803</text:p>
          </table:table-cell>
          <table:table-cell table:style-name="Default" office:value-type="float" office:value="14.979" calcext:value-type="float">
            <text:p>14.979</text:p>
          </table:table-cell>
          <table:table-cell table:style-name="Default" office:value-type="float" office:value="0.758065096735744" calcext:value-type="float">
            <text:p>0.758065096735744</text:p>
          </table:table-cell>
          <table:table-cell table:style-name="Default" office:value-type="float" office:value="15.0406666666667" calcext:value-type="float">
            <text:p>15.0406666666667</text:p>
          </table:table-cell>
          <table:table-cell table:style-name="Default" office:value-type="float" office:value="0.761070418509872" calcext:value-type="float">
            <text:p>0.761070418509872</text:p>
          </table:table-cell>
          <table:table-cell office:value-type="float" office:value="14.4263333333333" calcext:value-type="float">
            <text:p>14.4263333333333</text:p>
          </table:table-cell>
          <table:table-cell office:value-type="float" office:value="0.729909815460729" calcext:value-type="float">
            <text:p>0.729909815460729</text:p>
          </table:table-cell>
          <table:table-cell office:value-type="float" office:value="14.4903333333333" calcext:value-type="float">
            <text:p>14.4903333333333</text:p>
          </table:table-cell>
          <table:table-cell office:value-type="float" office:value="0.733049647110827" calcext:value-type="float">
            <text:p>0.733049647110827</text:p>
          </table:table-cell>
          <table:table-cell table:style-name="Default" table:formula="of:=AVERAGE([.C77];[.G77];[.K77])" office:value-type="float" office:value="14.9717777777778" calcext:value-type="float">
            <text:p>14.9717777777778</text:p>
          </table:table-cell>
          <table:table-cell table:style-name="Default" table:formula="of:=AVERAGE([.D77];[.H77];[.L77])" office:value-type="float" office:value="0.757345884128198" calcext:value-type="float">
            <text:p>0.757345884128198</text:p>
          </table:table-cell>
          <table:table-cell table:style-name="Default" table:formula="of:=AVERAGE([.E77];[.I77];[.M77])" office:value-type="float" office:value="15.0321111111111" calcext:value-type="float">
            <text:p>15.0321111111111</text:p>
          </table:table-cell>
          <table:table-cell table:style-name="Default" table:formula="of:=AVERAGE([.F77];[.J77];[.N77])" office:value-type="float" office:value="0.760326040185834" calcext:value-type="float">
            <text:p>0.760326040185834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.206" calcext:value-type="float">
            <text:p>18.206</text:p>
          </table:table-cell>
          <table:table-cell table:formula="of:=([.A78]-15)/4.5" office:value-type="float" office:value="0.712444444444444" calcext:value-type="float">
            <text:p>0.712444444444444</text:p>
          </table:table-cell>
          <table:table-cell office:value-type="float" office:value="15.4836666666667" calcext:value-type="float">
            <text:p>15.4836666666667</text:p>
          </table:table-cell>
          <table:table-cell office:value-type="float" office:value="0.78278066747178" calcext:value-type="float">
            <text:p>0.78278066747178</text:p>
          </table:table-cell>
          <table:table-cell office:value-type="float" office:value="15.542" calcext:value-type="float">
            <text:p>15.542</text:p>
          </table:table-cell>
          <table:table-cell office:value-type="float" office:value="0.785694220403034" calcext:value-type="float">
            <text:p>0.785694220403034</text:p>
          </table:table-cell>
          <table:table-cell table:style-name="Default" office:value-type="float" office:value="14.9496666666667" calcext:value-type="float">
            <text:p>14.9496666666667</text:p>
          </table:table-cell>
          <table:table-cell table:style-name="Default" office:value-type="float" office:value="0.756580605098182" calcext:value-type="float">
            <text:p>0.756580605098182</text:p>
          </table:table-cell>
          <table:table-cell table:style-name="Default" office:value-type="float" office:value="15.0136666666667" calcext:value-type="float">
            <text:p>15.0136666666667</text:p>
          </table:table-cell>
          <table:table-cell table:style-name="Default" office:value-type="float" office:value="0.759704227361239" calcext:value-type="float">
            <text:p>0.759704227361239</text:p>
          </table:table-cell>
          <table:table-cell office:value-type="float" office:value="14.3946666666667" calcext:value-type="float">
            <text:p>14.3946666666667</text:p>
          </table:table-cell>
          <table:table-cell office:value-type="float" office:value="0.728307641288871" calcext:value-type="float">
            <text:p>0.728307641288871</text:p>
          </table:table-cell>
          <table:table-cell office:value-type="float" office:value="14.4616666666667" calcext:value-type="float">
            <text:p>14.4616666666667</text:p>
          </table:table-cell>
          <table:table-cell office:value-type="float" office:value="0.731599449236821" calcext:value-type="float">
            <text:p>0.731599449236821</text:p>
          </table:table-cell>
          <table:table-cell table:style-name="Default" table:formula="of:=AVERAGE([.C78];[.G78];[.K78])" office:value-type="float" office:value="14.9426666666667" calcext:value-type="float">
            <text:p>14.9426666666667</text:p>
          </table:table-cell>
          <table:table-cell table:style-name="Default" table:formula="of:=AVERAGE([.D78];[.H78];[.L78])" office:value-type="float" office:value="0.755889637952944" calcext:value-type="float">
            <text:p>0.755889637952944</text:p>
          </table:table-cell>
          <table:table-cell table:style-name="Default" table:formula="of:=AVERAGE([.E78];[.I78];[.M78])" office:value-type="float" office:value="15.0057777777778" calcext:value-type="float">
            <text:p>15.0057777777778</text:p>
          </table:table-cell>
          <table:table-cell table:style-name="Default" table:formula="of:=AVERAGE([.F78];[.J78];[.N78])" office:value-type="float" office:value="0.758999299000365" calcext:value-type="float">
            <text:p>0.75899929900036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.307" calcext:value-type="float">
            <text:p>18.307</text:p>
          </table:table-cell>
          <table:table-cell table:formula="of:=([.A79]-15)/4.5" office:value-type="float" office:value="0.734888888888889" calcext:value-type="float">
            <text:p>0.734888888888889</text:p>
          </table:table-cell>
          <table:table-cell office:value-type="float" office:value="15.4583333333333" calcext:value-type="float">
            <text:p>15.4583333333333</text:p>
          </table:table-cell>
          <table:table-cell office:value-type="float" office:value="0.781515464704996" calcext:value-type="float">
            <text:p>0.781515464704996</text:p>
          </table:table-cell>
          <table:table-cell office:value-type="float" office:value="15.5186666666667" calcext:value-type="float">
            <text:p>15.5186666666667</text:p>
          </table:table-cell>
          <table:table-cell office:value-type="float" office:value="0.784564133448869" calcext:value-type="float">
            <text:p>0.784564133448869</text:p>
          </table:table-cell>
          <table:table-cell table:style-name="Default" office:value-type="float" office:value="14.9223333333333" calcext:value-type="float">
            <text:p>14.9223333333333</text:p>
          </table:table-cell>
          <table:table-cell table:style-name="Default" office:value-type="float" office:value="0.755197320359095" calcext:value-type="float">
            <text:p>0.755197320359095</text:p>
          </table:table-cell>
          <table:table-cell table:style-name="Default" office:value-type="float" office:value="14.9896666666667" calcext:value-type="float">
            <text:p>14.9896666666667</text:p>
          </table:table-cell>
          <table:table-cell table:style-name="Default" office:value-type="float" office:value="0.758489823942361" calcext:value-type="float">
            <text:p>0.758489823942361</text:p>
          </table:table-cell>
          <table:table-cell office:value-type="float" office:value="14.364" calcext:value-type="float">
            <text:p>14.364</text:p>
          </table:table-cell>
          <table:table-cell office:value-type="float" office:value="0.726756069283822" calcext:value-type="float">
            <text:p>0.726756069283822</text:p>
          </table:table-cell>
          <table:table-cell office:value-type="float" office:value="14.4343333333333" calcext:value-type="float">
            <text:p>14.4343333333333</text:p>
          </table:table-cell>
          <table:table-cell office:value-type="float" office:value="0.730216719211335" calcext:value-type="float">
            <text:p>0.730216719211335</text:p>
          </table:table-cell>
          <table:table-cell table:style-name="Default" table:formula="of:=AVERAGE([.C79];[.G79];[.K79])" office:value-type="float" office:value="14.9148888888889" calcext:value-type="float">
            <text:p>14.9148888888889</text:p>
          </table:table-cell>
          <table:table-cell table:style-name="Default" table:formula="of:=AVERAGE([.D79];[.H79];[.L79])" office:value-type="float" office:value="0.754489618115971" calcext:value-type="float">
            <text:p>0.754489618115971</text:p>
          </table:table-cell>
          <table:table-cell table:style-name="Default" table:formula="of:=AVERAGE([.E79];[.I79];[.M79])" office:value-type="float" office:value="14.9808888888889" calcext:value-type="float">
            <text:p>14.9808888888889</text:p>
          </table:table-cell>
          <table:table-cell table:style-name="Default" table:formula="of:=AVERAGE([.F79];[.J79];[.N79])" office:value-type="float" office:value="0.757756892200855" calcext:value-type="float">
            <text:p>0.75775689220085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.407" calcext:value-type="float">
            <text:p>18.407</text:p>
          </table:table-cell>
          <table:table-cell table:formula="of:=([.A80]-15)/4.5" office:value-type="float" office:value="0.757111111111111" calcext:value-type="float">
            <text:p>0.757111111111111</text:p>
          </table:table-cell>
          <table:table-cell office:value-type="float" office:value="15.4333333333333" calcext:value-type="float">
            <text:p>15.4333333333333</text:p>
          </table:table-cell>
          <table:table-cell office:value-type="float" office:value="0.78028400183733" calcext:value-type="float">
            <text:p>0.78028400183733</text:p>
          </table:table-cell>
          <table:table-cell office:value-type="float" office:value="15.4966666666667" calcext:value-type="float">
            <text:p>15.4966666666667</text:p>
          </table:table-cell>
          <table:table-cell office:value-type="float" office:value="0.783467776152886" calcext:value-type="float">
            <text:p>0.783467776152886</text:p>
          </table:table-cell>
          <table:table-cell table:style-name="Default" office:value-type="float" office:value="14.8953333333333" calcext:value-type="float">
            <text:p>14.8953333333333</text:p>
          </table:table-cell>
          <table:table-cell table:style-name="Default" office:value-type="float" office:value="0.753830921792489" calcext:value-type="float">
            <text:p>0.753830921792489</text:p>
          </table:table-cell>
          <table:table-cell table:style-name="Default" office:value-type="float" office:value="14.9653333333333" calcext:value-type="float">
            <text:p>14.9653333333333</text:p>
          </table:table-cell>
          <table:table-cell table:style-name="Default" office:value-type="float" office:value="0.757258564230176" calcext:value-type="float">
            <text:p>0.757258564230176</text:p>
          </table:table-cell>
          <table:table-cell office:value-type="float" office:value="14.3346666666667" calcext:value-type="float">
            <text:p>14.3346666666667</text:p>
          </table:table-cell>
          <table:table-cell office:value-type="float" office:value="0.725271953184573" calcext:value-type="float">
            <text:p>0.725271953184573</text:p>
          </table:table-cell>
          <table:table-cell office:value-type="float" office:value="14.4083333333333" calcext:value-type="float">
            <text:p>14.4083333333333</text:p>
          </table:table-cell>
          <table:table-cell office:value-type="float" office:value="0.728901426322958" calcext:value-type="float">
            <text:p>0.728901426322958</text:p>
          </table:table-cell>
          <table:table-cell table:style-name="Default" table:formula="of:=AVERAGE([.C80];[.G80];[.K80])" office:value-type="float" office:value="14.8877777777778" calcext:value-type="float">
            <text:p>14.8877777777778</text:p>
          </table:table-cell>
          <table:table-cell table:style-name="Default" table:formula="of:=AVERAGE([.D80];[.H80];[.L80])" office:value-type="float" office:value="0.753128958938131" calcext:value-type="float">
            <text:p>0.753128958938131</text:p>
          </table:table-cell>
          <table:table-cell table:style-name="Default" table:formula="of:=AVERAGE([.E80];[.I80];[.M80])" office:value-type="float" office:value="14.9567777777778" calcext:value-type="float">
            <text:p>14.9567777777778</text:p>
          </table:table-cell>
          <table:table-cell table:style-name="Default" table:formula="of:=AVERAGE([.F80];[.J80];[.N80])" office:value-type="float" office:value="0.756542588902006" calcext:value-type="float">
            <text:p>0.75654258890200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.507" calcext:value-type="float">
            <text:p>18.507</text:p>
          </table:table-cell>
          <table:table-cell table:formula="of:=([.A81]-15)/4.5" office:value-type="float" office:value="0.779333333333334" calcext:value-type="float">
            <text:p>0.779333333333334</text:p>
          </table:table-cell>
          <table:table-cell office:value-type="float" office:value="15.41" calcext:value-type="float">
            <text:p>15.41</text:p>
          </table:table-cell>
          <table:table-cell office:value-type="float" office:value="0.779170631190507" calcext:value-type="float">
            <text:p>0.779170631190507</text:p>
          </table:table-cell>
          <table:table-cell office:value-type="float" office:value="15.476" calcext:value-type="float">
            <text:p>15.476</text:p>
          </table:table-cell>
          <table:table-cell office:value-type="float" office:value="0.782489488881042" calcext:value-type="float">
            <text:p>0.782489488881042</text:p>
          </table:table-cell>
          <table:table-cell table:style-name="Default" office:value-type="float" office:value="14.8706666666667" calcext:value-type="float">
            <text:p>14.8706666666667</text:p>
          </table:table-cell>
          <table:table-cell table:style-name="Default" office:value-type="float" office:value="0.752582588975264" calcext:value-type="float">
            <text:p>0.752582588975264</text:p>
          </table:table-cell>
          <table:table-cell table:style-name="Default" office:value-type="float" office:value="14.944" calcext:value-type="float">
            <text:p>14.944</text:p>
          </table:table-cell>
          <table:table-cell table:style-name="Default" office:value-type="float" office:value="0.756179097370458" calcext:value-type="float">
            <text:p>0.756179097370458</text:p>
          </table:table-cell>
          <table:table-cell office:value-type="float" office:value="14.3063333333333" calcext:value-type="float">
            <text:p>14.3063333333333</text:p>
          </table:table-cell>
          <table:table-cell office:value-type="float" office:value="0.723838444373809" calcext:value-type="float">
            <text:p>0.723838444373809</text:p>
          </table:table-cell>
          <table:table-cell office:value-type="float" office:value="14.3836666666667" calcext:value-type="float">
            <text:p>14.3836666666667</text:p>
          </table:table-cell>
          <table:table-cell office:value-type="float" office:value="0.727653596162979" calcext:value-type="float">
            <text:p>0.727653596162979</text:p>
          </table:table-cell>
          <table:table-cell table:style-name="Default" table:formula="of:=AVERAGE([.C81];[.G81];[.K81])" office:value-type="float" office:value="14.8623333333333" calcext:value-type="float">
            <text:p>14.8623333333333</text:p>
          </table:table-cell>
          <table:table-cell table:style-name="Default" table:formula="of:=AVERAGE([.D81];[.H81];[.L81])" office:value-type="float" office:value="0.75186388817986" calcext:value-type="float">
            <text:p>0.75186388817986</text:p>
          </table:table-cell>
          <table:table-cell table:style-name="Default" table:formula="of:=AVERAGE([.E81];[.I81];[.M81])" office:value-type="float" office:value="14.9345555555556" calcext:value-type="float">
            <text:p>14.9345555555556</text:p>
          </table:table-cell>
          <table:table-cell table:style-name="Default" table:formula="of:=AVERAGE([.F81];[.J81];[.N81])" office:value-type="float" office:value="0.755440727471493" calcext:value-type="float">
            <text:p>0.755440727471493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.608" calcext:value-type="float">
            <text:p>18.608</text:p>
          </table:table-cell>
          <table:table-cell table:formula="of:=([.A82]-15)/4.5" office:value-type="float" office:value="0.801777777777778" calcext:value-type="float">
            <text:p>0.801777777777778</text:p>
          </table:table-cell>
          <table:table-cell office:value-type="float" office:value="15.3883333333333" calcext:value-type="float">
            <text:p>15.3883333333333</text:p>
          </table:table-cell>
          <table:table-cell office:value-type="float" office:value="0.778057244320761" calcext:value-type="float">
            <text:p>0.778057244320761</text:p>
          </table:table-cell>
          <table:table-cell office:value-type="float" office:value="15.4566666666667" calcext:value-type="float">
            <text:p>15.4566666666667</text:p>
          </table:table-cell>
          <table:table-cell office:value-type="float" office:value="0.781528069851359" calcext:value-type="float">
            <text:p>0.781528069851359</text:p>
          </table:table-cell>
          <table:table-cell table:style-name="Default" office:value-type="float" office:value="14.846" calcext:value-type="float">
            <text:p>14.846</text:p>
          </table:table-cell>
          <table:table-cell table:style-name="Default" office:value-type="float" office:value="0.751334278355343" calcext:value-type="float">
            <text:p>0.751334278355343</text:p>
          </table:table-cell>
          <table:table-cell table:style-name="Default" office:value-type="float" office:value="14.9223333333333" calcext:value-type="float">
            <text:p>14.9223333333333</text:p>
          </table:table-cell>
          <table:table-cell table:style-name="Default" office:value-type="float" office:value="0.755082780190002" calcext:value-type="float">
            <text:p>0.755082780190002</text:p>
          </table:table-cell>
          <table:table-cell office:value-type="float" office:value="14.2796666666667" calcext:value-type="float">
            <text:p>14.2796666666667</text:p>
          </table:table-cell>
          <table:table-cell office:value-type="float" office:value="0.722489251179195" calcext:value-type="float">
            <text:p>0.722489251179195</text:p>
          </table:table-cell>
          <table:table-cell office:value-type="float" office:value="14.3606666666667" calcext:value-type="float">
            <text:p>14.3606666666667</text:p>
          </table:table-cell>
          <table:table-cell office:value-type="float" office:value="0.72649007138227" calcext:value-type="float">
            <text:p>0.72649007138227</text:p>
          </table:table-cell>
          <table:table-cell table:style-name="Default" table:formula="of:=AVERAGE([.C82];[.G82];[.K82])" office:value-type="float" office:value="14.838" calcext:value-type="float">
            <text:p>14.838</text:p>
          </table:table-cell>
          <table:table-cell table:style-name="Default" table:formula="of:=AVERAGE([.D82];[.H82];[.L82])" office:value-type="float" office:value="0.750626924618433" calcext:value-type="float">
            <text:p>0.750626924618433</text:p>
          </table:table-cell>
          <table:table-cell table:style-name="Default" table:formula="of:=AVERAGE([.E82];[.I82];[.M82])" office:value-type="float" office:value="14.9132222222222" calcext:value-type="float">
            <text:p>14.9132222222222</text:p>
          </table:table-cell>
          <table:table-cell table:style-name="Default" table:formula="of:=AVERAGE([.F82];[.J82];[.N82])" office:value-type="float" office:value="0.754366973807877" calcext:value-type="float">
            <text:p>0.75436697380787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.708" calcext:value-type="float">
            <text:p>18.708</text:p>
          </table:table-cell>
          <table:table-cell table:formula="of:=([.A83]-15)/4.5" office:value-type="float" office:value="0.824" calcext:value-type="float">
            <text:p>0.824</text:p>
          </table:table-cell>
          <table:table-cell office:value-type="float" office:value="15.3656666666667" calcext:value-type="float">
            <text:p>15.3656666666667</text:p>
          </table:table-cell>
          <table:table-cell office:value-type="float" office:value="0.776977619547438" calcext:value-type="float">
            <text:p>0.776977619547438</text:p>
          </table:table-cell>
          <table:table-cell office:value-type="float" office:value="15.4373333333333" calcext:value-type="float">
            <text:p>15.4373333333333</text:p>
          </table:table-cell>
          <table:table-cell office:value-type="float" office:value="0.780583525889975" calcext:value-type="float">
            <text:p>0.780583525889975</text:p>
          </table:table-cell>
          <table:table-cell table:style-name="Default" office:value-type="float" office:value="14.8233333333333" calcext:value-type="float">
            <text:p>14.8233333333333</text:p>
          </table:table-cell>
          <table:table-cell table:style-name="Default" office:value-type="float" office:value="0.750187163535245" calcext:value-type="float">
            <text:p>0.750187163535245</text:p>
          </table:table-cell>
          <table:table-cell table:style-name="Default" office:value-type="float" office:value="14.9033333333333" calcext:value-type="float">
            <text:p>14.9033333333333</text:p>
          </table:table-cell>
          <table:table-cell table:style-name="Default" office:value-type="float" office:value="0.754121377378141" calcext:value-type="float">
            <text:p>0.754121377378141</text:p>
          </table:table-cell>
          <table:table-cell office:value-type="float" office:value="14.2536666666667" calcext:value-type="float">
            <text:p>14.2536666666667</text:p>
          </table:table-cell>
          <table:table-cell office:value-type="float" office:value="0.72117380044104" calcext:value-type="float">
            <text:p>0.72117380044104</text:p>
          </table:table-cell>
          <table:table-cell office:value-type="float" office:value="14.3386666666667" calcext:value-type="float">
            <text:p>14.3386666666667</text:p>
          </table:table-cell>
          <table:table-cell office:value-type="float" office:value="0.72537714620792" calcext:value-type="float">
            <text:p>0.72537714620792</text:p>
          </table:table-cell>
          <table:table-cell table:style-name="Default" table:formula="of:=AVERAGE([.C83];[.G83];[.K83])" office:value-type="float" office:value="14.8142222222222" calcext:value-type="float">
            <text:p>14.8142222222222</text:p>
          </table:table-cell>
          <table:table-cell table:style-name="Default" table:formula="of:=AVERAGE([.D83];[.H83];[.L83])" office:value-type="float" office:value="0.749446194507908" calcext:value-type="float">
            <text:p>0.749446194507908</text:p>
          </table:table-cell>
          <table:table-cell table:style-name="Default" table:formula="of:=AVERAGE([.E83];[.I83];[.M83])" office:value-type="float" office:value="14.8931111111111" calcext:value-type="float">
            <text:p>14.8931111111111</text:p>
          </table:table-cell>
          <table:table-cell table:style-name="Default" table:formula="of:=AVERAGE([.F83];[.J83];[.N83])" office:value-type="float" office:value="0.753360683158679" calcext:value-type="float">
            <text:p>0.75336068315867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.808" calcext:value-type="float">
            <text:p>18.808</text:p>
          </table:table-cell>
          <table:table-cell table:formula="of:=([.A84]-15)/4.5" office:value-type="float" office:value="0.846222222222222" calcext:value-type="float">
            <text:p>0.846222222222222</text:p>
          </table:table-cell>
          <table:table-cell office:value-type="float" office:value="15.3456666666667" calcext:value-type="float">
            <text:p>15.3456666666667</text:p>
          </table:table-cell>
          <table:table-cell office:value-type="float" office:value="0.775999200822477" calcext:value-type="float">
            <text:p>0.775999200822477</text:p>
          </table:table-cell>
          <table:table-cell office:value-type="float" office:value="15.42" calcext:value-type="float">
            <text:p>15.42</text:p>
          </table:table-cell>
          <table:table-cell office:value-type="float" office:value="0.779773917637896" calcext:value-type="float">
            <text:p>0.779773917637896</text:p>
          </table:table-cell>
          <table:table-cell table:style-name="Default" office:value-type="float" office:value="14.8006666666667" calcext:value-type="float">
            <text:p>14.8006666666667</text:p>
          </table:table-cell>
          <table:table-cell table:style-name="Default" office:value-type="float" office:value="0.749040070912452" calcext:value-type="float">
            <text:p>0.749040070912452</text:p>
          </table:table-cell>
          <table:table-cell table:style-name="Default" office:value-type="float" office:value="14.884" calcext:value-type="float">
            <text:p>14.884</text:p>
          </table:table-cell>
          <table:table-cell table:style-name="Default" office:value-type="float" office:value="0.753143130218111" calcext:value-type="float">
            <text:p>0.753143130218111</text:p>
          </table:table-cell>
          <table:table-cell office:value-type="float" office:value="14.2293333333333" calcext:value-type="float">
            <text:p>14.2293333333333</text:p>
          </table:table-cell>
          <table:table-cell office:value-type="float" office:value="0.719942665319033" calcext:value-type="float">
            <text:p>0.719942665319033</text:p>
          </table:table-cell>
          <table:table-cell office:value-type="float" office:value="14.3183333333333" calcext:value-type="float">
            <text:p>14.3183333333333</text:p>
          </table:table-cell>
          <table:table-cell office:value-type="float" office:value="0.724348531529855" calcext:value-type="float">
            <text:p>0.724348531529855</text:p>
          </table:table-cell>
          <table:table-cell table:style-name="Default" table:formula="of:=AVERAGE([.C84];[.G84];[.K84])" office:value-type="float" office:value="14.7918888888889" calcext:value-type="float">
            <text:p>14.7918888888889</text:p>
          </table:table-cell>
          <table:table-cell table:style-name="Default" table:formula="of:=AVERAGE([.D84];[.H84];[.L84])" office:value-type="float" office:value="0.748327312351321" calcext:value-type="float">
            <text:p>0.748327312351321</text:p>
          </table:table-cell>
          <table:table-cell table:style-name="Default" table:formula="of:=AVERAGE([.E84];[.I84];[.M84])" office:value-type="float" office:value="14.8741111111111" calcext:value-type="float">
            <text:p>14.8741111111111</text:p>
          </table:table-cell>
          <table:table-cell table:style-name="Default" table:formula="of:=AVERAGE([.F84];[.J84];[.N84])" office:value-type="float" office:value="0.752421859795287" calcext:value-type="float">
            <text:p>0.75242185979528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8.909" calcext:value-type="float">
            <text:p>18.909</text:p>
          </table:table-cell>
          <table:table-cell table:formula="of:=([.A85]-15)/4.5" office:value-type="float" office:value="0.868666666666666" calcext:value-type="float">
            <text:p>0.868666666666666</text:p>
          </table:table-cell>
          <table:table-cell office:value-type="float" office:value="15.3263333333333" calcext:value-type="float">
            <text:p>15.3263333333333</text:p>
          </table:table-cell>
          <table:table-cell office:value-type="float" office:value="0.775020782097515" calcext:value-type="float">
            <text:p>0.775020782097515</text:p>
          </table:table-cell>
          <table:table-cell office:value-type="float" office:value="15.404" calcext:value-type="float">
            <text:p>15.404</text:p>
          </table:table-cell>
          <table:table-cell office:value-type="float" office:value="0.778964305116674" calcext:value-type="float">
            <text:p>0.778964305116674</text:p>
          </table:table-cell>
          <table:table-cell table:style-name="Default" office:value-type="float" office:value="14.7803333333333" calcext:value-type="float">
            <text:p>14.7803333333333</text:p>
          </table:table-cell>
          <table:table-cell table:style-name="Default" office:value-type="float" office:value="0.748011043188927" calcext:value-type="float">
            <text:p>0.748011043188927</text:p>
          </table:table-cell>
          <table:table-cell table:style-name="Default" office:value-type="float" office:value="14.867" calcext:value-type="float">
            <text:p>14.867</text:p>
          </table:table-cell>
          <table:table-cell table:style-name="Default" office:value-type="float" office:value="0.752282930038084" calcext:value-type="float">
            <text:p>0.752282930038084</text:p>
          </table:table-cell>
          <table:table-cell office:value-type="float" office:value="14.2056666666667" calcext:value-type="float">
            <text:p>14.2056666666667</text:p>
          </table:table-cell>
          <table:table-cell office:value-type="float" office:value="0.718745266682125" calcext:value-type="float">
            <text:p>0.718745266682125</text:p>
          </table:table-cell>
          <table:table-cell office:value-type="float" office:value="14.2986666666667" calcext:value-type="float">
            <text:p>14.2986666666667</text:p>
          </table:table-cell>
          <table:table-cell office:value-type="float" office:value="0.723353648215989" calcext:value-type="float">
            <text:p>0.723353648215989</text:p>
          </table:table-cell>
          <table:table-cell table:style-name="Default" table:formula="of:=AVERAGE([.C85];[.G85];[.K85])" office:value-type="float" office:value="14.7707777777778" calcext:value-type="float">
            <text:p>14.7707777777778</text:p>
          </table:table-cell>
          <table:table-cell table:style-name="Default" table:formula="of:=AVERAGE([.D85];[.H85];[.L85])" office:value-type="float" office:value="0.747259030656189" calcext:value-type="float">
            <text:p>0.747259030656189</text:p>
          </table:table-cell>
          <table:table-cell table:style-name="Default" table:formula="of:=AVERAGE([.E85];[.I85];[.M85])" office:value-type="float" office:value="14.8565555555556" calcext:value-type="float">
            <text:p>14.8565555555556</text:p>
          </table:table-cell>
          <table:table-cell table:style-name="Default" table:formula="of:=AVERAGE([.F85];[.J85];[.N85])" office:value-type="float" office:value="0.751533627790249" calcext:value-type="float">
            <text:p>0.75153362779024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.009" calcext:value-type="float">
            <text:p>19.009</text:p>
          </table:table-cell>
          <table:table-cell table:formula="of:=([.A86]-15)/4.5" office:value-type="float" office:value="0.890888888888889" calcext:value-type="float">
            <text:p>0.890888888888889</text:p>
          </table:table-cell>
          <table:table-cell office:value-type="float" office:value="15.3066666666667" calcext:value-type="float">
            <text:p>15.3066666666667</text:p>
          </table:table-cell>
          <table:table-cell office:value-type="float" office:value="0.774076109246054" calcext:value-type="float">
            <text:p>0.774076109246054</text:p>
          </table:table-cell>
          <table:table-cell office:value-type="float" office:value="15.3876666666667" calcext:value-type="float">
            <text:p>15.3876666666667</text:p>
          </table:table-cell>
          <table:table-cell office:value-type="float" office:value="0.77817156766375" calcext:value-type="float">
            <text:p>0.77817156766375</text:p>
          </table:table-cell>
          <table:table-cell table:style-name="Default" office:value-type="float" office:value="14.7596666666667" calcext:value-type="float">
            <text:p>14.7596666666667</text:p>
          </table:table-cell>
          <table:table-cell table:style-name="Default" office:value-type="float" office:value="0.746965174537643" calcext:value-type="float">
            <text:p>0.746965174537643</text:p>
          </table:table-cell>
          <table:table-cell table:style-name="Default" office:value-type="float" office:value="14.85" calcext:value-type="float">
            <text:p>14.85</text:p>
          </table:table-cell>
          <table:table-cell table:style-name="Default" office:value-type="float" office:value="0.751422758021192" calcext:value-type="float">
            <text:p>0.751422758021192</text:p>
          </table:table-cell>
          <table:table-cell office:value-type="float" office:value="14.184" calcext:value-type="float">
            <text:p>14.184</text:p>
          </table:table-cell>
          <table:table-cell office:value-type="float" office:value="0.717649060436115" calcext:value-type="float">
            <text:p>0.717649060436115</text:p>
          </table:table-cell>
          <table:table-cell office:value-type="float" office:value="14.2806666666667" calcext:value-type="float">
            <text:p>14.2806666666667</text:p>
          </table:table-cell>
          <table:table-cell office:value-type="float" office:value="0.72244308051853" calcext:value-type="float">
            <text:p>0.72244308051853</text:p>
          </table:table-cell>
          <table:table-cell table:style-name="Default" table:formula="of:=AVERAGE([.C86];[.G86];[.K86])" office:value-type="float" office:value="14.7501111111111" calcext:value-type="float">
            <text:p>14.7501111111111</text:p>
          </table:table-cell>
          <table:table-cell table:style-name="Default" table:formula="of:=AVERAGE([.D86];[.H86];[.L86])" office:value-type="float" office:value="0.746230114739938" calcext:value-type="float">
            <text:p>0.746230114739938</text:p>
          </table:table-cell>
          <table:table-cell table:style-name="Default" table:formula="of:=AVERAGE([.E86];[.I86];[.M86])" office:value-type="float" office:value="14.8394444444445" calcext:value-type="float">
            <text:p>14.8394444444445</text:p>
          </table:table-cell>
          <table:table-cell table:style-name="Default" table:formula="of:=AVERAGE([.F86];[.J86];[.N86])" office:value-type="float" office:value="0.750679135401157" calcext:value-type="float">
            <text:p>0.750679135401157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.109" calcext:value-type="float">
            <text:p>19.109</text:p>
          </table:table-cell>
          <table:table-cell table:formula="of:=([.A87]-15)/4.5" office:value-type="float" office:value="0.913111111111112" calcext:value-type="float">
            <text:p>0.913111111111112</text:p>
          </table:table-cell>
          <table:table-cell office:value-type="float" office:value="15.289" calcext:value-type="float">
            <text:p>15.289</text:p>
          </table:table-cell>
          <table:table-cell office:value-type="float" office:value="0.773215778467779" calcext:value-type="float">
            <text:p>0.773215778467779</text:p>
          </table:table-cell>
          <table:table-cell office:value-type="float" office:value="15.373" calcext:value-type="float">
            <text:p>15.373</text:p>
          </table:table-cell>
          <table:table-cell office:value-type="float" office:value="0.777480031992805" calcext:value-type="float">
            <text:p>0.777480031992805</text:p>
          </table:table-cell>
          <table:table-cell table:style-name="Default" office:value-type="float" office:value="14.741" calcext:value-type="float">
            <text:p>14.741</text:p>
          </table:table-cell>
          <table:table-cell table:style-name="Default" office:value-type="float" office:value="0.746020489737417" calcext:value-type="float">
            <text:p>0.746020489737417</text:p>
          </table:table-cell>
          <table:table-cell table:style-name="Default" office:value-type="float" office:value="14.835" calcext:value-type="float">
            <text:p>14.835</text:p>
          </table:table-cell>
          <table:table-cell table:style-name="Default" office:value-type="float" office:value="0.750663760473" calcext:value-type="float">
            <text:p>0.750663760473</text:p>
          </table:table-cell>
          <table:table-cell office:value-type="float" office:value="14.163" calcext:value-type="float">
            <text:p>14.163</text:p>
          </table:table-cell>
          <table:table-cell office:value-type="float" office:value="0.716586584703843" calcext:value-type="float">
            <text:p>0.716586584703843</text:p>
          </table:table-cell>
          <table:table-cell office:value-type="float" office:value="14.263" calcext:value-type="float">
            <text:p>14.263</text:p>
          </table:table-cell>
          <table:table-cell office:value-type="float" office:value="0.721549375943109" calcext:value-type="float">
            <text:p>0.721549375943109</text:p>
          </table:table-cell>
          <table:table-cell table:style-name="Default" table:formula="of:=AVERAGE([.C87];[.G87];[.K87])" office:value-type="float" office:value="14.731" calcext:value-type="float">
            <text:p>14.731</text:p>
          </table:table-cell>
          <table:table-cell table:style-name="Default" table:formula="of:=AVERAGE([.D87];[.H87];[.L87])" office:value-type="float" office:value="0.745274284303013" calcext:value-type="float">
            <text:p>0.745274284303013</text:p>
          </table:table-cell>
          <table:table-cell table:style-name="Default" table:formula="of:=AVERAGE([.E87];[.I87];[.M87])" office:value-type="float" office:value="14.8236666666667" calcext:value-type="float">
            <text:p>14.8236666666667</text:p>
          </table:table-cell>
          <table:table-cell table:style-name="Default" table:formula="of:=AVERAGE([.F87];[.J87];[.N87])" office:value-type="float" office:value="0.749897722802971" calcext:value-type="float">
            <text:p>0.74989772280297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.21" calcext:value-type="float">
            <text:p>19.21</text:p>
          </table:table-cell>
          <table:table-cell table:formula="of:=([.A88]-15)/4.5" office:value-type="float" office:value="0.935555555555556" calcext:value-type="float">
            <text:p>0.935555555555556</text:p>
          </table:table-cell>
          <table:table-cell office:value-type="float" office:value="15.2723333333333" calcext:value-type="float">
            <text:p>15.2723333333333</text:p>
          </table:table-cell>
          <table:table-cell office:value-type="float" office:value="0.772389186738508" calcext:value-type="float">
            <text:p>0.772389186738508</text:p>
          </table:table-cell>
          <table:table-cell office:value-type="float" office:value="15.36" calcext:value-type="float">
            <text:p>15.36</text:p>
          </table:table-cell>
          <table:table-cell office:value-type="float" office:value="0.776822219153904" calcext:value-type="float">
            <text:p>0.776822219153904</text:p>
          </table:table-cell>
          <table:table-cell table:style-name="Default" office:value-type="float" office:value="14.722" calcext:value-type="float">
            <text:p>14.722</text:p>
          </table:table-cell>
          <table:table-cell table:style-name="Default" office:value-type="float" office:value="0.745058958035049" calcext:value-type="float">
            <text:p>0.745058958035049</text:p>
          </table:table-cell>
          <table:table-cell table:style-name="Default" office:value-type="float" office:value="14.82" calcext:value-type="float">
            <text:p>14.82</text:p>
          </table:table-cell>
          <table:table-cell table:style-name="Default" office:value-type="float" office:value="0.74990477999266" calcext:value-type="float">
            <text:p>0.74990477999266</text:p>
          </table:table-cell>
          <table:table-cell office:value-type="float" office:value="14.1433333333333" calcext:value-type="float">
            <text:p>14.1433333333333</text:p>
          </table:table-cell>
          <table:table-cell office:value-type="float" office:value="0.71559157682009" calcext:value-type="float">
            <text:p>0.71559157682009</text:p>
          </table:table-cell>
          <table:table-cell office:value-type="float" office:value="14.248" calcext:value-type="float">
            <text:p>14.248</text:p>
          </table:table-cell>
          <table:table-cell office:value-type="float" office:value="0.720790581470332" calcext:value-type="float">
            <text:p>0.720790581470332</text:p>
          </table:table-cell>
          <table:table-cell table:style-name="Default" table:formula="of:=AVERAGE([.C88];[.G88];[.K88])" office:value-type="float" office:value="14.7125555555555" calcext:value-type="float">
            <text:p>14.7125555555555</text:p>
          </table:table-cell>
          <table:table-cell table:style-name="Default" table:formula="of:=AVERAGE([.D88];[.H88];[.L88])" office:value-type="float" office:value="0.744346573864549" calcext:value-type="float">
            <text:p>0.744346573864549</text:p>
          </table:table-cell>
          <table:table-cell table:style-name="Default" table:formula="of:=AVERAGE([.E88];[.I88];[.M88])" office:value-type="float" office:value="14.8093333333333" calcext:value-type="float">
            <text:p>14.8093333333333</text:p>
          </table:table-cell>
          <table:table-cell table:style-name="Default" table:formula="of:=AVERAGE([.F88];[.J88];[.N88])" office:value-type="float" office:value="0.749172526872299" calcext:value-type="float">
            <text:p>0.749172526872299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.31" calcext:value-type="float">
            <text:p>19.31</text:p>
          </table:table-cell>
          <table:table-cell table:formula="of:=([.A89]-15)/4.5" office:value-type="float" office:value="0.957777777777777" calcext:value-type="float">
            <text:p>0.957777777777777</text:p>
          </table:table-cell>
          <table:table-cell office:value-type="float" office:value="15.2556666666667" calcext:value-type="float">
            <text:p>15.2556666666667</text:p>
          </table:table-cell>
          <table:table-cell office:value-type="float" office:value="0.771579470933178" calcext:value-type="float">
            <text:p>0.771579470933178</text:p>
          </table:table-cell>
          <table:table-cell office:value-type="float" office:value="15.346" calcext:value-type="float">
            <text:p>15.346</text:p>
          </table:table-cell>
          <table:table-cell office:value-type="float" office:value="0.776164426793419" calcext:value-type="float">
            <text:p>0.776164426793419</text:p>
          </table:table-cell>
          <table:table-cell table:style-name="Default" office:value-type="float" office:value="14.7046666666667" calcext:value-type="float">
            <text:p>14.7046666666667</text:p>
          </table:table-cell>
          <table:table-cell table:style-name="Default" office:value-type="float" office:value="0.744181763281597" calcext:value-type="float">
            <text:p>0.744181763281597</text:p>
          </table:table-cell>
          <table:table-cell table:style-name="Default" office:value-type="float" office:value="14.806" calcext:value-type="float">
            <text:p>14.806</text:p>
          </table:table-cell>
          <table:table-cell table:style-name="Default" office:value-type="float" office:value="0.749196383760385" calcext:value-type="float">
            <text:p>0.749196383760385</text:p>
          </table:table-cell>
          <table:table-cell office:value-type="float" office:value="14.124" calcext:value-type="float">
            <text:p>14.124</text:p>
          </table:table-cell>
          <table:table-cell office:value-type="float" office:value="0.714613422675327" calcext:value-type="float">
            <text:p>0.714613422675327</text:p>
          </table:table-cell>
          <table:table-cell office:value-type="float" office:value="14.2326666666667" calcext:value-type="float">
            <text:p>14.2326666666667</text:p>
          </table:table-cell>
          <table:table-cell office:value-type="float" office:value="0.72001491363838" calcext:value-type="float">
            <text:p>0.72001491363838</text:p>
          </table:table-cell>
          <table:table-cell table:style-name="Default" table:formula="of:=AVERAGE([.C89];[.G89];[.K89])" office:value-type="float" office:value="14.6947777777778" calcext:value-type="float">
            <text:p>14.6947777777778</text:p>
          </table:table-cell>
          <table:table-cell table:style-name="Default" table:formula="of:=AVERAGE([.D89];[.H89];[.L89])" office:value-type="float" office:value="0.743458218963368" calcext:value-type="float">
            <text:p>0.743458218963368</text:p>
          </table:table-cell>
          <table:table-cell table:style-name="Default" table:formula="of:=AVERAGE([.E89];[.I89];[.M89])" office:value-type="float" office:value="14.7948888888889" calcext:value-type="float">
            <text:p>14.7948888888889</text:p>
          </table:table-cell>
          <table:table-cell table:style-name="Default" table:formula="of:=AVERAGE([.F89];[.J89];[.N89])" office:value-type="float" office:value="0.748458574730728" calcext:value-type="float">
            <text:p>0.748458574730728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.41" calcext:value-type="float">
            <text:p>19.41</text:p>
          </table:table-cell>
          <table:table-cell table:formula="of:=([.A90]-15)/4.5" office:value-type="float" office:value="0.98" calcext:value-type="float">
            <text:p>0.98</text:p>
          </table:table-cell>
          <table:table-cell office:value-type="float" office:value="15.2396666666667" calcext:value-type="float">
            <text:p>15.2396666666667</text:p>
          </table:table-cell>
          <table:table-cell office:value-type="float" office:value="0.770803500151236" calcext:value-type="float">
            <text:p>0.770803500151236</text:p>
          </table:table-cell>
          <table:table-cell office:value-type="float" office:value="15.3333333333333" calcext:value-type="float">
            <text:p>15.3333333333333</text:p>
          </table:table-cell>
          <table:table-cell office:value-type="float" office:value="0.775557240871565" calcext:value-type="float">
            <text:p>0.775557240871565</text:p>
          </table:table-cell>
          <table:table-cell table:style-name="Default" office:value-type="float" office:value="14.688" calcext:value-type="float">
            <text:p>14.688</text:p>
          </table:table-cell>
          <table:table-cell table:style-name="Default" office:value-type="float" office:value="0.743338313551533" calcext:value-type="float">
            <text:p>0.743338313551533</text:p>
          </table:table-cell>
          <table:table-cell table:style-name="Default" office:value-type="float" office:value="14.793" calcext:value-type="float">
            <text:p>14.793</text:p>
          </table:table-cell>
          <table:table-cell table:style-name="Default" office:value-type="float" office:value="0.748538605911879" calcext:value-type="float">
            <text:p>0.748538605911879</text:p>
          </table:table-cell>
          <table:table-cell office:value-type="float" office:value="14.106" calcext:value-type="float">
            <text:p>14.106</text:p>
          </table:table-cell>
          <table:table-cell office:value-type="float" office:value="0.713702741500762" calcext:value-type="float">
            <text:p>0.713702741500762</text:p>
          </table:table-cell>
          <table:table-cell office:value-type="float" office:value="14.219" calcext:value-type="float">
            <text:p>14.219</text:p>
          </table:table-cell>
          <table:table-cell office:value-type="float" office:value="0.71932356653985" calcext:value-type="float">
            <text:p>0.71932356653985</text:p>
          </table:table-cell>
          <table:table-cell table:style-name="Default" table:formula="of:=AVERAGE([.C90];[.G90];[.K90])" office:value-type="float" office:value="14.6778888888889" calcext:value-type="float">
            <text:p>14.6778888888889</text:p>
          </table:table-cell>
          <table:table-cell table:style-name="Default" table:formula="of:=AVERAGE([.D90];[.H90];[.L90])" office:value-type="float" office:value="0.74261485173451" calcext:value-type="float">
            <text:p>0.74261485173451</text:p>
          </table:table-cell>
          <table:table-cell table:style-name="Default" table:formula="of:=AVERAGE([.E90];[.I90];[.M90])" office:value-type="float" office:value="14.7817777777778" calcext:value-type="float">
            <text:p>14.7817777777778</text:p>
          </table:table-cell>
          <table:table-cell table:style-name="Default" table:formula="of:=AVERAGE([.F90];[.J90];[.N90])" office:value-type="float" office:value="0.747806471107765" calcext:value-type="float">
            <text:p>0.74780647110776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.511" calcext:value-type="float">
            <text:p>19.511</text:p>
          </table:table-cell>
          <table:table-cell table:formula="of:=([.A91]-15)/4.5" office:value-type="float" office:value="1.00244444444444" calcext:value-type="float">
            <text:p>1.00244444444444</text:p>
          </table:table-cell>
          <table:table-cell office:value-type="float" office:value="15.2256666666667" calcext:value-type="float">
            <text:p>15.2256666666667</text:p>
          </table:table-cell>
          <table:table-cell office:value-type="float" office:value="0.770111865468097" calcext:value-type="float">
            <text:p>0.770111865468097</text:p>
          </table:table-cell>
          <table:table-cell office:value-type="float" office:value="15.323" calcext:value-type="float">
            <text:p>15.323</text:p>
          </table:table-cell>
          <table:table-cell office:value-type="float" office:value="0.775051234541124" calcext:value-type="float">
            <text:p>0.775051234541124</text:p>
          </table:table-cell>
          <table:table-cell table:style-name="Default" office:value-type="float" office:value="14.6716666666667" calcext:value-type="float">
            <text:p>14.6716666666667</text:p>
          </table:table-cell>
          <table:table-cell table:style-name="Default" office:value-type="float" office:value="0.742511727796645" calcext:value-type="float">
            <text:p>0.742511727796645</text:p>
          </table:table-cell>
          <table:table-cell table:style-name="Default" office:value-type="float" office:value="14.781" calcext:value-type="float">
            <text:p>14.781</text:p>
          </table:table-cell>
          <table:table-cell table:style-name="Default" office:value-type="float" office:value="0.747931423406721" calcext:value-type="float">
            <text:p>0.747931423406721</text:p>
          </table:table-cell>
          <table:table-cell office:value-type="float" office:value="14.0893333333333" calcext:value-type="float">
            <text:p>14.0893333333333</text:p>
          </table:table-cell>
          <table:table-cell office:value-type="float" office:value="0.712859516231995" calcext:value-type="float">
            <text:p>0.712859516231995</text:p>
          </table:table-cell>
          <table:table-cell office:value-type="float" office:value="14.2063333333333" calcext:value-type="float">
            <text:p>14.2063333333333</text:p>
          </table:table-cell>
          <table:table-cell office:value-type="float" office:value="0.718682808810542" calcext:value-type="float">
            <text:p>0.718682808810542</text:p>
          </table:table-cell>
          <table:table-cell table:style-name="Default" table:formula="of:=AVERAGE([.C91];[.G91];[.K91])" office:value-type="float" office:value="14.6622222222222" calcext:value-type="float">
            <text:p>14.6622222222222</text:p>
          </table:table-cell>
          <table:table-cell table:style-name="Default" table:formula="of:=AVERAGE([.D91];[.H91];[.L91])" office:value-type="float" office:value="0.741827703165579" calcext:value-type="float">
            <text:p>0.741827703165579</text:p>
          </table:table-cell>
          <table:table-cell table:style-name="Default" table:formula="of:=AVERAGE([.E91];[.I91];[.M91])" office:value-type="float" office:value="14.7701111111111" calcext:value-type="float">
            <text:p>14.7701111111111</text:p>
          </table:table-cell>
          <table:table-cell table:style-name="Default" table:formula="of:=AVERAGE([.F91];[.J91];[.N91])" office:value-type="float" office:value="0.747221822252796" calcext:value-type="float">
            <text:p>0.747221822252796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.611" calcext:value-type="float">
            <text:p>19.611</text:p>
          </table:table-cell>
          <table:table-cell table:formula="of:=([.A92]-15)/4.5" office:value-type="float" office:value="1.02466666666667" calcext:value-type="float">
            <text:p>1.02466666666667</text:p>
          </table:table-cell>
          <table:table-cell office:value-type="float" office:value="15.2116666666667" calcext:value-type="float">
            <text:p>15.2116666666667</text:p>
          </table:table-cell>
          <table:table-cell office:value-type="float" office:value="0.76943710158463" calcext:value-type="float">
            <text:p>0.76943710158463</text:p>
          </table:table-cell>
          <table:table-cell office:value-type="float" office:value="15.3123333333333" calcext:value-type="float">
            <text:p>15.3123333333333</text:p>
          </table:table-cell>
          <table:table-cell office:value-type="float" office:value="0.774528369351656" calcext:value-type="float">
            <text:p>0.774528369351656</text:p>
          </table:table-cell>
          <table:table-cell table:style-name="Default" office:value-type="float" office:value="14.657" calcext:value-type="float">
            <text:p>14.657</text:p>
          </table:table-cell>
          <table:table-cell table:style-name="Default" office:value-type="float" office:value="0.741769484965055" calcext:value-type="float">
            <text:p>0.741769484965055</text:p>
          </table:table-cell>
          <table:table-cell table:style-name="Default" office:value-type="float" office:value="14.77" calcext:value-type="float">
            <text:p>14.77</text:p>
          </table:table-cell>
          <table:table-cell table:style-name="Default" office:value-type="float" office:value="0.747374837094767" calcext:value-type="float">
            <text:p>0.747374837094767</text:p>
          </table:table-cell>
          <table:table-cell office:value-type="float" office:value="14.0733333333333" calcext:value-type="float">
            <text:p>14.0733333333333</text:p>
          </table:table-cell>
          <table:table-cell office:value-type="float" office:value="0.712050016355289" calcext:value-type="float">
            <text:p>0.712050016355289</text:p>
          </table:table-cell>
          <table:table-cell office:value-type="float" office:value="14.1943333333333" calcext:value-type="float">
            <text:p>14.1943333333333</text:p>
          </table:table-cell>
          <table:table-cell office:value-type="float" office:value="0.718075782445432" calcext:value-type="float">
            <text:p>0.718075782445432</text:p>
          </table:table-cell>
          <table:table-cell table:style-name="Default" table:formula="of:=AVERAGE([.C92];[.G92];[.K92])" office:value-type="float" office:value="14.6473333333333" calcext:value-type="float">
            <text:p>14.6473333333333</text:p>
          </table:table-cell>
          <table:table-cell table:style-name="Default" table:formula="of:=AVERAGE([.D92];[.H92];[.L92])" office:value-type="float" office:value="0.741085534301658" calcext:value-type="float">
            <text:p>0.741085534301658</text:p>
          </table:table-cell>
          <table:table-cell table:style-name="Default" table:formula="of:=AVERAGE([.E92];[.I92];[.M92])" office:value-type="float" office:value="14.7588888888889" calcext:value-type="float">
            <text:p>14.7588888888889</text:p>
          </table:table-cell>
          <table:table-cell table:style-name="Default" table:formula="of:=AVERAGE([.F92];[.J92];[.N92])" office:value-type="float" office:value="0.746659662963952" calcext:value-type="float">
            <text:p>0.746659662963952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.712" calcext:value-type="float">
            <text:p>19.712</text:p>
          </table:table-cell>
          <table:table-cell table:formula="of:=([.A93]-15)/4.5" office:value-type="float" office:value="1.04711111111111" calcext:value-type="float">
            <text:p>1.04711111111111</text:p>
          </table:table-cell>
          <table:table-cell office:value-type="float" office:value="15.1976666666667" calcext:value-type="float">
            <text:p>15.1976666666667</text:p>
          </table:table-cell>
          <table:table-cell office:value-type="float" office:value="0.768711739801252" calcext:value-type="float">
            <text:p>0.768711739801252</text:p>
          </table:table-cell>
          <table:table-cell office:value-type="float" office:value="15.3013333333333" calcext:value-type="float">
            <text:p>15.3013333333333</text:p>
          </table:table-cell>
          <table:table-cell office:value-type="float" office:value="0.774005526352754" calcext:value-type="float">
            <text:p>0.774005526352754</text:p>
          </table:table-cell>
          <table:table-cell table:style-name="Default" office:value-type="float" office:value="14.642" calcext:value-type="float">
            <text:p>14.642</text:p>
          </table:table-cell>
          <table:table-cell table:style-name="Default" office:value-type="float" office:value="0.741010389256942" calcext:value-type="float">
            <text:p>0.741010389256942</text:p>
          </table:table-cell>
          <table:table-cell table:style-name="Default" office:value-type="float" office:value="14.7586666666667" calcext:value-type="float">
            <text:p>14.7586666666667</text:p>
          </table:table-cell>
          <table:table-cell table:style-name="Default" office:value-type="float" office:value="0.746801389366791" calcext:value-type="float">
            <text:p>0.746801389366791</text:p>
          </table:table-cell>
          <table:table-cell office:value-type="float" office:value="14.0583333333333" calcext:value-type="float">
            <text:p>14.0583333333333</text:p>
          </table:table-cell>
          <table:table-cell office:value-type="float" office:value="0.711291112674032" calcext:value-type="float">
            <text:p>0.711291112674032</text:p>
          </table:table-cell>
          <table:table-cell office:value-type="float" office:value="14.1833333333333" calcext:value-type="float">
            <text:p>14.1833333333333</text:p>
          </table:table-cell>
          <table:table-cell office:value-type="float" office:value="0.717519335212409" calcext:value-type="float">
            <text:p>0.717519335212409</text:p>
          </table:table-cell>
          <table:table-cell table:style-name="Default" table:formula="of:=AVERAGE([.C93];[.G93];[.K93])" office:value-type="float" office:value="14.6326666666667" calcext:value-type="float">
            <text:p>14.6326666666667</text:p>
          </table:table-cell>
          <table:table-cell table:style-name="Default" table:formula="of:=AVERAGE([.D93];[.H93];[.L93])" office:value-type="float" office:value="0.740337747244075" calcext:value-type="float">
            <text:p>0.740337747244075</text:p>
          </table:table-cell>
          <table:table-cell table:style-name="Default" table:formula="of:=AVERAGE([.E93];[.I93];[.M93])" office:value-type="float" office:value="14.7477777777778" calcext:value-type="float">
            <text:p>14.7477777777778</text:p>
          </table:table-cell>
          <table:table-cell table:style-name="Default" table:formula="of:=AVERAGE([.F93];[.J93];[.N93])" office:value-type="float" office:value="0.746108750310651" calcext:value-type="float">
            <text:p>0.746108750310651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.812" calcext:value-type="float">
            <text:p>19.812</text:p>
          </table:table-cell>
          <table:table-cell table:formula="of:=([.A94]-15)/4.5" office:value-type="float" office:value="1.06933333333333" calcext:value-type="float">
            <text:p>1.06933333333333</text:p>
          </table:table-cell>
          <table:table-cell office:value-type="float" office:value="15.185" calcext:value-type="float">
            <text:p>15.185</text:p>
          </table:table-cell>
          <table:table-cell office:value-type="float" office:value="0.768138193064798" calcext:value-type="float">
            <text:p>0.768138193064798</text:p>
          </table:table-cell>
          <table:table-cell office:value-type="float" office:value="15.293" calcext:value-type="float">
            <text:p>15.293</text:p>
          </table:table-cell>
          <table:table-cell office:value-type="float" office:value="0.773600724361287" calcext:value-type="float">
            <text:p>0.773600724361287</text:p>
          </table:table-cell>
          <table:table-cell table:style-name="Default" office:value-type="float" office:value="14.6286666666667" calcext:value-type="float">
            <text:p>14.6286666666667</text:p>
          </table:table-cell>
          <table:table-cell table:style-name="Default" office:value-type="float" office:value="0.740335619399092" calcext:value-type="float">
            <text:p>0.740335619399092</text:p>
          </table:table-cell>
          <table:table-cell table:style-name="Default" office:value-type="float" office:value="14.7496666666667" calcext:value-type="float">
            <text:p>14.7496666666667</text:p>
          </table:table-cell>
          <table:table-cell table:style-name="Default" office:value-type="float" office:value="0.746345999714102" calcext:value-type="float">
            <text:p>0.746345999714102</text:p>
          </table:table-cell>
          <table:table-cell office:value-type="float" office:value="14.044" calcext:value-type="float">
            <text:p>14.044</text:p>
          </table:table-cell>
          <table:table-cell office:value-type="float" office:value="0.710565945477873" calcext:value-type="float">
            <text:p>0.710565945477873</text:p>
          </table:table-cell>
          <table:table-cell office:value-type="float" office:value="14.1733333333333" calcext:value-type="float">
            <text:p>14.1733333333333</text:p>
          </table:table-cell>
          <table:table-cell office:value-type="float" office:value="0.717013487585745" calcext:value-type="float">
            <text:p>0.717013487585745</text:p>
          </table:table-cell>
          <table:table-cell table:style-name="Default" table:formula="of:=AVERAGE([.C94];[.G94];[.K94])" office:value-type="float" office:value="14.6192222222222" calcext:value-type="float">
            <text:p>14.6192222222222</text:p>
          </table:table-cell>
          <table:table-cell table:style-name="Default" table:formula="of:=AVERAGE([.D94];[.H94];[.L94])" office:value-type="float" office:value="0.739679919313921" calcext:value-type="float">
            <text:p>0.739679919313921</text:p>
          </table:table-cell>
          <table:table-cell table:style-name="Default" table:formula="of:=AVERAGE([.E94];[.I94];[.M94])" office:value-type="float" office:value="14.7386666666667" calcext:value-type="float">
            <text:p>14.7386666666667</text:p>
          </table:table-cell>
          <table:table-cell table:style-name="Default" table:formula="of:=AVERAGE([.F94];[.J94];[.N94])" office:value-type="float" office:value="0.745653403887045" calcext:value-type="float">
            <text:p>0.745653403887045</text:p>
          </table:table-cell>
          <table:table-cell table:number-columns-repeated="1006"/>
        </table:table-row>
        <table:table-row table:style-name="ro1">
          <table:table-cell table:style-name="Default" office:value-type="float" office:value="19.912" calcext:value-type="float">
            <text:p>19.912</text:p>
          </table:table-cell>
          <table:table-cell table:formula="of:=([.A95]-15)/4.5" office:value-type="float" office:value="1.09155555555556" calcext:value-type="float">
            <text:p>1.09155555555556</text:p>
          </table:table-cell>
          <table:table-cell office:value-type="float" office:value="15.1736666666667" calcext:value-type="float">
            <text:p>15.1736666666667</text:p>
          </table:table-cell>
          <table:table-cell office:value-type="float" office:value="0.767581516277904" calcext:value-type="float">
            <text:p>0.767581516277904</text:p>
          </table:table-cell>
          <table:table-cell office:value-type="float" office:value="15.2846666666667" calcext:value-type="float">
            <text:p>15.2846666666667</text:p>
          </table:table-cell>
          <table:table-cell office:value-type="float" office:value="0.773212797438119" calcext:value-type="float">
            <text:p>0.773212797438119</text:p>
          </table:table-cell>
          <table:table-cell table:style-name="Default" office:value-type="float" office:value="14.6146666666667" calcext:value-type="float">
            <text:p>14.6146666666667</text:p>
          </table:table-cell>
          <table:table-cell table:style-name="Default" office:value-type="float" office:value="0.739627132689541" calcext:value-type="float">
            <text:p>0.739627132689541</text:p>
          </table:table-cell>
          <table:table-cell table:style-name="Default" office:value-type="float" office:value="14.7396666666667" calcext:value-type="float">
            <text:p>14.7396666666667</text:p>
          </table:table-cell>
          <table:table-cell table:style-name="Default" office:value-type="float" office:value="0.745840025813348" calcext:value-type="float">
            <text:p>0.745840025813348</text:p>
          </table:table-cell>
          <table:table-cell office:value-type="float" office:value="14.0306666666667" calcext:value-type="float">
            <text:p>14.0306666666667</text:p>
          </table:table-cell>
          <table:table-cell office:value-type="float" office:value="0.709891368505802" calcext:value-type="float">
            <text:p>0.709891368505802</text:p>
          </table:table-cell>
          <table:table-cell office:value-type="float" office:value="14.1646666666667" calcext:value-type="float">
            <text:p>14.1646666666667</text:p>
          </table:table-cell>
          <table:table-cell office:value-type="float" office:value="0.716575077096191" calcext:value-type="float">
            <text:p>0.716575077096191</text:p>
          </table:table-cell>
          <table:table-cell table:style-name="Default" table:formula="of:=AVERAGE([.C95];[.G95];[.K95])" office:value-type="float" office:value="14.6063333333333" calcext:value-type="float">
            <text:p>14.6063333333333</text:p>
          </table:table-cell>
          <table:table-cell table:style-name="Default" table:formula="of:=AVERAGE([.D95];[.H95];[.L95])" office:value-type="float" office:value="0.739033339157749" calcext:value-type="float">
            <text:p>0.739033339157749</text:p>
          </table:table-cell>
          <table:table-cell table:style-name="Default" table:formula="of:=AVERAGE([.E95];[.I95];[.M95])" office:value-type="float" office:value="14.7296666666667" calcext:value-type="float">
            <text:p>14.7296666666667</text:p>
          </table:table-cell>
          <table:table-cell table:style-name="Default" table:formula="of:=AVERAGE([.F95];[.J95];[.N95])" office:value-type="float" office:value="0.745209300115886" calcext:value-type="float">
            <text:p>0.745209300115886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.013" calcext:value-type="float">
            <text:p>20.013</text:p>
          </table:table-cell>
          <table:table-cell table:formula="of:=([.A96]-15)/4.5" office:value-type="float" office:value="1.114" calcext:value-type="float">
            <text:p>1.114</text:p>
          </table:table-cell>
          <table:table-cell office:value-type="float" office:value="15.1616666666667" calcext:value-type="float">
            <text:p>15.1616666666667</text:p>
          </table:table-cell>
          <table:table-cell office:value-type="float" office:value="0.766974242441211" calcext:value-type="float">
            <text:p>0.766974242441211</text:p>
          </table:table-cell>
          <table:table-cell office:value-type="float" office:value="15.276" calcext:value-type="float">
            <text:p>15.276</text:p>
          </table:table-cell>
          <table:table-cell office:value-type="float" office:value="0.772774286266885" calcext:value-type="float">
            <text:p>0.772774286266885</text:p>
          </table:table-cell>
          <table:table-cell table:style-name="Default" office:value-type="float" office:value="14.6026666666667" calcext:value-type="float">
            <text:p>14.6026666666667</text:p>
          </table:table-cell>
          <table:table-cell table:style-name="Default" office:value-type="float" office:value="0.739019835805431" calcext:value-type="float">
            <text:p>0.739019835805431</text:p>
          </table:table-cell>
          <table:table-cell table:style-name="Default" office:value-type="float" office:value="14.7316666666667" calcext:value-type="float">
            <text:p>14.7316666666667</text:p>
          </table:table-cell>
          <table:table-cell table:style-name="Default" office:value-type="float" office:value="0.745435232353862" calcext:value-type="float">
            <text:p>0.745435232353862</text:p>
          </table:table-cell>
          <table:table-cell office:value-type="float" office:value="14.0183333333333" calcext:value-type="float">
            <text:p>14.0183333333333</text:p>
          </table:table-cell>
          <table:table-cell office:value-type="float" office:value="0.70926738772918" calcext:value-type="float">
            <text:p>0.70926738772918</text:p>
          </table:table-cell>
          <table:table-cell office:value-type="float" office:value="14.156" calcext:value-type="float">
            <text:p>14.156</text:p>
          </table:table-cell>
          <table:table-cell office:value-type="float" office:value="0.716136676843773" calcext:value-type="float">
            <text:p>0.716136676843773</text:p>
          </table:table-cell>
          <table:table-cell table:style-name="Default" table:formula="of:=AVERAGE([.C96];[.G96];[.K96])" office:value-type="float" office:value="14.5942222222222" calcext:value-type="float">
            <text:p>14.5942222222222</text:p>
          </table:table-cell>
          <table:table-cell table:style-name="Default" table:formula="of:=AVERAGE([.D96];[.H96];[.L96])" office:value-type="float" office:value="0.738420488658608" calcext:value-type="float">
            <text:p>0.738420488658608</text:p>
          </table:table-cell>
          <table:table-cell table:style-name="Default" table:formula="of:=AVERAGE([.E96];[.I96];[.M96])" office:value-type="float" office:value="14.7212222222222" calcext:value-type="float">
            <text:p>14.7212222222222</text:p>
          </table:table-cell>
          <table:table-cell table:style-name="Default" table:formula="of:=AVERAGE([.F96];[.J96];[.N96])" office:value-type="float" office:value="0.74478206515484" calcext:value-type="float">
            <text:p>0.74478206515484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.113" calcext:value-type="float">
            <text:p>20.113</text:p>
          </table:table-cell>
          <table:table-cell table:formula="of:=([.A97]-15)/4.5" office:value-type="float" office:value="1.13622222222222" calcext:value-type="float">
            <text:p>1.13622222222222</text:p>
          </table:table-cell>
          <table:table-cell office:value-type="float" office:value="15.1506666666667" calcext:value-type="float">
            <text:p>15.1506666666667</text:p>
          </table:table-cell>
          <table:table-cell office:value-type="float" office:value="0.766451310677704" calcext:value-type="float">
            <text:p>0.766451310677704</text:p>
          </table:table-cell>
          <table:table-cell office:value-type="float" office:value="15.2683333333333" calcext:value-type="float">
            <text:p>15.2683333333333</text:p>
          </table:table-cell>
          <table:table-cell office:value-type="float" office:value="0.772436972608487" calcext:value-type="float">
            <text:p>0.772436972608487</text:p>
          </table:table-cell>
          <table:table-cell table:style-name="Default" office:value-type="float" office:value="14.5903333333333" calcext:value-type="float">
            <text:p>14.5903333333333</text:p>
          </table:table-cell>
          <table:table-cell table:style-name="Default" office:value-type="float" office:value="0.73839569201918" calcext:value-type="float">
            <text:p>0.73839569201918</text:p>
          </table:table-cell>
          <table:table-cell table:style-name="Default" office:value-type="float" office:value="14.7233333333333" calcext:value-type="float">
            <text:p>14.7233333333333</text:p>
          </table:table-cell>
          <table:table-cell table:style-name="Default" office:value-type="float" office:value="0.745013593696351" calcext:value-type="float">
            <text:p>0.745013593696351</text:p>
          </table:table-cell>
          <table:table-cell office:value-type="float" office:value="14.0066666666667" calcext:value-type="float">
            <text:p>14.0066666666667</text:p>
          </table:table-cell>
          <table:table-cell office:value-type="float" office:value="0.70867713831598" calcext:value-type="float">
            <text:p>0.70867713831598</text:p>
          </table:table-cell>
          <table:table-cell office:value-type="float" office:value="14.1483333333333" calcext:value-type="float">
            <text:p>14.1483333333333</text:p>
          </table:table-cell>
          <table:table-cell office:value-type="float" office:value="0.715748865960578" calcext:value-type="float">
            <text:p>0.715748865960578</text:p>
          </table:table-cell>
          <table:table-cell table:style-name="Default" table:formula="of:=AVERAGE([.C97];[.G97];[.K97])" office:value-type="float" office:value="14.5825555555556" calcext:value-type="float">
            <text:p>14.5825555555556</text:p>
          </table:table-cell>
          <table:table-cell table:style-name="Default" table:formula="of:=AVERAGE([.D97];[.H97];[.L97])" office:value-type="float" office:value="0.737841380337621" calcext:value-type="float">
            <text:p>0.737841380337621</text:p>
          </table:table-cell>
          <table:table-cell table:style-name="Default" table:formula="of:=AVERAGE([.E97];[.I97];[.M97])" office:value-type="float" office:value="14.7133333333333" calcext:value-type="float">
            <text:p>14.7133333333333</text:p>
          </table:table-cell>
          <table:table-cell table:style-name="Default" table:formula="of:=AVERAGE([.F97];[.J97];[.N97])" office:value-type="float" office:value="0.744399810755139" calcext:value-type="float">
            <text:p>0.744399810755139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.213" calcext:value-type="float">
            <text:p>20.213</text:p>
          </table:table-cell>
          <table:table-cell table:formula="of:=([.A98]-15)/4.5" office:value-type="float" office:value="1.15844444444444" calcext:value-type="float">
            <text:p>1.15844444444444</text:p>
          </table:table-cell>
          <table:table-cell office:value-type="float" office:value="15.1413333333333" calcext:value-type="float">
            <text:p>15.1413333333333</text:p>
          </table:table-cell>
          <table:table-cell office:value-type="float" office:value="0.765995845913554" calcext:value-type="float">
            <text:p>0.765995845913554</text:p>
          </table:table-cell>
          <table:table-cell office:value-type="float" office:value="15.263" calcext:value-type="float">
            <text:p>15.263</text:p>
          </table:table-cell>
          <table:table-cell office:value-type="float" office:value="0.77216710888332" calcext:value-type="float">
            <text:p>0.77216710888332</text:p>
          </table:table-cell>
          <table:table-cell table:style-name="Default" office:value-type="float" office:value="14.5793333333333" calcext:value-type="float">
            <text:p>14.5793333333333</text:p>
          </table:table-cell>
          <table:table-cell table:style-name="Default" office:value-type="float" office:value="0.737839015232285" calcext:value-type="float">
            <text:p>0.737839015232285</text:p>
          </table:table-cell>
          <table:table-cell table:style-name="Default" office:value-type="float" office:value="14.716" calcext:value-type="float">
            <text:p>14.716</text:p>
          </table:table-cell>
          <table:table-cell table:style-name="Default" office:value-type="float" office:value="0.744642534164192" calcext:value-type="float">
            <text:p>0.744642534164192</text:p>
          </table:table-cell>
          <table:table-cell office:value-type="float" office:value="13.9953333333333" calcext:value-type="float">
            <text:p>13.9953333333333</text:p>
          </table:table-cell>
          <table:table-cell office:value-type="float" office:value="0.708103753734807" calcext:value-type="float">
            <text:p>0.708103753734807</text:p>
          </table:table-cell>
          <table:table-cell office:value-type="float" office:value="14.1416666666667" calcext:value-type="float">
            <text:p>14.1416666666667</text:p>
          </table:table-cell>
          <table:table-cell office:value-type="float" office:value="0.715411634209469" calcext:value-type="float">
            <text:p>0.715411634209469</text:p>
          </table:table-cell>
          <table:table-cell table:style-name="Default" table:formula="of:=AVERAGE([.C98];[.G98];[.K98])" office:value-type="float" office:value="14.572" calcext:value-type="float">
            <text:p>14.572</text:p>
          </table:table-cell>
          <table:table-cell table:style-name="Default" table:formula="of:=AVERAGE([.D98];[.H98];[.L98])" office:value-type="float" office:value="0.737312871626882" calcext:value-type="float">
            <text:p>0.737312871626882</text:p>
          </table:table-cell>
          <table:table-cell table:style-name="Default" table:formula="of:=AVERAGE([.E98];[.I98];[.M98])" office:value-type="float" office:value="14.7068888888889" calcext:value-type="float">
            <text:p>14.7068888888889</text:p>
          </table:table-cell>
          <table:table-cell table:style-name="Default" table:formula="of:=AVERAGE([.F98];[.J98];[.N98])" office:value-type="float" office:value="0.74407375908566" calcext:value-type="float">
            <text:p>0.74407375908566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.314" calcext:value-type="float">
            <text:p>20.314</text:p>
          </table:table-cell>
          <table:table-cell table:formula="of:=([.A99]-15)/4.5" office:value-type="float" office:value="1.18088888888889" calcext:value-type="float">
            <text:p>1.18088888888889</text:p>
          </table:table-cell>
          <table:table-cell office:value-type="float" office:value="15.1313333333333" calcext:value-type="float">
            <text:p>15.1313333333333</text:p>
          </table:table-cell>
          <table:table-cell office:value-type="float" office:value="0.765506654049165" calcext:value-type="float">
            <text:p>0.765506654049165</text:p>
          </table:table-cell>
          <table:table-cell office:value-type="float" office:value="15.2563333333333" calcext:value-type="float">
            <text:p>15.2563333333333</text:p>
          </table:table-cell>
          <table:table-cell office:value-type="float" office:value="0.771863531709242" calcext:value-type="float">
            <text:p>0.771863531709242</text:p>
          </table:table-cell>
          <table:table-cell table:style-name="Default" office:value-type="float" office:value="14.5686666666667" calcext:value-type="float">
            <text:p>14.5686666666667</text:p>
          </table:table-cell>
          <table:table-cell table:style-name="Default" office:value-type="float" office:value="0.73729920839495" calcext:value-type="float">
            <text:p>0.73729920839495</text:p>
          </table:table-cell>
          <table:table-cell table:style-name="Default" office:value-type="float" office:value="14.71" calcext:value-type="float">
            <text:p>14.71</text:p>
          </table:table-cell>
          <table:table-cell table:style-name="Default" office:value-type="float" office:value="0.744338954431824" calcext:value-type="float">
            <text:p>0.744338954431824</text:p>
          </table:table-cell>
          <table:table-cell office:value-type="float" office:value="13.985" calcext:value-type="float">
            <text:p>13.985</text:p>
          </table:table-cell>
          <table:table-cell office:value-type="float" office:value="0.707580971320443" calcext:value-type="float">
            <text:p>0.707580971320443</text:p>
          </table:table-cell>
          <table:table-cell office:value-type="float" office:value="14.1356666666667" calcext:value-type="float">
            <text:p>14.1356666666667</text:p>
          </table:table-cell>
          <table:table-cell office:value-type="float" office:value="0.715108144059695" calcext:value-type="float">
            <text:p>0.715108144059695</text:p>
          </table:table-cell>
          <table:table-cell table:style-name="Default" table:formula="of:=AVERAGE([.C99];[.G99];[.K99])" office:value-type="float" office:value="14.5616666666667" calcext:value-type="float">
            <text:p>14.5616666666667</text:p>
          </table:table-cell>
          <table:table-cell table:style-name="Default" table:formula="of:=AVERAGE([.D99];[.H99];[.L99])" office:value-type="float" office:value="0.736795611254853" calcext:value-type="float">
            <text:p>0.736795611254853</text:p>
          </table:table-cell>
          <table:table-cell table:style-name="Default" table:formula="of:=AVERAGE([.E99];[.I99];[.M99])" office:value-type="float" office:value="14.7006666666667" calcext:value-type="float">
            <text:p>14.7006666666667</text:p>
          </table:table-cell>
          <table:table-cell table:style-name="Default" table:formula="of:=AVERAGE([.F99];[.J99];[.N99])" office:value-type="float" office:value="0.74377021006692" calcext:value-type="float">
            <text:p>0.74377021006692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.414" calcext:value-type="float">
            <text:p>20.414</text:p>
          </table:table-cell>
          <table:table-cell table:formula="of:=([.A100]-15)/4.5" office:value-type="float" office:value="1.20311111111111" calcext:value-type="float">
            <text:p>1.20311111111111</text:p>
          </table:table-cell>
          <table:table-cell office:value-type="float" office:value="15.1213333333333" calcext:value-type="float">
            <text:p>15.1213333333333</text:p>
          </table:table-cell>
          <table:table-cell office:value-type="float" office:value="0.765034348357256" calcext:value-type="float">
            <text:p>0.765034348357256</text:p>
          </table:table-cell>
          <table:table-cell office:value-type="float" office:value="15.25" calcext:value-type="float">
            <text:p>15.25</text:p>
          </table:table-cell>
          <table:table-cell office:value-type="float" office:value="0.771559965630448" calcext:value-type="float">
            <text:p>0.771559965630448</text:p>
          </table:table-cell>
          <table:table-cell table:style-name="Default" office:value-type="float" office:value="14.5576666666667" calcext:value-type="float">
            <text:p>14.5576666666667</text:p>
          </table:table-cell>
          <table:table-cell table:style-name="Default" office:value-type="float" office:value="0.736742537582438" calcext:value-type="float">
            <text:p>0.736742537582438</text:p>
          </table:table-cell>
          <table:table-cell table:style-name="Default" office:value-type="float" office:value="14.703" calcext:value-type="float">
            <text:p>14.703</text:p>
          </table:table-cell>
          <table:table-cell table:style-name="Default" office:value-type="float" office:value="0.743984773383538" calcext:value-type="float">
            <text:p>0.743984773383538</text:p>
          </table:table-cell>
          <table:table-cell office:value-type="float" office:value="13.976" calcext:value-type="float">
            <text:p>13.976</text:p>
          </table:table-cell>
          <table:table-cell office:value-type="float" office:value="0.70712563371884" calcext:value-type="float">
            <text:p>0.70712563371884</text:p>
          </table:table-cell>
          <table:table-cell office:value-type="float" office:value="14.1303333333333" calcext:value-type="float">
            <text:p>14.1303333333333</text:p>
          </table:table-cell>
          <table:table-cell office:value-type="float" office:value="0.714838364799847" calcext:value-type="float">
            <text:p>0.714838364799847</text:p>
          </table:table-cell>
          <table:table-cell table:style-name="Default" table:formula="of:=AVERAGE([.C100];[.G100];[.K100])" office:value-type="float" office:value="14.5516666666667" calcext:value-type="float">
            <text:p>14.5516666666667</text:p>
          </table:table-cell>
          <table:table-cell table:style-name="Default" table:formula="of:=AVERAGE([.D100];[.H100];[.L100])" office:value-type="float" office:value="0.736300839886178" calcext:value-type="float">
            <text:p>0.736300839886178</text:p>
          </table:table-cell>
          <table:table-cell table:style-name="Default" table:formula="of:=AVERAGE([.E100];[.I100];[.M100])" office:value-type="float" office:value="14.6944444444444" calcext:value-type="float">
            <text:p>14.6944444444444</text:p>
          </table:table-cell>
          <table:table-cell table:style-name="Default" table:formula="of:=AVERAGE([.F100];[.J100];[.N100])" office:value-type="float" office:value="0.743461034604611" calcext:value-type="float">
            <text:p>0.743461034604611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.514" calcext:value-type="float">
            <text:p>20.514</text:p>
          </table:table-cell>
          <table:table-cell table:formula="of:=([.A101]-15)/4.5" office:value-type="float" office:value="1.22533333333333" calcext:value-type="float">
            <text:p>1.22533333333333</text:p>
          </table:table-cell>
          <table:table-cell office:value-type="float" office:value="15.1136666666667" calcext:value-type="float">
            <text:p>15.1136666666667</text:p>
          </table:table-cell>
          <table:table-cell office:value-type="float" office:value="0.764646362541229" calcext:value-type="float">
            <text:p>0.764646362541229</text:p>
          </table:table-cell>
          <table:table-cell office:value-type="float" office:value="15.246" calcext:value-type="float">
            <text:p>15.246</text:p>
          </table:table-cell>
          <table:table-cell office:value-type="float" office:value="0.771357572316927" calcext:value-type="float">
            <text:p>0.771357572316927</text:p>
          </table:table-cell>
          <table:table-cell table:style-name="Default" office:value-type="float" office:value="14.5483333333333" calcext:value-type="float">
            <text:p>14.5483333333333</text:p>
          </table:table-cell>
          <table:table-cell table:style-name="Default" office:value-type="float" office:value="0.736270203718842" calcext:value-type="float">
            <text:p>0.736270203718842</text:p>
          </table:table-cell>
          <table:table-cell table:style-name="Default" office:value-type="float" office:value="14.6976666666667" calcext:value-type="float">
            <text:p>14.6976666666667</text:p>
          </table:table-cell>
          <table:table-cell table:style-name="Default" office:value-type="float" office:value="0.743714916483214" calcext:value-type="float">
            <text:p>0.743714916483214</text:p>
          </table:table-cell>
          <table:table-cell office:value-type="float" office:value="13.9666666666667" calcext:value-type="float">
            <text:p>13.9666666666667</text:p>
          </table:table-cell>
          <table:table-cell office:value-type="float" office:value="0.706653436406888" calcext:value-type="float">
            <text:p>0.706653436406888</text:p>
          </table:table-cell>
          <table:table-cell office:value-type="float" office:value="14.1253333333333" calcext:value-type="float">
            <text:p>14.1253333333333</text:p>
          </table:table-cell>
          <table:table-cell office:value-type="float" office:value="0.714585453782159" calcext:value-type="float">
            <text:p>0.714585453782159</text:p>
          </table:table-cell>
          <table:table-cell table:style-name="Default" table:formula="of:=AVERAGE([.C101];[.G101];[.K101])" office:value-type="float" office:value="14.5428888888889" calcext:value-type="float">
            <text:p>14.5428888888889</text:p>
          </table:table-cell>
          <table:table-cell table:style-name="Default" table:formula="of:=AVERAGE([.D101];[.H101];[.L101])" office:value-type="float" office:value="0.735856667555653" calcext:value-type="float">
            <text:p>0.735856667555653</text:p>
          </table:table-cell>
          <table:table-cell table:style-name="Default" table:formula="of:=AVERAGE([.E101];[.I101];[.M101])" office:value-type="float" office:value="14.6896666666667" calcext:value-type="float">
            <text:p>14.6896666666667</text:p>
          </table:table-cell>
          <table:table-cell table:style-name="Default" table:formula="of:=AVERAGE([.F101];[.J101];[.N101])" office:value-type="float" office:value="0.7432193141941" calcext:value-type="float">
            <text:p>0.7432193141941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.615" calcext:value-type="float">
            <text:p>20.615</text:p>
          </table:table-cell>
          <table:table-cell table:formula="of:=([.A102]-15)/4.5" office:value-type="float" office:value="1.24777777777778" calcext:value-type="float">
            <text:p>1.24777777777778</text:p>
          </table:table-cell>
          <table:table-cell office:value-type="float" office:value="15.106" calcext:value-type="float">
            <text:p>15.106</text:p>
          </table:table-cell>
          <table:table-cell office:value-type="float" office:value="0.764292121748588" calcext:value-type="float">
            <text:p>0.764292121748588</text:p>
          </table:table-cell>
          <table:table-cell office:value-type="float" office:value="15.2416666666667" calcext:value-type="float">
            <text:p>15.2416666666667</text:p>
          </table:table-cell>
          <table:table-cell office:value-type="float" office:value="0.771172054071706" calcext:value-type="float">
            <text:p>0.771172054071706</text:p>
          </table:table-cell>
          <table:table-cell table:style-name="Default" office:value-type="float" office:value="14.5383333333333" calcext:value-type="float">
            <text:p>14.5383333333333</text:p>
          </table:table-cell>
          <table:table-cell table:style-name="Default" office:value-type="float" office:value="0.735764141904894" calcext:value-type="float">
            <text:p>0.735764141904894</text:p>
          </table:table-cell>
          <table:table-cell table:style-name="Default" office:value-type="float" office:value="14.692" calcext:value-type="float">
            <text:p>14.692</text:p>
          </table:table-cell>
          <table:table-cell table:style-name="Default" office:value-type="float" office:value="0.74342820926215" calcext:value-type="float">
            <text:p>0.74342820926215</text:p>
          </table:table-cell>
          <table:table-cell office:value-type="float" office:value="13.9586666666667" calcext:value-type="float">
            <text:p>13.9586666666667</text:p>
          </table:table-cell>
          <table:table-cell office:value-type="float" office:value="0.706248695000734" calcext:value-type="float">
            <text:p>0.706248695000734</text:p>
          </table:table-cell>
          <table:table-cell office:value-type="float" office:value="14.1216666666667" calcext:value-type="float">
            <text:p>14.1216666666667</text:p>
          </table:table-cell>
          <table:table-cell office:value-type="float" office:value="0.714399990138718" calcext:value-type="float">
            <text:p>0.714399990138718</text:p>
          </table:table-cell>
          <table:table-cell table:style-name="Default" table:formula="of:=AVERAGE([.C102];[.G102];[.K102])" office:value-type="float" office:value="14.5343333333333" calcext:value-type="float">
            <text:p>14.5343333333333</text:p>
          </table:table-cell>
          <table:table-cell table:style-name="Default" table:formula="of:=AVERAGE([.D102];[.H102];[.L102])" office:value-type="float" office:value="0.735434986218072" calcext:value-type="float">
            <text:p>0.735434986218072</text:p>
          </table:table-cell>
          <table:table-cell table:style-name="Default" table:formula="of:=AVERAGE([.E102];[.I102];[.M102])" office:value-type="float" office:value="14.6851111111111" calcext:value-type="float">
            <text:p>14.6851111111111</text:p>
          </table:table-cell>
          <table:table-cell table:style-name="Default" table:formula="of:=AVERAGE([.F102];[.J102];[.N102])" office:value-type="float" office:value="0.743000084490858" calcext:value-type="float">
            <text:p>0.743000084490858</text:p>
          </table:table-cell>
          <table:table-cell table:number-columns-repeated="1006"/>
        </table:table-row>
        <table:table-row table:style-name="ro1">
          <table:table-cell table:style-name="Default" office:value-type="float" office:value="20.715" calcext:value-type="float">
            <text:p>20.715</text:p>
          </table:table-cell>
          <table:table-cell table:formula="of:=([.A103]-15)/4.5" office:value-type="float" office:value="1.27" calcext:value-type="float">
            <text:p>1.27</text:p>
          </table:table-cell>
          <table:table-cell office:value-type="float" office:value="15.098" calcext:value-type="float">
            <text:p>15.098</text:p>
          </table:table-cell>
          <table:table-cell office:value-type="float" office:value="0.763870408832321" calcext:value-type="float">
            <text:p>0.763870408832321</text:p>
          </table:table-cell>
          <table:table-cell office:value-type="float" office:value="15.237" calcext:value-type="float">
            <text:p>15.237</text:p>
          </table:table-cell>
          <table:table-cell office:value-type="float" office:value="0.77093595157842" calcext:value-type="float">
            <text:p>0.77093595157842</text:p>
          </table:table-cell>
          <table:table-cell table:style-name="Default" office:value-type="float" office:value="14.53" calcext:value-type="float">
            <text:p>14.53</text:p>
          </table:table-cell>
          <table:table-cell table:style-name="Default" office:value-type="float" office:value="0.735342417039862" calcext:value-type="float">
            <text:p>0.735342417039862</text:p>
          </table:table-cell>
          <table:table-cell table:style-name="Default" office:value-type="float" office:value="14.6876666666667" calcext:value-type="float">
            <text:p>14.6876666666667</text:p>
          </table:table-cell>
          <table:table-cell table:style-name="Default" office:value-type="float" office:value="0.743208953677742" calcext:value-type="float">
            <text:p>0.743208953677742</text:p>
          </table:table-cell>
          <table:table-cell office:value-type="float" office:value="13.9503333333333" calcext:value-type="float">
            <text:p>13.9503333333333</text:p>
          </table:table-cell>
          <table:table-cell office:value-type="float" office:value="0.705827087912869" calcext:value-type="float">
            <text:p>0.705827087912869</text:p>
          </table:table-cell>
          <table:table-cell office:value-type="float" office:value="14.1173333333333" calcext:value-type="float">
            <text:p>14.1173333333333</text:p>
          </table:table-cell>
          <table:table-cell office:value-type="float" office:value="0.714180805368214" calcext:value-type="float">
            <text:p>0.714180805368214</text:p>
          </table:table-cell>
          <table:table-cell table:style-name="Default" table:formula="of:=AVERAGE([.C103];[.G103];[.K103])" office:value-type="float" office:value="14.5261111111111" calcext:value-type="float">
            <text:p>14.5261111111111</text:p>
          </table:table-cell>
          <table:table-cell table:style-name="Default" table:formula="of:=AVERAGE([.D103];[.H103];[.L103])" office:value-type="float" office:value="0.735013304595018" calcext:value-type="float">
            <text:p>0.735013304595018</text:p>
          </table:table-cell>
          <table:table-cell table:style-name="Default" table:formula="of:=AVERAGE([.E103];[.I103];[.M103])" office:value-type="float" office:value="14.6806666666667" calcext:value-type="float">
            <text:p>14.6806666666667</text:p>
          </table:table-cell>
          <table:table-cell table:style-name="Default" table:formula="of:=AVERAGE([.F103];[.J103];[.N103])" office:value-type="float" office:value="0.742775236874792" calcext:value-type="float">
            <text:p>0.742775236874792</text:p>
          </table:table-cell>
          <table:table-cell table:number-columns-repeated="1006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2:04:43.1438749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6:56:30.657227149</meta:creation-date>
    <dc:date>2019-05-26T22:17:40.542073671</dc:date>
    <meta:editing-duration>PT54M56S</meta:editing-duration>
    <meta:editing-cycles>5</meta:editing-cycles>
    <meta:generator>LibreOffice/6.2.0.3$MacOSX_X86_64 LibreOffice_project/98c6a8a1c6c7b144ce3cc729e34964b47ce25d62</meta:generator>
    <meta:document-statistic meta:table-count="1" meta:cell-count="1840" meta:object-count="0"/>
  </office:meta>
</office:document-meta>
</file>